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1" style:family="table-cell" style:parent-style-name="Default" style:data-style-name="N48"/>
    <style:style style:name="ce32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7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8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40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4" style:family="table-cell" style:parent-style-name="Default" style:data-style-name="N0"/>
    <style:style style:name="ce45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50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2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3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4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5" style:family="table-cell" style:parent-style-name="Default" style:data-style-name="N3">
      <style:table-cell-properties fo:background-color="transparent"/>
    </style:style>
    <style:style style:name="ce56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7" style:family="table-cell" style:parent-style-name="Default" style:data-style-name="N0"/>
    <style:style style:name="ce58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9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60" style:family="table-cell" style:parent-style-name="Default" style:data-style-name="N48"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3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1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2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3" style:family="table-cell" style:parent-style-name="Default" style:data-style-name="N3"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0"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style:vertical-align="automatic"/>
    </style:style>
    <style:style style:name="ce8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90" style:family="table-cell" style:parent-style-name="Default" style:data-style-name="N0">
      <style:table-cell-properties style:vertical-align="middle"/>
    </style:style>
    <style:style style:name="ce91" style:family="table-cell" style:parent-style-name="Default" style:data-style-name="N0">
      <style:text-properties fo:color="#FF0000"/>
    </style:style>
    <style:style style:name="ce9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105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6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2.7781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8pt" style:use-optimal-row-height="false" fo:break-before="auto"/>
    </style:style>
    <style:style style:name="ro3" style:family="table-row">
      <style:table-row-properties style:row-height="19.2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6.8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6.2pt" style:use-optimal-row-height="true" fo:break-before="auto"/>
    </style:style>
    <style:style style:name="ro9" style:family="table-row">
      <style:table-row-properties style:row-height="16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9<text:span text:style-name="T2">月</text:span>底</text:p>
          </table:table-cell>
          <table:table-cell table:number-columns-repeated="4" table:style-name="ce31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5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6">
            <text:p>戶 <text:s text:c="3"/>數</text:p>
          </table:table-cell>
          <table:table-cell office:value-type="string" table:style-name="ce32">
            <text:p>人 <text:s text:c="7"/>口 <text:s text:c="7"/>數</text:p>
          </table:table-cell>
          <table:table-cell table:number-columns-repeated="2" table:style-name="ce3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4">
            <text:p>計</text:p>
          </table:table-cell>
          <table:table-cell office:value-type="string" table:style-name="ce35">
            <text:p>男</text:p>
          </table:table-cell>
          <table:table-cell office:value-type="string" table:style-name="ce36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1">
            <text:p>總　 <text:s/>計</text:p>
          </table:table-cell>
          <table:table-cell office:value-type="float" office:value="8636922" table:style-name="ce58">
            <text:p>8,636,922</text:p>
          </table:table-cell>
          <table:table-cell office:value-type="float" office:value="23557467" table:style-name="ce59">
            <text:p>23,557,467</text:p>
          </table:table-cell>
          <table:table-cell office:value-type="float" office:value="11716557" table:style-name="ce59">
            <text:p>11,716,557</text:p>
          </table:table-cell>
          <table:table-cell office:value-type="float" office:value="11840910" table:style-name="ce60">
            <text:p>11,840,910</text:p>
          </table:table-cell>
          <table:table-cell table:number-columns-repeated="16379"/>
        </table:table-row>
        <table:table-row table:style-name="ro3">
          <table:table-cell office:value-type="string" table:style-name="ce61">
            <text:p>新 北 市</text:p>
          </table:table-cell>
          <table:table-cell office:value-type="float" office:value="1540500" table:style-name="ce58">
            <text:p>1,540,500</text:p>
          </table:table-cell>
          <table:table-cell office:value-type="float" office:value="3984975" table:style-name="ce63">
            <text:p>3,984,975</text:p>
          </table:table-cell>
          <table:table-cell office:value-type="float" office:value="1953080" table:style-name="ce63">
            <text:p>1,953,080</text:p>
          </table:table-cell>
          <table:table-cell office:value-type="float" office:value="2031895" table:style-name="ce60">
            <text:p>2,031,895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北 市</text:p>
          </table:table-cell>
          <table:table-cell office:value-type="float" office:value="1050873" table:style-name="ce58">
            <text:p>1,050,873</text:p>
          </table:table-cell>
          <table:table-cell office:value-type="float" office:value="2682893" table:style-name="ce63">
            <text:p>2,682,893</text:p>
          </table:table-cell>
          <table:table-cell office:value-type="float" office:value="1282133" table:style-name="ce63">
            <text:p>1,282,133</text:p>
          </table:table-cell>
          <table:table-cell office:value-type="float" office:value="1400760" table:style-name="ce60">
            <text:p>1,400,760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桃 園 市</text:p>
          </table:table-cell>
          <table:table-cell office:value-type="float" office:value="786938" table:style-name="ce58">
            <text:p>786,938</text:p>
          </table:table-cell>
          <table:table-cell office:value-type="float" office:value="2178458" table:style-name="ce63">
            <text:p>2,178,458</text:p>
          </table:table-cell>
          <table:table-cell office:value-type="float" office:value="1085409" table:style-name="ce63">
            <text:p>1,085,409</text:p>
          </table:table-cell>
          <table:table-cell office:value-type="float" office:value="1093049" table:style-name="ce60">
            <text:p>1,093,049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臺 中 市</text:p>
          </table:table-cell>
          <table:table-cell office:value-type="float" office:value="956251" table:style-name="ce58">
            <text:p>956,251</text:p>
          </table:table-cell>
          <table:table-cell office:value-type="float" office:value="2781498" table:style-name="ce63">
            <text:p>2,781,498</text:p>
          </table:table-cell>
          <table:table-cell office:value-type="float" office:value="1371911" table:style-name="ce63">
            <text:p>1,371,911</text:p>
          </table:table-cell>
          <table:table-cell office:value-type="float" office:value="1409587" table:style-name="ce60">
            <text:p>1,409,587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南 市</text:p>
          </table:table-cell>
          <table:table-cell office:value-type="float" office:value="683188" table:style-name="ce58">
            <text:p>683,188</text:p>
          </table:table-cell>
          <table:table-cell office:value-type="float" office:value="1886088" table:style-name="ce63">
            <text:p>1,886,088</text:p>
          </table:table-cell>
          <table:table-cell office:value-type="float" office:value="942212" table:style-name="ce63">
            <text:p>942,212</text:p>
          </table:table-cell>
          <table:table-cell office:value-type="float" office:value="943876" table:style-name="ce60">
            <text:p>943,876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高 雄 市</text:p>
          </table:table-cell>
          <table:table-cell office:value-type="float" office:value="1091278" table:style-name="ce58">
            <text:p>1,091,278</text:p>
          </table:table-cell>
          <table:table-cell office:value-type="float" office:value="2777021" table:style-name="ce62">
            <text:p>2,777,021</text:p>
          </table:table-cell>
          <table:table-cell office:value-type="float" office:value="1376232" table:style-name="ce63">
            <text:p>1,376,232</text:p>
          </table:table-cell>
          <table:table-cell office:value-type="float" office:value="1400789" table:style-name="ce60">
            <text:p>1,400,789</text:p>
          </table:table-cell>
          <table:table-cell table:number-columns-repeated="16379"/>
        </table:table-row>
        <table:table-row table:style-name="ro2">
          <table:table-cell office:value-type="string" table:style-name="ce61">
            <text:p>臺 灣 省</text:p>
          </table:table-cell>
          <table:table-cell office:value-type="float" office:value="2485253" table:style-name="ce58">
            <text:p>2,485,253</text:p>
          </table:table-cell>
          <table:table-cell office:value-type="float" office:value="7116956" table:style-name="ce62">
            <text:p>7,116,956</text:p>
          </table:table-cell>
          <table:table-cell office:value-type="float" office:value="3629940" table:style-name="ce63">
            <text:p>3,629,940</text:p>
          </table:table-cell>
          <table:table-cell office:value-type="float" office:value="3487016" table:style-name="ce60">
            <text:p>3,487,016</text:p>
          </table:table-cell>
          <table:table-cell table:number-columns-repeated="16379"/>
        </table:table-row>
        <table:table-row table:style-name="ro6">
          <table:table-cell office:value-type="string" table:style-name="ce28">
            <text:p>宜蘭縣</text:p>
          </table:table-cell>
          <table:table-cell office:value-type="float" office:value="168505" table:style-name="ce37">
            <text:p>168,505</text:p>
          </table:table-cell>
          <table:table-cell office:value-type="float" office:value="456851" table:style-name="ce38">
            <text:p>456,851</text:p>
          </table:table-cell>
          <table:table-cell office:value-type="float" office:value="231178" table:style-name="ce38">
            <text:p>231,178</text:p>
          </table:table-cell>
          <table:table-cell office:value-type="float" office:value="225673" table:style-name="ce38">
            <text:p>225,673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新竹縣</text:p>
          </table:table-cell>
          <table:table-cell office:value-type="float" office:value="190656" table:style-name="ce37">
            <text:p>190,656</text:p>
          </table:table-cell>
          <table:table-cell office:value-type="float" office:value="551201" table:style-name="ce38">
            <text:p>551,201</text:p>
          </table:table-cell>
          <table:table-cell office:value-type="float" office:value="281675" table:style-name="ce38">
            <text:p>281,675</text:p>
          </table:table-cell>
          <table:table-cell office:value-type="float" office:value="269526" table:style-name="ce38">
            <text:p>269,526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苗栗縣</text:p>
          </table:table-cell>
          <table:table-cell office:value-type="float" office:value="187565" table:style-name="ce37">
            <text:p>187,565</text:p>
          </table:table-cell>
          <table:table-cell office:value-type="float" office:value="555049" table:style-name="ce38">
            <text:p>555,049</text:p>
          </table:table-cell>
          <table:table-cell office:value-type="float" office:value="286412" table:style-name="ce38">
            <text:p>286,412</text:p>
          </table:table-cell>
          <table:table-cell office:value-type="float" office:value="268637" table:style-name="ce38">
            <text:p>268,637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彰化縣</text:p>
          </table:table-cell>
          <table:table-cell office:value-type="float" office:value="386830" table:style-name="ce37">
            <text:p>386,830</text:p>
          </table:table-cell>
          <table:table-cell office:value-type="float" office:value="1282991" table:style-name="ce38">
            <text:p>1,282,991</text:p>
          </table:table-cell>
          <table:table-cell office:value-type="float" office:value="654153" table:style-name="ce38">
            <text:p>654,153</text:p>
          </table:table-cell>
          <table:table-cell office:value-type="float" office:value="628838" table:style-name="ce38">
            <text:p>628,838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南投縣</text:p>
          </table:table-cell>
          <table:table-cell office:value-type="float" office:value="178073" table:style-name="ce37">
            <text:p>178,073</text:p>
          </table:table-cell>
          <table:table-cell office:value-type="float" office:value="502095" table:style-name="ce38">
            <text:p>502,095</text:p>
          </table:table-cell>
          <table:table-cell office:value-type="float" office:value="257275" table:style-name="ce38">
            <text:p>257,275</text:p>
          </table:table-cell>
          <table:table-cell office:value-type="float" office:value="244820" table:style-name="ce38">
            <text:p>244,820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40378" table:style-name="ce37">
            <text:p>240,378</text:p>
          </table:table-cell>
          <table:table-cell office:value-type="float" office:value="691348" table:style-name="ce38">
            <text:p>691,348</text:p>
          </table:table-cell>
          <table:table-cell office:value-type="float" office:value="358825" table:style-name="ce38">
            <text:p>358,825</text:p>
          </table:table-cell>
          <table:table-cell office:value-type="float" office:value="332523" table:style-name="ce38">
            <text:p>332,52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嘉義縣</text:p>
          </table:table-cell>
          <table:table-cell office:value-type="float" office:value="182907" table:style-name="ce37">
            <text:p>182,907</text:p>
          </table:table-cell>
          <table:table-cell office:value-type="float" office:value="512064" table:style-name="ce38">
            <text:p>512,064</text:p>
          </table:table-cell>
          <table:table-cell office:value-type="float" office:value="266387" table:style-name="ce38">
            <text:p>266,387</text:p>
          </table:table-cell>
          <table:table-cell office:value-type="float" office:value="245677" table:style-name="ce38">
            <text:p>245,67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86776" table:style-name="ce37">
            <text:p>286,776</text:p>
          </table:table-cell>
          <table:table-cell office:value-type="float" office:value="831073" table:style-name="ce38">
            <text:p>831,073</text:p>
          </table:table-cell>
          <table:table-cell office:value-type="float" office:value="425131" table:style-name="ce38">
            <text:p>425,131</text:p>
          </table:table-cell>
          <table:table-cell office:value-type="float" office:value="405942" table:style-name="ce38">
            <text:p>405,94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2876" table:style-name="ce37">
            <text:p>82,876</text:p>
          </table:table-cell>
          <table:table-cell office:value-type="float" office:value="219716" table:style-name="ce56">
            <text:p>219,716</text:p>
          </table:table-cell>
          <table:table-cell office:value-type="float" office:value="113483" table:style-name="ce38">
            <text:p>113,483</text:p>
          </table:table-cell>
          <table:table-cell office:value-type="float" office:value="106233" table:style-name="ce38">
            <text:p>106,23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5803" table:style-name="ce37">
            <text:p>125,803</text:p>
          </table:table-cell>
          <table:table-cell office:value-type="float" office:value="329531" table:style-name="ce38">
            <text:p>329,531</text:p>
          </table:table-cell>
          <table:table-cell office:value-type="float" office:value="167419" table:style-name="ce38">
            <text:p>167,419</text:p>
          </table:table-cell>
          <table:table-cell office:value-type="float" office:value="162112" table:style-name="ce38">
            <text:p>162,11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澎湖縣</text:p>
          </table:table-cell>
          <table:table-cell office:value-type="float" office:value="39815" table:style-name="ce37">
            <text:p>39,815</text:p>
          </table:table-cell>
          <table:table-cell office:value-type="float" office:value="103843" table:style-name="ce38">
            <text:p>103,843</text:p>
          </table:table-cell>
          <table:table-cell office:value-type="float" office:value="53526" table:style-name="ce38">
            <text:p>53,526</text:p>
          </table:table-cell>
          <table:table-cell office:value-type="float" office:value="50317" table:style-name="ce38">
            <text:p>50,31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9">
            <text:p>基隆市</text:p>
          </table:table-cell>
          <table:table-cell office:value-type="float" office:value="152833" table:style-name="ce37">
            <text:p>152,833</text:p>
          </table:table-cell>
          <table:table-cell office:value-type="float" office:value="371758" table:style-name="ce38">
            <text:p>371,758</text:p>
          </table:table-cell>
          <table:table-cell office:value-type="float" office:value="186094" table:style-name="ce38">
            <text:p>186,094</text:p>
          </table:table-cell>
          <table:table-cell office:value-type="float" office:value="185664" table:style-name="ce38">
            <text:p>185,66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新竹市</text:p>
          </table:table-cell>
          <table:table-cell office:value-type="float" office:value="162832" table:style-name="ce37">
            <text:p>162,832</text:p>
          </table:table-cell>
          <table:table-cell office:value-type="float" office:value="440098" table:style-name="ce38">
            <text:p>440,098</text:p>
          </table:table-cell>
          <table:table-cell office:value-type="float" office:value="217366" table:style-name="ce38">
            <text:p>217,366</text:p>
          </table:table-cell>
          <table:table-cell office:value-type="float" office:value="222732" table:style-name="ce38">
            <text:p>222,73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99404" table:style-name="ce37">
            <text:p>99,404</text:p>
          </table:table-cell>
          <table:table-cell office:value-type="float" office:value="269338" table:style-name="ce38">
            <text:p>269,338</text:p>
          </table:table-cell>
          <table:table-cell office:value-type="float" office:value="131016" table:style-name="ce38">
            <text:p>131,016</text:p>
          </table:table-cell>
          <table:table-cell office:value-type="float" office:value="138322" table:style-name="ce38">
            <text:p>138,322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1">
            <text:p>福 建 省</text:p>
          </table:table-cell>
          <table:table-cell office:value-type="float" office:value="42641" table:style-name="ce58">
            <text:p>42,641</text:p>
          </table:table-cell>
          <table:table-cell office:value-type="float" office:value="149578" table:style-name="ce62">
            <text:p>149,578</text:p>
          </table:table-cell>
          <table:table-cell office:value-type="float" office:value="75640" table:style-name="ce62">
            <text:p>75,640</text:p>
          </table:table-cell>
          <table:table-cell office:value-type="float" office:value="73938" table:style-name="ce62">
            <text:p>73,93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39825" table:style-name="ce37">
            <text:p>39,825</text:p>
          </table:table-cell>
          <table:table-cell office:value-type="float" office:value="136812" table:style-name="ce38">
            <text:p>136,812</text:p>
          </table:table-cell>
          <table:table-cell office:value-type="float" office:value="68372" table:style-name="ce38">
            <text:p>68,372</text:p>
          </table:table-cell>
          <table:table-cell office:value-type="float" office:value="68440" table:style-name="ce38">
            <text:p>68,440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30">
            <text:p>連江縣</text:p>
          </table:table-cell>
          <table:table-cell office:value-type="float" office:value="2816" table:style-name="ce39">
            <text:p>2,816</text:p>
          </table:table-cell>
          <table:table-cell office:value-type="float" office:value="12766" table:style-name="ce40">
            <text:p>12,766</text:p>
          </table:table-cell>
          <table:table-cell office:value-type="float" office:value="7268" table:style-name="ce40">
            <text:p>7,268</text:p>
          </table:table-cell>
          <table:table-cell office:value-type="float" office:value="5498" table:style-name="ce40">
            <text:p>5,498</text:p>
          </table:table-cell>
          <table:table-cell table:number-columns-repeated="16379" table:style-name="ce1"/>
        </table:table-row>
        <table:table-row table:style-name="ro7">
          <table:table-cell table:style-name="ce89"/>
          <table:table-cell table:number-columns-repeated="2" table:style-name="ce31"/>
          <table:table-cell table:style-name="ce85"/>
          <table:table-cell office:value-type="string" table:style-name="ce86">
            <text:p><text:s text:c="7"/>內<text:span text:style-name="T2">政部戶政司 民國</text:span>106<text:span text:style-name="T2">年</text:span>10<text:span text:style-name="T2">月</text:span>3日編製</text:p>
          </table:table-cell>
          <table:table-cell table:style-name="ce85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1"/>
          <table:table-cell table:style-name="ce86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1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1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9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7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1">
            <text:p>新北市</text:p>
          </table:table-cell>
          <table:table-cell office:value-type="float" office:value="1540500" table:style-name="ce83">
            <text:p>1,540,500</text:p>
          </table:table-cell>
          <table:table-cell office:value-type="float" office:value="3984975" table:style-name="ce80">
            <text:p>3,984,975</text:p>
          </table:table-cell>
          <table:table-cell office:value-type="float" office:value="1953080" table:style-name="ce80">
            <text:p>1,953,080</text:p>
          </table:table-cell>
          <table:table-cell office:value-type="float" office:value="2031895" table:style-name="ce84">
            <text:p>2,031,89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板橋區</text:p>
          </table:table-cell>
          <table:table-cell office:value-type="float" office:value="208031" table:style-name="ce9">
            <text:p>208,031</text:p>
          </table:table-cell>
          <table:table-cell office:value-type="float" office:value="551597" table:style-name="ce11">
            <text:p>551,597</text:p>
          </table:table-cell>
          <table:table-cell office:value-type="float" office:value="269419" table:style-name="ce11">
            <text:p>269,419</text:p>
          </table:table-cell>
          <table:table-cell office:value-type="float" office:value="282178" table:style-name="ce23">
            <text:p>282,178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三重區</text:p>
          </table:table-cell>
          <table:table-cell office:value-type="float" office:value="150873" table:style-name="ce9">
            <text:p>150,873</text:p>
          </table:table-cell>
          <table:table-cell office:value-type="float" office:value="387879" table:style-name="ce11">
            <text:p>387,879</text:p>
          </table:table-cell>
          <table:table-cell office:value-type="float" office:value="190934" table:style-name="ce11">
            <text:p>190,934</text:p>
          </table:table-cell>
          <table:table-cell office:value-type="float" office:value="196945" table:style-name="ce23">
            <text:p>196,94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中和區</text:p>
          </table:table-cell>
          <table:table-cell office:value-type="float" office:value="165197" table:style-name="ce9">
            <text:p>165,197</text:p>
          </table:table-cell>
          <table:table-cell office:value-type="float" office:value="413541" table:style-name="ce11">
            <text:p>413,541</text:p>
          </table:table-cell>
          <table:table-cell office:value-type="float" office:value="201133" table:style-name="ce11">
            <text:p>201,133</text:p>
          </table:table-cell>
          <table:table-cell office:value-type="float" office:value="212408" table:style-name="ce23">
            <text:p>212,408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永和區</text:p>
          </table:table-cell>
          <table:table-cell office:value-type="float" office:value="91010" table:style-name="ce9">
            <text:p>91,010</text:p>
          </table:table-cell>
          <table:table-cell office:value-type="float" office:value="222927" table:style-name="ce11">
            <text:p>222,927</text:p>
          </table:table-cell>
          <table:table-cell office:value-type="float" office:value="105815" table:style-name="ce11">
            <text:p>105,815</text:p>
          </table:table-cell>
          <table:table-cell office:value-type="float" office:value="117112" table:style-name="ce23">
            <text:p>117,112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新莊區</text:p>
          </table:table-cell>
          <table:table-cell office:value-type="float" office:value="152836" table:style-name="ce9">
            <text:p>152,836</text:p>
          </table:table-cell>
          <table:table-cell office:value-type="float" office:value="415961" table:style-name="ce11">
            <text:p>415,961</text:p>
          </table:table-cell>
          <table:table-cell office:value-type="float" office:value="203023" table:style-name="ce11">
            <text:p>203,023</text:p>
          </table:table-cell>
          <table:table-cell office:value-type="float" office:value="212938" table:style-name="ce23">
            <text:p>212,9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26511" table:style-name="ce9">
            <text:p>126,511</text:p>
          </table:table-cell>
          <table:table-cell office:value-type="float" office:value="301998" table:style-name="ce11">
            <text:p>301,998</text:p>
          </table:table-cell>
          <table:table-cell office:value-type="float" office:value="145337" table:style-name="ce11">
            <text:p>145,337</text:p>
          </table:table-cell>
          <table:table-cell office:value-type="float" office:value="156661" table:style-name="ce23">
            <text:p>156,6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6420" table:style-name="ce9">
            <text:p>66,420</text:p>
          </table:table-cell>
          <table:table-cell office:value-type="float" office:value="184151" table:style-name="ce11">
            <text:p>184,151</text:p>
          </table:table-cell>
          <table:table-cell office:value-type="float" office:value="91878" table:style-name="ce11">
            <text:p>91,878</text:p>
          </table:table-cell>
          <table:table-cell office:value-type="float" office:value="92273" table:style-name="ce23">
            <text:p>92,2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29740" table:style-name="ce9">
            <text:p>29,740</text:p>
          </table:table-cell>
          <table:table-cell office:value-type="float" office:value="86636" table:style-name="ce11">
            <text:p>86,636</text:p>
          </table:table-cell>
          <table:table-cell office:value-type="float" office:value="43435" table:style-name="ce11">
            <text:p>43,435</text:p>
          </table:table-cell>
          <table:table-cell office:value-type="float" office:value="43201" table:style-name="ce23">
            <text:p>43,2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2478" table:style-name="ce9">
            <text:p>42,478</text:p>
          </table:table-cell>
          <table:table-cell office:value-type="float" office:value="114625" table:style-name="ce11">
            <text:p>114,625</text:p>
          </table:table-cell>
          <table:table-cell office:value-type="float" office:value="57528" table:style-name="ce11">
            <text:p>57,528</text:p>
          </table:table-cell>
          <table:table-cell office:value-type="float" office:value="57097" table:style-name="ce23">
            <text:p>57,0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74338" table:style-name="ce9">
            <text:p>74,338</text:p>
          </table:table-cell>
          <table:table-cell office:value-type="float" office:value="168907" table:style-name="ce11">
            <text:p>168,907</text:p>
          </table:table-cell>
          <table:table-cell office:value-type="float" office:value="81087" table:style-name="ce11">
            <text:p>81,087</text:p>
          </table:table-cell>
          <table:table-cell office:value-type="float" office:value="87820" table:style-name="ce23">
            <text:p>87,8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86837" table:style-name="ce9">
            <text:p>86,837</text:p>
          </table:table-cell>
          <table:table-cell office:value-type="float" office:value="199126" table:style-name="ce11">
            <text:p>199,126</text:p>
          </table:table-cell>
          <table:table-cell office:value-type="float" office:value="97226" table:style-name="ce11">
            <text:p>97,226</text:p>
          </table:table-cell>
          <table:table-cell office:value-type="float" office:value="101900" table:style-name="ce23">
            <text:p>101,9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197" table:style-name="ce9">
            <text:p>16,197</text:p>
          </table:table-cell>
          <table:table-cell office:value-type="float" office:value="40397" table:style-name="ce11">
            <text:p>40,397</text:p>
          </table:table-cell>
          <table:table-cell office:value-type="float" office:value="20396" table:style-name="ce11">
            <text:p>20,396</text:p>
          </table:table-cell>
          <table:table-cell office:value-type="float" office:value="20001" table:style-name="ce23">
            <text:p>20,0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86956" table:style-name="ce9">
            <text:p>86,956</text:p>
          </table:table-cell>
          <table:table-cell office:value-type="float" office:value="238266" table:style-name="ce11">
            <text:p>238,266</text:p>
          </table:table-cell>
          <table:table-cell office:value-type="float" office:value="117572" table:style-name="ce11">
            <text:p>117,572</text:p>
          </table:table-cell>
          <table:table-cell office:value-type="float" office:value="120694" table:style-name="ce23">
            <text:p>120,6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70856" table:style-name="ce9">
            <text:p>70,856</text:p>
          </table:table-cell>
          <table:table-cell office:value-type="float" office:value="201292" table:style-name="ce11">
            <text:p>201,292</text:p>
          </table:table-cell>
          <table:table-cell office:value-type="float" office:value="98910" table:style-name="ce11">
            <text:p>98,910</text:p>
          </table:table-cell>
          <table:table-cell office:value-type="float" office:value="102382" table:style-name="ce23">
            <text:p>102,3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1320" table:style-name="ce9">
            <text:p>31,320</text:p>
          </table:table-cell>
          <table:table-cell office:value-type="float" office:value="84737" table:style-name="ce11">
            <text:p>84,737</text:p>
          </table:table-cell>
          <table:table-cell office:value-type="float" office:value="42742" table:style-name="ce11">
            <text:p>42,742</text:p>
          </table:table-cell>
          <table:table-cell office:value-type="float" office:value="41995" table:style-name="ce23">
            <text:p>41,9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8452" table:style-name="ce9">
            <text:p>28,452</text:p>
          </table:table-cell>
          <table:table-cell office:value-type="float" office:value="78892" table:style-name="ce11">
            <text:p>78,892</text:p>
          </table:table-cell>
          <table:table-cell office:value-type="float" office:value="39139" table:style-name="ce11">
            <text:p>39,139</text:p>
          </table:table-cell>
          <table:table-cell office:value-type="float" office:value="39753" table:style-name="ce23">
            <text:p>39,7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41708" table:style-name="ce9">
            <text:p>41,708</text:p>
          </table:table-cell>
          <table:table-cell office:value-type="float" office:value="105444" table:style-name="ce11">
            <text:p>105,444</text:p>
          </table:table-cell>
          <table:table-cell office:value-type="float" office:value="51349" table:style-name="ce11">
            <text:p>51,349</text:p>
          </table:table-cell>
          <table:table-cell office:value-type="float" office:value="54095" table:style-name="ce23">
            <text:p>54,0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630" table:style-name="ce9">
            <text:p>9,630</text:p>
          </table:table-cell>
          <table:table-cell office:value-type="float" office:value="23710" table:style-name="ce11">
            <text:p>23,710</text:p>
          </table:table-cell>
          <table:table-cell office:value-type="float" office:value="11853" table:style-name="ce11">
            <text:p>11,853</text:p>
          </table:table-cell>
          <table:table-cell office:value-type="float" office:value="11857" table:style-name="ce23">
            <text:p>11,8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368" table:style-name="ce9">
            <text:p>3,368</text:p>
          </table:table-cell>
          <table:table-cell office:value-type="float" office:value="7664" table:style-name="ce11">
            <text:p>7,664</text:p>
          </table:table-cell>
          <table:table-cell office:value-type="float" office:value="4214" table:style-name="ce11">
            <text:p>4,214</text:p>
          </table:table-cell>
          <table:table-cell office:value-type="float" office:value="3450" table:style-name="ce23">
            <text:p>3,4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14" table:style-name="ce9">
            <text:p>2,514</text:p>
          </table:table-cell>
          <table:table-cell office:value-type="float" office:value="6536" table:style-name="ce11">
            <text:p>6,536</text:p>
          </table:table-cell>
          <table:table-cell office:value-type="float" office:value="3632" table:style-name="ce11">
            <text:p>3,632</text:p>
          </table:table-cell>
          <table:table-cell office:value-type="float" office:value="2904" table:style-name="ce23">
            <text:p>2,9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474" table:style-name="ce9">
            <text:p>9,474</text:p>
          </table:table-cell>
          <table:table-cell office:value-type="float" office:value="23253" table:style-name="ce11">
            <text:p>23,253</text:p>
          </table:table-cell>
          <table:table-cell office:value-type="float" office:value="11961" table:style-name="ce11">
            <text:p>11,961</text:p>
          </table:table-cell>
          <table:table-cell office:value-type="float" office:value="11292" table:style-name="ce23">
            <text:p>11,2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294" table:style-name="ce9">
            <text:p>4,294</text:p>
          </table:table-cell>
          <table:table-cell office:value-type="float" office:value="12302" table:style-name="ce11">
            <text:p>12,302</text:p>
          </table:table-cell>
          <table:table-cell office:value-type="float" office:value="6361" table:style-name="ce11">
            <text:p>6,361</text:p>
          </table:table-cell>
          <table:table-cell office:value-type="float" office:value="5941" table:style-name="ce23">
            <text:p>5,9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4491" table:style-name="ce9">
            <text:p>14,491</text:p>
          </table:table-cell>
          <table:table-cell office:value-type="float" office:value="38353" table:style-name="ce11">
            <text:p>38,353</text:p>
          </table:table-cell>
          <table:table-cell office:value-type="float" office:value="19137" table:style-name="ce11">
            <text:p>19,137</text:p>
          </table:table-cell>
          <table:table-cell office:value-type="float" office:value="19216" table:style-name="ce23">
            <text:p>19,2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305" table:style-name="ce9">
            <text:p>2,305</text:p>
          </table:table-cell>
          <table:table-cell office:value-type="float" office:value="4711" table:style-name="ce11">
            <text:p>4,711</text:p>
          </table:table-cell>
          <table:table-cell office:value-type="float" office:value="2606" table:style-name="ce11">
            <text:p>2,606</text:p>
          </table:table-cell>
          <table:table-cell office:value-type="float" office:value="2105" table:style-name="ce23">
            <text:p>2,1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814" table:style-name="ce9">
            <text:p>3,814</text:p>
          </table:table-cell>
          <table:table-cell office:value-type="float" office:value="8947" table:style-name="ce11">
            <text:p>8,947</text:p>
          </table:table-cell>
          <table:table-cell office:value-type="float" office:value="4844" table:style-name="ce11">
            <text:p>4,844</text:p>
          </table:table-cell>
          <table:table-cell office:value-type="float" office:value="4103" table:style-name="ce23">
            <text:p>4,1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400" table:style-name="ce9">
            <text:p>4,400</text:p>
          </table:table-cell>
          <table:table-cell office:value-type="float" office:value="12534" table:style-name="ce11">
            <text:p>12,534</text:p>
          </table:table-cell>
          <table:table-cell office:value-type="float" office:value="6385" table:style-name="ce11">
            <text:p>6,385</text:p>
          </table:table-cell>
          <table:table-cell office:value-type="float" office:value="6149" table:style-name="ce23">
            <text:p>6,1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104" table:style-name="ce9">
            <text:p>7,104</text:p>
          </table:table-cell>
          <table:table-cell office:value-type="float" office:value="22018" table:style-name="ce11">
            <text:p>22,018</text:p>
          </table:table-cell>
          <table:table-cell office:value-type="float" office:value="10848" table:style-name="ce11">
            <text:p>10,848</text:p>
          </table:table-cell>
          <table:table-cell office:value-type="float" office:value="11170" table:style-name="ce23">
            <text:p>11,1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482" table:style-name="ce9">
            <text:p>7,482</text:p>
          </table:table-cell>
          <table:table-cell office:value-type="float" office:value="22321" table:style-name="ce11">
            <text:p>22,321</text:p>
          </table:table-cell>
          <table:table-cell office:value-type="float" office:value="11230" table:style-name="ce11">
            <text:p>11,230</text:p>
          </table:table-cell>
          <table:table-cell office:value-type="float" office:value="11091" table:style-name="ce23">
            <text:p>11,091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※烏來區</text:p>
          </table:table-cell>
          <table:table-cell office:value-type="float" office:value="1864" table:style-name="ce16">
            <text:p>1,864</text:p>
          </table:table-cell>
          <table:table-cell office:value-type="float" office:value="6250" table:style-name="ce18">
            <text:p>6,250</text:p>
          </table:table-cell>
          <table:table-cell office:value-type="float" office:value="3086" table:style-name="ce18">
            <text:p>3,086</text:p>
          </table:table-cell>
          <table:table-cell office:value-type="float" office:value="3164" table:style-name="ce19">
            <text:p>3,164</text:p>
          </table:table-cell>
          <table:table-cell table:number-columns-repeated="16379"/>
        </table:table-row>
        <table:table-row table:style-name="ro4">
          <table:table-cell office:value-type="string" table:style-name="ce104">
            <text:p>說明：表內列有「※」者表示山地鄉（區）。（以下縣市同）</text:p>
          </table:table-cell>
          <table:table-cell table:number-columns-repeated="16383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9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7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北市</text:p>
          </table:table-cell>
          <table:table-cell office:value-type="float" office:value="1050873" table:style-name="ce72">
            <text:p>1,050,873</text:p>
          </table:table-cell>
          <table:table-cell office:value-type="float" office:value="2682893" table:style-name="ce80">
            <text:p>2,682,893</text:p>
          </table:table-cell>
          <table:table-cell office:value-type="float" office:value="1282133" table:style-name="ce80">
            <text:p>1,282,133</text:p>
          </table:table-cell>
          <table:table-cell office:value-type="float" office:value="1400760" table:style-name="ce74">
            <text:p>1,400,7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80435" table:style-name="ce53">
            <text:p>80,435</text:p>
          </table:table-cell>
          <table:table-cell office:value-type="float" office:value="206829" table:style-name="ce11">
            <text:p>206,829</text:p>
          </table:table-cell>
          <table:table-cell office:value-type="float" office:value="97082" table:style-name="ce11">
            <text:p>97,082</text:p>
          </table:table-cell>
          <table:table-cell office:value-type="float" office:value="109747" table:style-name="ce10">
            <text:p>109,7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9538" table:style-name="ce53">
            <text:p>89,538</text:p>
          </table:table-cell>
          <table:table-cell office:value-type="float" office:value="225870" table:style-name="ce11">
            <text:p>225,870</text:p>
          </table:table-cell>
          <table:table-cell office:value-type="float" office:value="107840" table:style-name="ce11">
            <text:p>107,840</text:p>
          </table:table-cell>
          <table:table-cell office:value-type="float" office:value="118030" table:style-name="ce10">
            <text:p>118,0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20755" table:style-name="ce53">
            <text:p>120,755</text:p>
          </table:table-cell>
          <table:table-cell office:value-type="float" office:value="309948" table:style-name="ce11">
            <text:p>309,948</text:p>
          </table:table-cell>
          <table:table-cell office:value-type="float" office:value="144813" table:style-name="ce11">
            <text:p>144,813</text:p>
          </table:table-cell>
          <table:table-cell office:value-type="float" office:value="165135" table:style-name="ce10">
            <text:p>165,1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100330" table:style-name="ce53">
            <text:p>100,330</text:p>
          </table:table-cell>
          <table:table-cell office:value-type="float" office:value="230812" table:style-name="ce11">
            <text:p>230,812</text:p>
          </table:table-cell>
          <table:table-cell office:value-type="float" office:value="107397" table:style-name="ce11">
            <text:p>107,397</text:p>
          </table:table-cell>
          <table:table-cell office:value-type="float" office:value="123415" table:style-name="ce10">
            <text:p>123,4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5166" table:style-name="ce53">
            <text:p>65,166</text:p>
          </table:table-cell>
          <table:table-cell office:value-type="float" office:value="159617" table:style-name="ce11">
            <text:p>159,617</text:p>
          </table:table-cell>
          <table:table-cell office:value-type="float" office:value="76215" table:style-name="ce11">
            <text:p>76,215</text:p>
          </table:table-cell>
          <table:table-cell office:value-type="float" office:value="83402" table:style-name="ce10">
            <text:p>83,4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1751" table:style-name="ce53">
            <text:p>51,751</text:p>
          </table:table-cell>
          <table:table-cell office:value-type="float" office:value="129261" table:style-name="ce11">
            <text:p>129,261</text:p>
          </table:table-cell>
          <table:table-cell office:value-type="float" office:value="63052" table:style-name="ce11">
            <text:p>63,052</text:p>
          </table:table-cell>
          <table:table-cell office:value-type="float" office:value="66209" table:style-name="ce10">
            <text:p>66,2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8732" table:style-name="ce53">
            <text:p>78,732</text:p>
          </table:table-cell>
          <table:table-cell office:value-type="float" office:value="192104" table:style-name="ce11">
            <text:p>192,104</text:p>
          </table:table-cell>
          <table:table-cell office:value-type="float" office:value="94424" table:style-name="ce11">
            <text:p>94,424</text:p>
          </table:table-cell>
          <table:table-cell office:value-type="float" office:value="97680" table:style-name="ce10">
            <text:p>97,6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5385" table:style-name="ce53">
            <text:p>105,385</text:p>
          </table:table-cell>
          <table:table-cell office:value-type="float" office:value="274161" table:style-name="ce11">
            <text:p>274,161</text:p>
          </table:table-cell>
          <table:table-cell office:value-type="float" office:value="131608" table:style-name="ce11">
            <text:p>131,608</text:p>
          </table:table-cell>
          <table:table-cell office:value-type="float" office:value="142553" table:style-name="ce10">
            <text:p>142,5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7048" table:style-name="ce53">
            <text:p>47,048</text:p>
          </table:table-cell>
          <table:table-cell office:value-type="float" office:value="122144" table:style-name="ce11">
            <text:p>122,144</text:p>
          </table:table-cell>
          <table:table-cell office:value-type="float" office:value="59721" table:style-name="ce11">
            <text:p>59,721</text:p>
          </table:table-cell>
          <table:table-cell office:value-type="float" office:value="62423" table:style-name="ce10">
            <text:p>62,4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7799" table:style-name="ce53">
            <text:p>107,799</text:p>
          </table:table-cell>
          <table:table-cell office:value-type="float" office:value="287389" table:style-name="ce11">
            <text:p>287,389</text:p>
          </table:table-cell>
          <table:table-cell office:value-type="float" office:value="137316" table:style-name="ce11">
            <text:p>137,316</text:p>
          </table:table-cell>
          <table:table-cell office:value-type="float" office:value="150073" table:style-name="ce10">
            <text:p>150,0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7135" table:style-name="ce53">
            <text:p>107,135</text:p>
          </table:table-cell>
          <table:table-cell office:value-type="float" office:value="288334" table:style-name="ce11">
            <text:p>288,334</text:p>
          </table:table-cell>
          <table:table-cell office:value-type="float" office:value="139099" table:style-name="ce11">
            <text:p>139,099</text:p>
          </table:table-cell>
          <table:table-cell office:value-type="float" office:value="149235" table:style-name="ce10">
            <text:p>149,235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6799" table:style-name="ce54">
            <text:p>96,799</text:p>
          </table:table-cell>
          <table:table-cell office:value-type="float" office:value="256424" table:style-name="ce18">
            <text:p>256,424</text:p>
          </table:table-cell>
          <table:table-cell office:value-type="float" office:value="123566" table:style-name="ce18">
            <text:p>123,566</text:p>
          </table:table-cell>
          <table:table-cell office:value-type="float" office:value="132858" table:style-name="ce17">
            <text:p>132,858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9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7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8">
            <text:p>桃園市</text:p>
          </table:table-cell>
          <table:table-cell office:value-type="float" office:value="786938" table:style-name="ce72">
            <text:p>786,938</text:p>
          </table:table-cell>
          <table:table-cell office:value-type="float" office:value="2178458" table:style-name="ce80">
            <text:p>2,178,458</text:p>
          </table:table-cell>
          <table:table-cell office:value-type="float" office:value="1085409" table:style-name="ce80">
            <text:p>1,085,409</text:p>
          </table:table-cell>
          <table:table-cell office:value-type="float" office:value="1093049" table:style-name="ce84">
            <text:p>1,093,049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65437" table:style-name="ce53">
            <text:p>165,437</text:p>
          </table:table-cell>
          <table:table-cell office:value-type="float" office:value="439176" table:style-name="ce11">
            <text:p>439,176</text:p>
          </table:table-cell>
          <table:table-cell office:value-type="float" office:value="213401" table:style-name="ce11">
            <text:p>213,401</text:p>
          </table:table-cell>
          <table:table-cell office:value-type="float" office:value="225775" table:style-name="ce23">
            <text:p>225,775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48731" table:style-name="ce53">
            <text:p>148,731</text:p>
          </table:table-cell>
          <table:table-cell office:value-type="float" office:value="403318" table:style-name="ce11">
            <text:p>403,318</text:p>
          </table:table-cell>
          <table:table-cell office:value-type="float" office:value="198847" table:style-name="ce11">
            <text:p>198,847</text:p>
          </table:table-cell>
          <table:table-cell office:value-type="float" office:value="204471" table:style-name="ce23">
            <text:p>204,471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2311" table:style-name="ce53">
            <text:p>32,311</text:p>
          </table:table-cell>
          <table:table-cell office:value-type="float" office:value="94325" table:style-name="ce11">
            <text:p>94,325</text:p>
          </table:table-cell>
          <table:table-cell office:value-type="float" office:value="48094" table:style-name="ce11">
            <text:p>48,094</text:p>
          </table:table-cell>
          <table:table-cell office:value-type="float" office:value="46231" table:style-name="ce23">
            <text:p>46,231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57681" table:style-name="ce53">
            <text:p>57,681</text:p>
          </table:table-cell>
          <table:table-cell office:value-type="float" office:value="166793" table:style-name="ce11">
            <text:p>166,793</text:p>
          </table:table-cell>
          <table:table-cell office:value-type="float" office:value="84084" table:style-name="ce11">
            <text:p>84,084</text:p>
          </table:table-cell>
          <table:table-cell office:value-type="float" office:value="82709" table:style-name="ce23">
            <text:p>82,709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57994" table:style-name="ce53">
            <text:p>57,994</text:p>
          </table:table-cell>
          <table:table-cell office:value-type="float" office:value="161193" table:style-name="ce11">
            <text:p>161,193</text:p>
          </table:table-cell>
          <table:table-cell office:value-type="float" office:value="80116" table:style-name="ce11">
            <text:p>80,116</text:p>
          </table:table-cell>
          <table:table-cell office:value-type="float" office:value="81077" table:style-name="ce23">
            <text:p>81,077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2674" table:style-name="ce53">
            <text:p>32,674</text:p>
          </table:table-cell>
          <table:table-cell office:value-type="float" office:value="88729" table:style-name="ce11">
            <text:p>88,729</text:p>
          </table:table-cell>
          <table:table-cell office:value-type="float" office:value="45350" table:style-name="ce11">
            <text:p>45,350</text:p>
          </table:table-cell>
          <table:table-cell office:value-type="float" office:value="43379" table:style-name="ce23">
            <text:p>43,379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61008" table:style-name="ce53">
            <text:p>61,008</text:p>
          </table:table-cell>
          <table:table-cell office:value-type="float" office:value="156636" table:style-name="ce11">
            <text:p>156,636</text:p>
          </table:table-cell>
          <table:table-cell office:value-type="float" office:value="78113" table:style-name="ce11">
            <text:p>78,113</text:p>
          </table:table-cell>
          <table:table-cell office:value-type="float" office:value="78523" table:style-name="ce23">
            <text:p>78,523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70152" table:style-name="ce53">
            <text:p>70,152</text:p>
          </table:table-cell>
          <table:table-cell office:value-type="float" office:value="196892" table:style-name="ce11">
            <text:p>196,892</text:p>
          </table:table-cell>
          <table:table-cell office:value-type="float" office:value="98659" table:style-name="ce11">
            <text:p>98,659</text:p>
          </table:table-cell>
          <table:table-cell office:value-type="float" office:value="98233" table:style-name="ce23">
            <text:p>98,233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1586" table:style-name="ce53">
            <text:p>41,586</text:p>
          </table:table-cell>
          <table:table-cell office:value-type="float" office:value="121370" table:style-name="ce11">
            <text:p>121,370</text:p>
          </table:table-cell>
          <table:table-cell office:value-type="float" office:value="60864" table:style-name="ce11">
            <text:p>60,864</text:p>
          </table:table-cell>
          <table:table-cell office:value-type="float" office:value="60506" table:style-name="ce23">
            <text:p>60,506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76746" table:style-name="ce53">
            <text:p>76,746</text:p>
          </table:table-cell>
          <table:table-cell office:value-type="float" office:value="223500" table:style-name="ce11">
            <text:p>223,500</text:p>
          </table:table-cell>
          <table:table-cell office:value-type="float" office:value="111137" table:style-name="ce11">
            <text:p>111,137</text:p>
          </table:table-cell>
          <table:table-cell office:value-type="float" office:value="112363" table:style-name="ce23">
            <text:p>112,363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6211" table:style-name="ce53">
            <text:p>16,211</text:p>
          </table:table-cell>
          <table:table-cell office:value-type="float" office:value="48862" table:style-name="ce11">
            <text:p>48,862</text:p>
          </table:table-cell>
          <table:table-cell office:value-type="float" office:value="26021" table:style-name="ce11">
            <text:p>26,021</text:p>
          </table:table-cell>
          <table:table-cell office:value-type="float" office:value="22841" table:style-name="ce23">
            <text:p>22,841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2623" table:style-name="ce53">
            <text:p>22,623</text:p>
          </table:table-cell>
          <table:table-cell office:value-type="float" office:value="66224" table:style-name="ce11">
            <text:p>66,224</text:p>
          </table:table-cell>
          <table:table-cell office:value-type="float" office:value="34508" table:style-name="ce11">
            <text:p>34,508</text:p>
          </table:table-cell>
          <table:table-cell office:value-type="float" office:value="31716" table:style-name="ce23">
            <text:p>31,716</text:p>
          </table:table-cell>
          <table:table-cell table:style-name="ce14"/>
          <table:table-cell table:style-name="ce90"/>
          <table:table-cell table:number-columns-repeated="16377"/>
        </table:table-row>
        <table:table-row table:style-name="ro4">
          <table:table-cell office:value-type="string" table:style-name="ce24">
            <text:p>※復興區</text:p>
          </table:table-cell>
          <table:table-cell office:value-type="float" office:value="3784" table:style-name="ce54">
            <text:p>3,784</text:p>
          </table:table-cell>
          <table:table-cell office:value-type="float" office:value="11440" table:style-name="ce18">
            <text:p>11,440</text:p>
          </table:table-cell>
          <table:table-cell office:value-type="float" office:value="6215" table:style-name="ce18">
            <text:p>6,215</text:p>
          </table:table-cell>
          <table:table-cell office:value-type="float" office:value="5225" table:style-name="ce19">
            <text:p>5,225</text:p>
          </table:table-cell>
          <table:table-cell table:number-columns-repeated="16379"/>
        </table:table-row>
        <table:table-row table:style-name="ro4">
          <table:table-cell table:style-name="ce89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7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8">
            <text:p>106年9<text:span text:style-name="T2">月底</text:span></text:p>
          </table:table-cell>
          <table:table-cell table:style-name="ce26"/>
          <table:table-cell table:style-name="ce27"/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7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2">
            <text:p>臺中市</text:p>
          </table:table-cell>
          <table:table-cell office:value-type="float" office:value="956251" table:style-name="ce72">
            <text:p>956,251</text:p>
          </table:table-cell>
          <table:table-cell office:value-type="float" office:value="2781498" table:style-name="ce80">
            <text:p>2,781,498</text:p>
          </table:table-cell>
          <table:table-cell office:value-type="float" office:value="1371911" table:style-name="ce80">
            <text:p>1,371,911</text:p>
          </table:table-cell>
          <table:table-cell office:value-type="float" office:value="1409587" table:style-name="ce74">
            <text:p>1,409,587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中　區</text:p>
          </table:table-cell>
          <table:table-cell office:value-type="float" office:value="7911" table:style-name="ce53">
            <text:p>7,911</text:p>
          </table:table-cell>
          <table:table-cell office:value-type="float" office:value="18461" table:style-name="ce11">
            <text:p>18,461</text:p>
          </table:table-cell>
          <table:table-cell office:value-type="float" office:value="9165" table:style-name="ce11">
            <text:p>9,165</text:p>
          </table:table-cell>
          <table:table-cell office:value-type="float" office:value="9296" table:style-name="ce10">
            <text:p>9,296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東　區</text:p>
          </table:table-cell>
          <table:table-cell office:value-type="float" office:value="27852" table:style-name="ce53">
            <text:p>27,852</text:p>
          </table:table-cell>
          <table:table-cell office:value-type="float" office:value="75748" table:style-name="ce11">
            <text:p>75,748</text:p>
          </table:table-cell>
          <table:table-cell office:value-type="float" office:value="37710" table:style-name="ce11">
            <text:p>37,710</text:p>
          </table:table-cell>
          <table:table-cell office:value-type="float" office:value="38038" table:style-name="ce10">
            <text:p>38,038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南　區</text:p>
          </table:table-cell>
          <table:table-cell office:value-type="float" office:value="48264" table:style-name="ce53">
            <text:p>48,264</text:p>
          </table:table-cell>
          <table:table-cell office:value-type="float" office:value="124730" table:style-name="ce11">
            <text:p>124,730</text:p>
          </table:table-cell>
          <table:table-cell office:value-type="float" office:value="59885" table:style-name="ce11">
            <text:p>59,885</text:p>
          </table:table-cell>
          <table:table-cell office:value-type="float" office:value="64845" table:style-name="ce10">
            <text:p>64,845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西　區</text:p>
          </table:table-cell>
          <table:table-cell office:value-type="float" office:value="45688" table:style-name="ce53">
            <text:p>45,688</text:p>
          </table:table-cell>
          <table:table-cell office:value-type="float" office:value="115646" table:style-name="ce11">
            <text:p>115,646</text:p>
          </table:table-cell>
          <table:table-cell office:value-type="float" office:value="54934" table:style-name="ce11">
            <text:p>54,934</text:p>
          </table:table-cell>
          <table:table-cell office:value-type="float" office:value="60712" table:style-name="ce10">
            <text:p>60,712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北　區</text:p>
          </table:table-cell>
          <table:table-cell office:value-type="float" office:value="59330" table:style-name="ce53">
            <text:p>59,330</text:p>
          </table:table-cell>
          <table:table-cell office:value-type="float" office:value="147465" table:style-name="ce11">
            <text:p>147,465</text:p>
          </table:table-cell>
          <table:table-cell office:value-type="float" office:value="70564" table:style-name="ce11">
            <text:p>70,564</text:p>
          </table:table-cell>
          <table:table-cell office:value-type="float" office:value="76901" table:style-name="ce10">
            <text:p>76,901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西屯區</text:p>
          </table:table-cell>
          <table:table-cell office:value-type="float" office:value="85601" table:style-name="ce53">
            <text:p>85,601</text:p>
          </table:table-cell>
          <table:table-cell office:value-type="float" office:value="226321" table:style-name="ce11">
            <text:p>226,321</text:p>
          </table:table-cell>
          <table:table-cell office:value-type="float" office:value="108790" table:style-name="ce11">
            <text:p>108,790</text:p>
          </table:table-cell>
          <table:table-cell office:value-type="float" office:value="117531" table:style-name="ce10">
            <text:p>117,531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南屯區</text:p>
          </table:table-cell>
          <table:table-cell office:value-type="float" office:value="61875" table:style-name="ce53">
            <text:p>61,875</text:p>
          </table:table-cell>
          <table:table-cell office:value-type="float" office:value="168219" table:style-name="ce11">
            <text:p>168,219</text:p>
          </table:table-cell>
          <table:table-cell office:value-type="float" office:value="80463" table:style-name="ce11">
            <text:p>80,463</text:p>
          </table:table-cell>
          <table:table-cell office:value-type="float" office:value="87756" table:style-name="ce10">
            <text:p>87,756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北屯區</text:p>
          </table:table-cell>
          <table:table-cell office:value-type="float" office:value="99769" table:style-name="ce53">
            <text:p>99,769</text:p>
          </table:table-cell>
          <table:table-cell office:value-type="float" office:value="273774" table:style-name="ce11">
            <text:p>273,774</text:p>
          </table:table-cell>
          <table:table-cell office:value-type="float" office:value="131443" table:style-name="ce11">
            <text:p>131,443</text:p>
          </table:table-cell>
          <table:table-cell office:value-type="float" office:value="142331" table:style-name="ce10">
            <text:p>142,33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豐原區</text:p>
          </table:table-cell>
          <table:table-cell office:value-type="float" office:value="53500" table:style-name="ce53">
            <text:p>53,500</text:p>
          </table:table-cell>
          <table:table-cell office:value-type="float" office:value="166786" table:style-name="ce11">
            <text:p>166,786</text:p>
          </table:table-cell>
          <table:table-cell office:value-type="float" office:value="82446" table:style-name="ce11">
            <text:p>82,446</text:p>
          </table:table-cell>
          <table:table-cell office:value-type="float" office:value="84340" table:style-name="ce10">
            <text:p>84,340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東勢區</text:p>
          </table:table-cell>
          <table:table-cell office:value-type="float" office:value="17437" table:style-name="ce53">
            <text:p>17,437</text:p>
          </table:table-cell>
          <table:table-cell office:value-type="float" office:value="50799" table:style-name="ce11">
            <text:p>50,799</text:p>
          </table:table-cell>
          <table:table-cell office:value-type="float" office:value="26116" table:style-name="ce11">
            <text:p>26,116</text:p>
          </table:table-cell>
          <table:table-cell office:value-type="float" office:value="24683" table:style-name="ce10">
            <text:p>24,683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甲區</text:p>
          </table:table-cell>
          <table:table-cell office:value-type="float" office:value="23035" table:style-name="ce53">
            <text:p>23,035</text:p>
          </table:table-cell>
          <table:table-cell office:value-type="float" office:value="77669" table:style-name="ce11">
            <text:p>77,669</text:p>
          </table:table-cell>
          <table:table-cell office:value-type="float" office:value="39072" table:style-name="ce11">
            <text:p>39,072</text:p>
          </table:table-cell>
          <table:table-cell office:value-type="float" office:value="38597" table:style-name="ce10">
            <text:p>38,597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清水區</text:p>
          </table:table-cell>
          <table:table-cell office:value-type="float" office:value="27140" table:style-name="ce53">
            <text:p>27,140</text:p>
          </table:table-cell>
          <table:table-cell office:value-type="float" office:value="86395" table:style-name="ce11">
            <text:p>86,395</text:p>
          </table:table-cell>
          <table:table-cell office:value-type="float" office:value="44341" table:style-name="ce11">
            <text:p>44,341</text:p>
          </table:table-cell>
          <table:table-cell office:value-type="float" office:value="42054" table:style-name="ce10">
            <text:p>42,054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沙鹿區</text:p>
          </table:table-cell>
          <table:table-cell office:value-type="float" office:value="29380" table:style-name="ce53">
            <text:p>29,380</text:p>
          </table:table-cell>
          <table:table-cell office:value-type="float" office:value="92260" table:style-name="ce11">
            <text:p>92,260</text:p>
          </table:table-cell>
          <table:table-cell office:value-type="float" office:value="46570" table:style-name="ce11">
            <text:p>46,570</text:p>
          </table:table-cell>
          <table:table-cell office:value-type="float" office:value="45690" table:style-name="ce10">
            <text:p>45,690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梧棲區</text:p>
          </table:table-cell>
          <table:table-cell office:value-type="float" office:value="17690" table:style-name="ce53">
            <text:p>17,690</text:p>
          </table:table-cell>
          <table:table-cell office:value-type="float" office:value="57880" table:style-name="ce11">
            <text:p>57,880</text:p>
          </table:table-cell>
          <table:table-cell office:value-type="float" office:value="29093" table:style-name="ce11">
            <text:p>29,093</text:p>
          </table:table-cell>
          <table:table-cell office:value-type="float" office:value="28787" table:style-name="ce10">
            <text:p>28,787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后里區</text:p>
          </table:table-cell>
          <table:table-cell office:value-type="float" office:value="16188" table:style-name="ce53">
            <text:p>16,188</text:p>
          </table:table-cell>
          <table:table-cell office:value-type="float" office:value="54363" table:style-name="ce11">
            <text:p>54,363</text:p>
          </table:table-cell>
          <table:table-cell office:value-type="float" office:value="27630" table:style-name="ce11">
            <text:p>27,630</text:p>
          </table:table-cell>
          <table:table-cell office:value-type="float" office:value="26733" table:style-name="ce10">
            <text:p>26,733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神岡區</text:p>
          </table:table-cell>
          <table:table-cell office:value-type="float" office:value="19405" table:style-name="ce53">
            <text:p>19,405</text:p>
          </table:table-cell>
          <table:table-cell office:value-type="float" office:value="65518" table:style-name="ce11">
            <text:p>65,518</text:p>
          </table:table-cell>
          <table:table-cell office:value-type="float" office:value="33456" table:style-name="ce11">
            <text:p>33,456</text:p>
          </table:table-cell>
          <table:table-cell office:value-type="float" office:value="32062" table:style-name="ce10">
            <text:p>32,062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潭子區</text:p>
          </table:table-cell>
          <table:table-cell office:value-type="float" office:value="36303" table:style-name="ce53">
            <text:p>36,303</text:p>
          </table:table-cell>
          <table:table-cell office:value-type="float" office:value="108153" table:style-name="ce11">
            <text:p>108,153</text:p>
          </table:table-cell>
          <table:table-cell office:value-type="float" office:value="53423" table:style-name="ce11">
            <text:p>53,423</text:p>
          </table:table-cell>
          <table:table-cell office:value-type="float" office:value="54730" table:style-name="ce10">
            <text:p>54,730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雅區</text:p>
          </table:table-cell>
          <table:table-cell office:value-type="float" office:value="29525" table:style-name="ce53">
            <text:p>29,525</text:p>
          </table:table-cell>
          <table:table-cell office:value-type="float" office:value="95131" table:style-name="ce11">
            <text:p>95,131</text:p>
          </table:table-cell>
          <table:table-cell office:value-type="float" office:value="47470" table:style-name="ce11">
            <text:p>47,470</text:p>
          </table:table-cell>
          <table:table-cell office:value-type="float" office:value="47661" table:style-name="ce10">
            <text:p>47,661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新社區</text:p>
          </table:table-cell>
          <table:table-cell office:value-type="float" office:value="7564" table:style-name="ce53">
            <text:p>7,564</text:p>
          </table:table-cell>
          <table:table-cell office:value-type="float" office:value="24806" table:style-name="ce11">
            <text:p>24,806</text:p>
          </table:table-cell>
          <table:table-cell office:value-type="float" office:value="12878" table:style-name="ce11">
            <text:p>12,878</text:p>
          </table:table-cell>
          <table:table-cell office:value-type="float" office:value="11928" table:style-name="ce10">
            <text:p>11,928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石岡區</text:p>
          </table:table-cell>
          <table:table-cell office:value-type="float" office:value="4890" table:style-name="ce53">
            <text:p>4,890</text:p>
          </table:table-cell>
          <table:table-cell office:value-type="float" office:value="15072" table:style-name="ce11">
            <text:p>15,072</text:p>
          </table:table-cell>
          <table:table-cell office:value-type="float" office:value="7819" table:style-name="ce11">
            <text:p>7,819</text:p>
          </table:table-cell>
          <table:table-cell office:value-type="float" office:value="7253" table:style-name="ce10">
            <text:p>7,253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外埔區</text:p>
          </table:table-cell>
          <table:table-cell office:value-type="float" office:value="9720" table:style-name="ce53">
            <text:p>9,720</text:p>
          </table:table-cell>
          <table:table-cell office:value-type="float" office:value="32123" table:style-name="ce11">
            <text:p>32,123</text:p>
          </table:table-cell>
          <table:table-cell office:value-type="float" office:value="16461" table:style-name="ce11">
            <text:p>16,461</text:p>
          </table:table-cell>
          <table:table-cell office:value-type="float" office:value="15662" table:style-name="ce10">
            <text:p>15,662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安區</text:p>
          </table:table-cell>
          <table:table-cell office:value-type="float" office:value="5476" table:style-name="ce53">
            <text:p>5,476</text:p>
          </table:table-cell>
          <table:table-cell office:value-type="float" office:value="19325" table:style-name="ce11">
            <text:p>19,325</text:p>
          </table:table-cell>
          <table:table-cell office:value-type="float" office:value="10208" table:style-name="ce11">
            <text:p>10,208</text:p>
          </table:table-cell>
          <table:table-cell office:value-type="float" office:value="9117" table:style-name="ce10">
            <text:p>9,117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烏日區</text:p>
          </table:table-cell>
          <table:table-cell office:value-type="float" office:value="24470" table:style-name="ce53">
            <text:p>24,470</text:p>
          </table:table-cell>
          <table:table-cell office:value-type="float" office:value="74324" table:style-name="ce11">
            <text:p>74,324</text:p>
          </table:table-cell>
          <table:table-cell office:value-type="float" office:value="37343" table:style-name="ce11">
            <text:p>37,343</text:p>
          </table:table-cell>
          <table:table-cell office:value-type="float" office:value="36981" table:style-name="ce10">
            <text:p>36,981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肚區</text:p>
          </table:table-cell>
          <table:table-cell office:value-type="float" office:value="17624" table:style-name="ce53">
            <text:p>17,624</text:p>
          </table:table-cell>
          <table:table-cell office:value-type="float" office:value="57294" table:style-name="ce11">
            <text:p>57,294</text:p>
          </table:table-cell>
          <table:table-cell office:value-type="float" office:value="29263" table:style-name="ce11">
            <text:p>29,263</text:p>
          </table:table-cell>
          <table:table-cell office:value-type="float" office:value="28031" table:style-name="ce10">
            <text:p>28,031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龍井區</text:p>
          </table:table-cell>
          <table:table-cell office:value-type="float" office:value="23026" table:style-name="ce53">
            <text:p>23,026</text:p>
          </table:table-cell>
          <table:table-cell office:value-type="float" office:value="77522" table:style-name="ce11">
            <text:p>77,522</text:p>
          </table:table-cell>
          <table:table-cell office:value-type="float" office:value="39070" table:style-name="ce11">
            <text:p>39,070</text:p>
          </table:table-cell>
          <table:table-cell office:value-type="float" office:value="38452" table:style-name="ce10">
            <text:p>38,452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霧峰區</text:p>
          </table:table-cell>
          <table:table-cell office:value-type="float" office:value="20203" table:style-name="ce53">
            <text:p>20,203</text:p>
          </table:table-cell>
          <table:table-cell office:value-type="float" office:value="65353" table:style-name="ce11">
            <text:p>65,353</text:p>
          </table:table-cell>
          <table:table-cell office:value-type="float" office:value="33142" table:style-name="ce11">
            <text:p>33,142</text:p>
          </table:table-cell>
          <table:table-cell office:value-type="float" office:value="32211" table:style-name="ce10">
            <text:p>32,211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太平區</text:p>
          </table:table-cell>
          <table:table-cell office:value-type="float" office:value="63493" table:style-name="ce53">
            <text:p>63,493</text:p>
          </table:table-cell>
          <table:table-cell office:value-type="float" office:value="188359" table:style-name="ce11">
            <text:p>188,359</text:p>
          </table:table-cell>
          <table:table-cell office:value-type="float" office:value="93449" table:style-name="ce11">
            <text:p>93,449</text:p>
          </table:table-cell>
          <table:table-cell office:value-type="float" office:value="94910" table:style-name="ce10">
            <text:p>94,910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里區</text:p>
          </table:table-cell>
          <table:table-cell office:value-type="float" office:value="69342" table:style-name="ce53">
            <text:p>69,342</text:p>
          </table:table-cell>
          <table:table-cell office:value-type="float" office:value="211132" table:style-name="ce11">
            <text:p>211,132</text:p>
          </table:table-cell>
          <table:table-cell office:value-type="float" office:value="103855" table:style-name="ce11">
            <text:p>103,855</text:p>
          </table:table-cell>
          <table:table-cell office:value-type="float" office:value="107277" table:style-name="ce10">
            <text:p>107,277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※和平區</text:p>
          </table:table-cell>
          <table:table-cell office:value-type="float" office:value="4550" table:style-name="ce54">
            <text:p>4,550</text:p>
          </table:table-cell>
          <table:table-cell office:value-type="float" office:value="10870" table:style-name="ce18">
            <text:p>10,870</text:p>
          </table:table-cell>
          <table:table-cell office:value-type="float" office:value="5852" table:style-name="ce18">
            <text:p>5,852</text:p>
          </table:table-cell>
          <table:table-cell office:value-type="float" office:value="5018" table:style-name="ce17">
            <text:p>5,018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9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7">
            <text:p>區域別</text:p>
          </table:table-cell>
          <table:table-cell office:value-type="string" table:number-columns-spanned="1" table:number-rows-spanned="2" table:style-name="ce108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南市</text:p>
          </table:table-cell>
          <table:table-cell office:value-type="float" office:value="683188" table:style-name="ce72">
            <text:p>683,188</text:p>
          </table:table-cell>
          <table:table-cell office:value-type="float" office:value="1886088" table:style-name="ce80">
            <text:p>1,886,088</text:p>
          </table:table-cell>
          <table:table-cell office:value-type="float" office:value="942212" table:style-name="ce80">
            <text:p>942,212</text:p>
          </table:table-cell>
          <table:table-cell office:value-type="float" office:value="943876" table:style-name="ce74">
            <text:p>943,87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9023" table:style-name="ce53">
            <text:p>29,023</text:p>
          </table:table-cell>
          <table:table-cell office:value-type="float" office:value="77976" table:style-name="ce11">
            <text:p>77,976</text:p>
          </table:table-cell>
          <table:table-cell office:value-type="float" office:value="38589" table:style-name="ce11">
            <text:p>38,589</text:p>
          </table:table-cell>
          <table:table-cell office:value-type="float" office:value="39387" table:style-name="ce10">
            <text:p>39,38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051" table:style-name="ce53">
            <text:p>10,051</text:p>
          </table:table-cell>
          <table:table-cell office:value-type="float" office:value="25593" table:style-name="ce11">
            <text:p>25,593</text:p>
          </table:table-cell>
          <table:table-cell office:value-type="float" office:value="13377" table:style-name="ce11">
            <text:p>13,377</text:p>
          </table:table-cell>
          <table:table-cell office:value-type="float" office:value="12216" table:style-name="ce10">
            <text:p>12,21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851" table:style-name="ce53">
            <text:p>10,851</text:p>
          </table:table-cell>
          <table:table-cell office:value-type="float" office:value="28605" table:style-name="ce11">
            <text:p>28,605</text:p>
          </table:table-cell>
          <table:table-cell office:value-type="float" office:value="14941" table:style-name="ce11">
            <text:p>14,941</text:p>
          </table:table-cell>
          <table:table-cell office:value-type="float" office:value="13664" table:style-name="ce10">
            <text:p>13,66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7912" table:style-name="ce53">
            <text:p>7,912</text:p>
          </table:table-cell>
          <table:table-cell office:value-type="float" office:value="21381" table:style-name="ce11">
            <text:p>21,381</text:p>
          </table:table-cell>
          <table:table-cell office:value-type="float" office:value="11173" table:style-name="ce11">
            <text:p>11,173</text:p>
          </table:table-cell>
          <table:table-cell office:value-type="float" office:value="10208" table:style-name="ce10">
            <text:p>10,20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888" table:style-name="ce53">
            <text:p>8,888</text:p>
          </table:table-cell>
          <table:table-cell office:value-type="float" office:value="23811" table:style-name="ce11">
            <text:p>23,811</text:p>
          </table:table-cell>
          <table:table-cell office:value-type="float" office:value="12399" table:style-name="ce11">
            <text:p>12,399</text:p>
          </table:table-cell>
          <table:table-cell office:value-type="float" office:value="11412" table:style-name="ce10">
            <text:p>11,41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391" table:style-name="ce53">
            <text:p>8,391</text:p>
          </table:table-cell>
          <table:table-cell office:value-type="float" office:value="21103" table:style-name="ce11">
            <text:p>21,103</text:p>
          </table:table-cell>
          <table:table-cell office:value-type="float" office:value="11213" table:style-name="ce11">
            <text:p>11,213</text:p>
          </table:table-cell>
          <table:table-cell office:value-type="float" office:value="9890" table:style-name="ce10">
            <text:p>9,89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5808" table:style-name="ce53">
            <text:p>15,808</text:p>
          </table:table-cell>
          <table:table-cell office:value-type="float" office:value="44645" table:style-name="ce11">
            <text:p>44,645</text:p>
          </table:table-cell>
          <table:table-cell office:value-type="float" office:value="22686" table:style-name="ce11">
            <text:p>22,686</text:p>
          </table:table-cell>
          <table:table-cell office:value-type="float" office:value="21959" table:style-name="ce10">
            <text:p>21,95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105" table:style-name="ce53">
            <text:p>9,105</text:p>
          </table:table-cell>
          <table:table-cell office:value-type="float" office:value="24304" table:style-name="ce11">
            <text:p>24,304</text:p>
          </table:table-cell>
          <table:table-cell office:value-type="float" office:value="12545" table:style-name="ce11">
            <text:p>12,545</text:p>
          </table:table-cell>
          <table:table-cell office:value-type="float" office:value="11759" table:style-name="ce10">
            <text:p>11,75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7757" table:style-name="ce53">
            <text:p>7,757</text:p>
          </table:table-cell>
          <table:table-cell office:value-type="float" office:value="22324" table:style-name="ce11">
            <text:p>22,324</text:p>
          </table:table-cell>
          <table:table-cell office:value-type="float" office:value="11555" table:style-name="ce11">
            <text:p>11,555</text:p>
          </table:table-cell>
          <table:table-cell office:value-type="float" office:value="10769" table:style-name="ce10">
            <text:p>10,76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7947" table:style-name="ce53">
            <text:p>7,947</text:p>
          </table:table-cell>
          <table:table-cell office:value-type="float" office:value="21477" table:style-name="ce11">
            <text:p>21,477</text:p>
          </table:table-cell>
          <table:table-cell office:value-type="float" office:value="10946" table:style-name="ce11">
            <text:p>10,946</text:p>
          </table:table-cell>
          <table:table-cell office:value-type="float" office:value="10531" table:style-name="ce10">
            <text:p>10,53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875" table:style-name="ce53">
            <text:p>3,875</text:p>
          </table:table-cell>
          <table:table-cell office:value-type="float" office:value="9815" table:style-name="ce11">
            <text:p>9,815</text:p>
          </table:table-cell>
          <table:table-cell office:value-type="float" office:value="5259" table:style-name="ce11">
            <text:p>5,259</text:p>
          </table:table-cell>
          <table:table-cell office:value-type="float" office:value="4556" table:style-name="ce10">
            <text:p>4,55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0665" table:style-name="ce53">
            <text:p>20,665</text:p>
          </table:table-cell>
          <table:table-cell office:value-type="float" office:value="59437" table:style-name="ce11">
            <text:p>59,437</text:p>
          </table:table-cell>
          <table:table-cell office:value-type="float" office:value="29485" table:style-name="ce11">
            <text:p>29,485</text:p>
          </table:table-cell>
          <table:table-cell office:value-type="float" office:value="29952" table:style-name="ce10">
            <text:p>29,95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649" table:style-name="ce53">
            <text:p>9,649</text:p>
          </table:table-cell>
          <table:table-cell office:value-type="float" office:value="26112" table:style-name="ce11">
            <text:p>26,112</text:p>
          </table:table-cell>
          <table:table-cell office:value-type="float" office:value="13332" table:style-name="ce11">
            <text:p>13,332</text:p>
          </table:table-cell>
          <table:table-cell office:value-type="float" office:value="12780" table:style-name="ce10">
            <text:p>12,78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182" table:style-name="ce53">
            <text:p>8,182</text:p>
          </table:table-cell>
          <table:table-cell office:value-type="float" office:value="24763" table:style-name="ce11">
            <text:p>24,763</text:p>
          </table:table-cell>
          <table:table-cell office:value-type="float" office:value="12517" table:style-name="ce11">
            <text:p>12,517</text:p>
          </table:table-cell>
          <table:table-cell office:value-type="float" office:value="12246" table:style-name="ce10">
            <text:p>12,24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8082" table:style-name="ce53">
            <text:p>8,082</text:p>
          </table:table-cell>
          <table:table-cell office:value-type="float" office:value="23046" table:style-name="ce11">
            <text:p>23,046</text:p>
          </table:table-cell>
          <table:table-cell office:value-type="float" office:value="11915" table:style-name="ce11">
            <text:p>11,915</text:p>
          </table:table-cell>
          <table:table-cell office:value-type="float" office:value="11131" table:style-name="ce10">
            <text:p>11,13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286" table:style-name="ce53">
            <text:p>7,286</text:p>
          </table:table-cell>
          <table:table-cell office:value-type="float" office:value="19867" table:style-name="ce11">
            <text:p>19,867</text:p>
          </table:table-cell>
          <table:table-cell office:value-type="float" office:value="10112" table:style-name="ce11">
            <text:p>10,112</text:p>
          </table:table-cell>
          <table:table-cell office:value-type="float" office:value="9755" table:style-name="ce10">
            <text:p>9,75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261" table:style-name="ce53">
            <text:p>4,261</text:p>
          </table:table-cell>
          <table:table-cell office:value-type="float" office:value="11199" table:style-name="ce11">
            <text:p>11,199</text:p>
          </table:table-cell>
          <table:table-cell office:value-type="float" office:value="5669" table:style-name="ce11">
            <text:p>5,669</text:p>
          </table:table-cell>
          <table:table-cell office:value-type="float" office:value="5530" table:style-name="ce10">
            <text:p>5,53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431" table:style-name="ce53">
            <text:p>14,431</text:p>
          </table:table-cell>
          <table:table-cell office:value-type="float" office:value="43686" table:style-name="ce11">
            <text:p>43,686</text:p>
          </table:table-cell>
          <table:table-cell office:value-type="float" office:value="22261" table:style-name="ce11">
            <text:p>22,261</text:p>
          </table:table-cell>
          <table:table-cell office:value-type="float" office:value="21425" table:style-name="ce10">
            <text:p>21,42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7633" table:style-name="ce53">
            <text:p>17,633</text:p>
          </table:table-cell>
          <table:table-cell office:value-type="float" office:value="48239" table:style-name="ce11">
            <text:p>48,239</text:p>
          </table:table-cell>
          <table:table-cell office:value-type="float" office:value="24270" table:style-name="ce11">
            <text:p>24,270</text:p>
          </table:table-cell>
          <table:table-cell office:value-type="float" office:value="23969" table:style-name="ce10">
            <text:p>23,96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2239" table:style-name="ce53">
            <text:p>12,239</text:p>
          </table:table-cell>
          <table:table-cell office:value-type="float" office:value="36448" table:style-name="ce11">
            <text:p>36,448</text:p>
          </table:table-cell>
          <table:table-cell office:value-type="float" office:value="18298" table:style-name="ce11">
            <text:p>18,298</text:p>
          </table:table-cell>
          <table:table-cell office:value-type="float" office:value="18150" table:style-name="ce10">
            <text:p>18,15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10096" table:style-name="ce53">
            <text:p>10,096</text:p>
          </table:table-cell>
          <table:table-cell office:value-type="float" office:value="30581" table:style-name="ce11">
            <text:p>30,581</text:p>
          </table:table-cell>
          <table:table-cell office:value-type="float" office:value="15710" table:style-name="ce11">
            <text:p>15,710</text:p>
          </table:table-cell>
          <table:table-cell office:value-type="float" office:value="14871" table:style-name="ce10">
            <text:p>14,87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715" table:style-name="ce53">
            <text:p>2,715</text:p>
          </table:table-cell>
          <table:table-cell office:value-type="float" office:value="7325" table:style-name="ce11">
            <text:p>7,325</text:p>
          </table:table-cell>
          <table:table-cell office:value-type="float" office:value="3834" table:style-name="ce11">
            <text:p>3,834</text:p>
          </table:table-cell>
          <table:table-cell office:value-type="float" office:value="3491" table:style-name="ce10">
            <text:p>3,49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46" table:style-name="ce53">
            <text:p>5,146</text:p>
          </table:table-cell>
          <table:table-cell office:value-type="float" office:value="14159" table:style-name="ce11">
            <text:p>14,159</text:p>
          </table:table-cell>
          <table:table-cell office:value-type="float" office:value="7322" table:style-name="ce11">
            <text:p>7,322</text:p>
          </table:table-cell>
          <table:table-cell office:value-type="float" office:value="6837" table:style-name="ce10">
            <text:p>6,83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509" table:style-name="ce53">
            <text:p>3,509</text:p>
          </table:table-cell>
          <table:table-cell office:value-type="float" office:value="9729" table:style-name="ce11">
            <text:p>9,729</text:p>
          </table:table-cell>
          <table:table-cell office:value-type="float" office:value="5147" table:style-name="ce11">
            <text:p>5,147</text:p>
          </table:table-cell>
          <table:table-cell office:value-type="float" office:value="4582" table:style-name="ce10">
            <text:p>4,58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872" table:style-name="ce53">
            <text:p>2,872</text:p>
          </table:table-cell>
          <table:table-cell office:value-type="float" office:value="8781" table:style-name="ce11">
            <text:p>8,781</text:p>
          </table:table-cell>
          <table:table-cell office:value-type="float" office:value="4746" table:style-name="ce11">
            <text:p>4,746</text:p>
          </table:table-cell>
          <table:table-cell office:value-type="float" office:value="4035" table:style-name="ce10">
            <text:p>4,03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978" table:style-name="ce53">
            <text:p>1,978</text:p>
          </table:table-cell>
          <table:table-cell office:value-type="float" office:value="4894" table:style-name="ce11">
            <text:p>4,894</text:p>
          </table:table-cell>
          <table:table-cell office:value-type="float" office:value="2747" table:style-name="ce11">
            <text:p>2,747</text:p>
          </table:table-cell>
          <table:table-cell office:value-type="float" office:value="2147" table:style-name="ce10">
            <text:p>2,14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7612" table:style-name="ce53">
            <text:p>27,612</text:p>
          </table:table-cell>
          <table:table-cell office:value-type="float" office:value="75410" table:style-name="ce11">
            <text:p>75,410</text:p>
          </table:table-cell>
          <table:table-cell office:value-type="float" office:value="38180" table:style-name="ce11">
            <text:p>38,180</text:p>
          </table:table-cell>
          <table:table-cell office:value-type="float" office:value="37230" table:style-name="ce10">
            <text:p>37,23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2680" table:style-name="ce53">
            <text:p>22,680</text:p>
          </table:table-cell>
          <table:table-cell office:value-type="float" office:value="68340" table:style-name="ce11">
            <text:p>68,340</text:p>
          </table:table-cell>
          <table:table-cell office:value-type="float" office:value="34716" table:style-name="ce11">
            <text:p>34,716</text:p>
          </table:table-cell>
          <table:table-cell office:value-type="float" office:value="33624" table:style-name="ce10">
            <text:p>33,62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110" table:style-name="ce53">
            <text:p>11,110</text:p>
          </table:table-cell>
          <table:table-cell office:value-type="float" office:value="34438" table:style-name="ce11">
            <text:p>34,438</text:p>
          </table:table-cell>
          <table:table-cell office:value-type="float" office:value="17761" table:style-name="ce11">
            <text:p>17,761</text:p>
          </table:table-cell>
          <table:table-cell office:value-type="float" office:value="16677" table:style-name="ce10">
            <text:p>16,67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539" table:style-name="ce53">
            <text:p>1,539</text:p>
          </table:table-cell>
          <table:table-cell office:value-type="float" office:value="4048" table:style-name="ce11">
            <text:p>4,048</text:p>
          </table:table-cell>
          <table:table-cell office:value-type="float" office:value="2160" table:style-name="ce11">
            <text:p>2,160</text:p>
          </table:table-cell>
          <table:table-cell office:value-type="float" office:value="1888" table:style-name="ce10">
            <text:p>1,88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3968" table:style-name="ce53">
            <text:p>83,968</text:p>
          </table:table-cell>
          <table:table-cell office:value-type="float" office:value="233555" table:style-name="ce11">
            <text:p>233,555</text:p>
          </table:table-cell>
          <table:table-cell office:value-type="float" office:value="115100" table:style-name="ce11">
            <text:p>115,100</text:p>
          </table:table-cell>
          <table:table-cell office:value-type="float" office:value="118455" table:style-name="ce10">
            <text:p>118,45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1953" table:style-name="ce53">
            <text:p>71,953</text:p>
          </table:table-cell>
          <table:table-cell office:value-type="float" office:value="186959" table:style-name="ce11">
            <text:p>186,959</text:p>
          </table:table-cell>
          <table:table-cell office:value-type="float" office:value="89659" table:style-name="ce11">
            <text:p>89,659</text:p>
          </table:table-cell>
          <table:table-cell office:value-type="float" office:value="97300" table:style-name="ce10">
            <text:p>97,30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5679" table:style-name="ce53">
            <text:p>45,679</text:p>
          </table:table-cell>
          <table:table-cell office:value-type="float" office:value="125596" table:style-name="ce11">
            <text:p>125,596</text:p>
          </table:table-cell>
          <table:table-cell office:value-type="float" office:value="62201" table:style-name="ce11">
            <text:p>62,201</text:p>
          </table:table-cell>
          <table:table-cell office:value-type="float" office:value="63395" table:style-name="ce10">
            <text:p>63,39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0899" table:style-name="ce53">
            <text:p>50,899</text:p>
          </table:table-cell>
          <table:table-cell office:value-type="float" office:value="132702" table:style-name="ce11">
            <text:p>132,702</text:p>
          </table:table-cell>
          <table:table-cell office:value-type="float" office:value="64556" table:style-name="ce11">
            <text:p>64,556</text:p>
          </table:table-cell>
          <table:table-cell office:value-type="float" office:value="68146" table:style-name="ce10">
            <text:p>68,14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2688" table:style-name="ce53">
            <text:p>62,688</text:p>
          </table:table-cell>
          <table:table-cell office:value-type="float" office:value="192024" table:style-name="ce11">
            <text:p>192,024</text:p>
          </table:table-cell>
          <table:table-cell office:value-type="float" office:value="96789" table:style-name="ce11">
            <text:p>96,789</text:p>
          </table:table-cell>
          <table:table-cell office:value-type="float" office:value="95235" table:style-name="ce10">
            <text:p>95,23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5590" table:style-name="ce53">
            <text:p>25,590</text:p>
          </table:table-cell>
          <table:table-cell office:value-type="float" office:value="66319" table:style-name="ce11">
            <text:p>66,319</text:p>
          </table:table-cell>
          <table:table-cell office:value-type="float" office:value="31505" table:style-name="ce11">
            <text:p>31,505</text:p>
          </table:table-cell>
          <table:table-cell office:value-type="float" office:value="34814" table:style-name="ce10">
            <text:p>34,814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中西區</text:p>
          </table:table-cell>
          <table:table-cell office:value-type="float" office:value="31118" table:style-name="ce54">
            <text:p>31,118</text:p>
          </table:table-cell>
          <table:table-cell office:value-type="float" office:value="77397" table:style-name="ce18">
            <text:p>77,397</text:p>
          </table:table-cell>
          <table:table-cell office:value-type="float" office:value="37537" table:style-name="ce18">
            <text:p>37,537</text:p>
          </table:table-cell>
          <table:table-cell office:value-type="float" office:value="39860" table:style-name="ce17">
            <text:p>39,860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9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7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高雄市</text:p>
          </table:table-cell>
          <table:table-cell office:value-type="float" office:value="1091278" table:style-name="ce76">
            <text:p>1,091,278</text:p>
          </table:table-cell>
          <table:table-cell office:value-type="float" office:value="2777021" table:style-name="ce80">
            <text:p>2,777,021</text:p>
          </table:table-cell>
          <table:table-cell office:value-type="float" office:value="1376232" table:style-name="ce81">
            <text:p>1,376,232</text:p>
          </table:table-cell>
          <table:table-cell office:value-type="float" office:value="1400789" table:style-name="ce73">
            <text:p>1,400,7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800" table:style-name="ce9">
            <text:p>10,800</text:p>
          </table:table-cell>
          <table:table-cell office:value-type="float" office:value="24287" table:style-name="ce11">
            <text:p>24,287</text:p>
          </table:table-cell>
          <table:table-cell office:value-type="float" office:value="12038" table:style-name="ce9">
            <text:p>12,038</text:p>
          </table:table-cell>
          <table:table-cell office:value-type="float" office:value="12249" table:style-name="ce9">
            <text:p>12,2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57988" table:style-name="ce9">
            <text:p>57,988</text:p>
          </table:table-cell>
          <table:table-cell office:value-type="float" office:value="138828" table:style-name="ce11">
            <text:p>138,828</text:p>
          </table:table-cell>
          <table:table-cell office:value-type="float" office:value="67058" table:style-name="ce9">
            <text:p>67,058</text:p>
          </table:table-cell>
          <table:table-cell office:value-type="float" office:value="71770" table:style-name="ce9">
            <text:p>71,7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79016" table:style-name="ce9">
            <text:p>79,016</text:p>
          </table:table-cell>
          <table:table-cell office:value-type="float" office:value="197196" table:style-name="ce11">
            <text:p>197,196</text:p>
          </table:table-cell>
          <table:table-cell office:value-type="float" office:value="94877" table:style-name="ce9">
            <text:p>94,877</text:p>
          </table:table-cell>
          <table:table-cell office:value-type="float" office:value="102319" table:style-name="ce9">
            <text:p>102,3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70228" table:style-name="ce9">
            <text:p>70,228</text:p>
          </table:table-cell>
          <table:table-cell office:value-type="float" office:value="183272" table:style-name="ce11">
            <text:p>183,272</text:p>
          </table:table-cell>
          <table:table-cell office:value-type="float" office:value="90054" table:style-name="ce9">
            <text:p>90,054</text:p>
          </table:table-cell>
          <table:table-cell office:value-type="float" office:value="93218" table:style-name="ce9">
            <text:p>93,2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6831" table:style-name="ce9">
            <text:p>136,831</text:p>
          </table:table-cell>
          <table:table-cell office:value-type="float" office:value="343787" table:style-name="ce11">
            <text:p>343,787</text:p>
          </table:table-cell>
          <table:table-cell office:value-type="float" office:value="166392" table:style-name="ce9">
            <text:p>166,392</text:p>
          </table:table-cell>
          <table:table-cell office:value-type="float" office:value="177395" table:style-name="ce9">
            <text:p>177,3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2822" table:style-name="ce9">
            <text:p>22,822</text:p>
          </table:table-cell>
          <table:table-cell office:value-type="float" office:value="51228" table:style-name="ce11">
            <text:p>51,228</text:p>
          </table:table-cell>
          <table:table-cell office:value-type="float" office:value="24646" table:style-name="ce9">
            <text:p>24,646</text:p>
          </table:table-cell>
          <table:table-cell office:value-type="float" office:value="26582" table:style-name="ce9">
            <text:p>26,5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2624" table:style-name="ce9">
            <text:p>12,624</text:p>
          </table:table-cell>
          <table:table-cell office:value-type="float" office:value="27022" table:style-name="ce11">
            <text:p>27,022</text:p>
          </table:table-cell>
          <table:table-cell office:value-type="float" office:value="12901" table:style-name="ce9">
            <text:p>12,901</text:p>
          </table:table-cell>
          <table:table-cell office:value-type="float" office:value="14121" table:style-name="ce9">
            <text:p>14,1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2229" table:style-name="ce9">
            <text:p>72,229</text:p>
          </table:table-cell>
          <table:table-cell office:value-type="float" office:value="171398" table:style-name="ce11">
            <text:p>171,398</text:p>
          </table:table-cell>
          <table:table-cell office:value-type="float" office:value="82537" table:style-name="ce9">
            <text:p>82,537</text:p>
          </table:table-cell>
          <table:table-cell office:value-type="float" office:value="88861" table:style-name="ce9">
            <text:p>88,8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8783" table:style-name="ce9">
            <text:p>78,783</text:p>
          </table:table-cell>
          <table:table-cell office:value-type="float" office:value="190034" table:style-name="ce11">
            <text:p>190,034</text:p>
          </table:table-cell>
          <table:table-cell office:value-type="float" office:value="93450" table:style-name="ce9">
            <text:p>93,450</text:p>
          </table:table-cell>
          <table:table-cell office:value-type="float" office:value="96584" table:style-name="ce9">
            <text:p>96,5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1130" table:style-name="ce9">
            <text:p>11,130</text:p>
          </table:table-cell>
          <table:table-cell office:value-type="float" office:value="28792" table:style-name="ce11">
            <text:p>28,792</text:p>
          </table:table-cell>
          <table:table-cell office:value-type="float" office:value="14863" table:style-name="ce9">
            <text:p>14,863</text:p>
          </table:table-cell>
          <table:table-cell office:value-type="float" office:value="13929" table:style-name="ce9">
            <text:p>13,929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小港區</text:p>
          </table:table-cell>
          <table:table-cell office:value-type="float" office:value="67970" table:style-name="ce9">
            <text:p>67,970</text:p>
          </table:table-cell>
          <table:table-cell office:value-type="float" office:value="157294" table:style-name="ce11">
            <text:p>157,294</text:p>
          </table:table-cell>
          <table:table-cell office:value-type="float" office:value="78153" table:style-name="ce9">
            <text:p>78,153</text:p>
          </table:table-cell>
          <table:table-cell office:value-type="float" office:value="79141" table:style-name="ce9">
            <text:p>79,1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40514" table:style-name="ce9">
            <text:p>140,514</text:p>
          </table:table-cell>
          <table:table-cell office:value-type="float" office:value="358787" table:style-name="ce11">
            <text:p>358,787</text:p>
          </table:table-cell>
          <table:table-cell office:value-type="float" office:value="176027" table:style-name="ce9">
            <text:p>176,027</text:p>
          </table:table-cell>
          <table:table-cell office:value-type="float" office:value="182760" table:style-name="ce9">
            <text:p>182,7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5853" table:style-name="ce9">
            <text:p>25,853</text:p>
          </table:table-cell>
          <table:table-cell office:value-type="float" office:value="69957" table:style-name="ce11">
            <text:p>69,957</text:p>
          </table:table-cell>
          <table:table-cell office:value-type="float" office:value="35374" table:style-name="ce9">
            <text:p>35,374</text:p>
          </table:table-cell>
          <table:table-cell office:value-type="float" office:value="34583" table:style-name="ce9">
            <text:p>34,5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2184" table:style-name="ce9">
            <text:p>42,184</text:p>
          </table:table-cell>
          <table:table-cell office:value-type="float" office:value="112324" table:style-name="ce11">
            <text:p>112,324</text:p>
          </table:table-cell>
          <table:table-cell office:value-type="float" office:value="57492" table:style-name="ce9">
            <text:p>57,492</text:p>
          </table:table-cell>
          <table:table-cell office:value-type="float" office:value="54832" table:style-name="ce9">
            <text:p>54,8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3620" table:style-name="ce9">
            <text:p>13,620</text:p>
          </table:table-cell>
          <table:table-cell office:value-type="float" office:value="42790" table:style-name="ce11">
            <text:p>42,790</text:p>
          </table:table-cell>
          <table:table-cell office:value-type="float" office:value="21934" table:style-name="ce9">
            <text:p>21,934</text:p>
          </table:table-cell>
          <table:table-cell office:value-type="float" office:value="20856" table:style-name="ce9">
            <text:p>20,8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3005" table:style-name="ce9">
            <text:p>13,005</text:p>
          </table:table-cell>
          <table:table-cell office:value-type="float" office:value="34568" table:style-name="ce11">
            <text:p>34,568</text:p>
          </table:table-cell>
          <table:table-cell office:value-type="float" office:value="17565" table:style-name="ce9">
            <text:p>17,565</text:p>
          </table:table-cell>
          <table:table-cell office:value-type="float" office:value="17003" table:style-name="ce9">
            <text:p>17,0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2893" table:style-name="ce9">
            <text:p>32,893</text:p>
          </table:table-cell>
          <table:table-cell office:value-type="float" office:value="85539" table:style-name="ce11">
            <text:p>85,539</text:p>
          </table:table-cell>
          <table:table-cell office:value-type="float" office:value="43463" table:style-name="ce9">
            <text:p>43,463</text:p>
          </table:table-cell>
          <table:table-cell office:value-type="float" office:value="42076" table:style-name="ce9">
            <text:p>42,0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8279" table:style-name="ce9">
            <text:p>18,279</text:p>
          </table:table-cell>
          <table:table-cell office:value-type="float" office:value="44256" table:style-name="ce11">
            <text:p>44,256</text:p>
          </table:table-cell>
          <table:table-cell office:value-type="float" office:value="22458" table:style-name="ce9">
            <text:p>22,458</text:p>
          </table:table-cell>
          <table:table-cell office:value-type="float" office:value="21798" table:style-name="ce9">
            <text:p>21,7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4921" table:style-name="ce9">
            <text:p>34,921</text:p>
          </table:table-cell>
          <table:table-cell office:value-type="float" office:value="97325" table:style-name="ce11">
            <text:p>97,325</text:p>
          </table:table-cell>
          <table:table-cell office:value-type="float" office:value="48353" table:style-name="ce9">
            <text:p>48,353</text:p>
          </table:table-cell>
          <table:table-cell office:value-type="float" office:value="48972" table:style-name="ce9">
            <text:p>48,9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3633" table:style-name="ce9">
            <text:p>13,633</text:p>
          </table:table-cell>
          <table:table-cell office:value-type="float" office:value="37575" table:style-name="ce11">
            <text:p>37,575</text:p>
          </table:table-cell>
          <table:table-cell office:value-type="float" office:value="19049" table:style-name="ce9">
            <text:p>19,049</text:p>
          </table:table-cell>
          <table:table-cell office:value-type="float" office:value="18526" table:style-name="ce9">
            <text:p>18,5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535" table:style-name="ce9">
            <text:p>10,535</text:p>
          </table:table-cell>
          <table:table-cell office:value-type="float" office:value="29917" table:style-name="ce11">
            <text:p>29,917</text:p>
          </table:table-cell>
          <table:table-cell office:value-type="float" office:value="15776" table:style-name="ce9">
            <text:p>15,776</text:p>
          </table:table-cell>
          <table:table-cell office:value-type="float" office:value="14141" table:style-name="ce9">
            <text:p>14,1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281" table:style-name="ce9">
            <text:p>3,281</text:p>
          </table:table-cell>
          <table:table-cell office:value-type="float" office:value="7264" table:style-name="ce11">
            <text:p>7,264</text:p>
          </table:table-cell>
          <table:table-cell office:value-type="float" office:value="4019" table:style-name="ce9">
            <text:p>4,019</text:p>
          </table:table-cell>
          <table:table-cell office:value-type="float" office:value="3245" table:style-name="ce9">
            <text:p>3,2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429" table:style-name="ce9">
            <text:p>9,429</text:p>
          </table:table-cell>
          <table:table-cell office:value-type="float" office:value="28934" table:style-name="ce11">
            <text:p>28,934</text:p>
          </table:table-cell>
          <table:table-cell office:value-type="float" office:value="14604" table:style-name="ce9">
            <text:p>14,604</text:p>
          </table:table-cell>
          <table:table-cell office:value-type="float" office:value="14330" table:style-name="ce9">
            <text:p>14,3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7056" table:style-name="ce9">
            <text:p>17,056</text:p>
          </table:table-cell>
          <table:table-cell office:value-type="float" office:value="52739" table:style-name="ce11">
            <text:p>52,739</text:p>
          </table:table-cell>
          <table:table-cell office:value-type="float" office:value="26935" table:style-name="ce9">
            <text:p>26,935</text:p>
          </table:table-cell>
          <table:table-cell office:value-type="float" office:value="25804" table:style-name="ce9">
            <text:p>25,8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0866" table:style-name="ce9">
            <text:p>10,866</text:p>
          </table:table-cell>
          <table:table-cell office:value-type="float" office:value="29833" table:style-name="ce11">
            <text:p>29,833</text:p>
          </table:table-cell>
          <table:table-cell office:value-type="float" office:value="15236" table:style-name="ce9">
            <text:p>15,236</text:p>
          </table:table-cell>
          <table:table-cell office:value-type="float" office:value="14597" table:style-name="ce9">
            <text:p>14,5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515" table:style-name="ce9">
            <text:p>10,515</text:p>
          </table:table-cell>
          <table:table-cell office:value-type="float" office:value="30277" table:style-name="ce11">
            <text:p>30,277</text:p>
          </table:table-cell>
          <table:table-cell office:value-type="float" office:value="15635" table:style-name="ce9">
            <text:p>15,635</text:p>
          </table:table-cell>
          <table:table-cell office:value-type="float" office:value="14642" table:style-name="ce9">
            <text:p>14,6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750" table:style-name="ce9">
            <text:p>5,750</text:p>
          </table:table-cell>
          <table:table-cell office:value-type="float" office:value="13988" table:style-name="ce11">
            <text:p>13,988</text:p>
          </table:table-cell>
          <table:table-cell office:value-type="float" office:value="7035" table:style-name="ce9">
            <text:p>7,035</text:p>
          </table:table-cell>
          <table:table-cell office:value-type="float" office:value="6953" table:style-name="ce9">
            <text:p>6,9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797" table:style-name="ce9">
            <text:p>6,797</text:p>
          </table:table-cell>
          <table:table-cell office:value-type="float" office:value="19399" table:style-name="ce11">
            <text:p>19,399</text:p>
          </table:table-cell>
          <table:table-cell office:value-type="float" office:value="9975" table:style-name="ce9">
            <text:p>9,975</text:p>
          </table:table-cell>
          <table:table-cell office:value-type="float" office:value="9424" table:style-name="ce9">
            <text:p>9,4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2643" table:style-name="ce9">
            <text:p>12,643</text:p>
          </table:table-cell>
          <table:table-cell office:value-type="float" office:value="36149" table:style-name="ce11">
            <text:p>36,149</text:p>
          </table:table-cell>
          <table:table-cell office:value-type="float" office:value="18598" table:style-name="ce9">
            <text:p>18,598</text:p>
          </table:table-cell>
          <table:table-cell office:value-type="float" office:value="17551" table:style-name="ce9">
            <text:p>17,5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773" table:style-name="ce9">
            <text:p>13,773</text:p>
          </table:table-cell>
          <table:table-cell office:value-type="float" office:value="37039" table:style-name="ce11">
            <text:p>37,039</text:p>
          </table:table-cell>
          <table:table-cell office:value-type="float" office:value="19155" table:style-name="ce9">
            <text:p>19,155</text:p>
          </table:table-cell>
          <table:table-cell office:value-type="float" office:value="17884" table:style-name="ce9">
            <text:p>17,8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719" table:style-name="ce9">
            <text:p>14,719</text:p>
          </table:table-cell>
          <table:table-cell office:value-type="float" office:value="40060" table:style-name="ce11">
            <text:p>40,060</text:p>
          </table:table-cell>
          <table:table-cell office:value-type="float" office:value="20996" table:style-name="ce9">
            <text:p>20,996</text:p>
          </table:table-cell>
          <table:table-cell office:value-type="float" office:value="19064" table:style-name="ce9">
            <text:p>19,0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560" table:style-name="ce9">
            <text:p>5,560</text:p>
          </table:table-cell>
          <table:table-cell office:value-type="float" office:value="13057" table:style-name="ce11">
            <text:p>13,057</text:p>
          </table:table-cell>
          <table:table-cell office:value-type="float" office:value="7025" table:style-name="ce9">
            <text:p>7,025</text:p>
          </table:table-cell>
          <table:table-cell office:value-type="float" office:value="6032" table:style-name="ce9">
            <text:p>6,0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334" table:style-name="ce9">
            <text:p>2,334</text:p>
          </table:table-cell>
          <table:table-cell office:value-type="float" office:value="6143" table:style-name="ce11">
            <text:p>6,143</text:p>
          </table:table-cell>
          <table:table-cell office:value-type="float" office:value="3266" table:style-name="ce9">
            <text:p>3,266</text:p>
          </table:table-cell>
          <table:table-cell office:value-type="float" office:value="2877" table:style-name="ce9">
            <text:p>2,877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804" table:style-name="ce9">
            <text:p>4,804</text:p>
          </table:table-cell>
          <table:table-cell office:value-type="float" office:value="12080" table:style-name="ce11">
            <text:p>12,080</text:p>
          </table:table-cell>
          <table:table-cell office:value-type="float" office:value="6592" table:style-name="ce9">
            <text:p>6,592</text:p>
          </table:table-cell>
          <table:table-cell office:value-type="float" office:value="5488" table:style-name="ce9">
            <text:p>5,488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116" table:style-name="ce9">
            <text:p>5,116</text:p>
          </table:table-cell>
          <table:table-cell office:value-type="float" office:value="14612" table:style-name="ce11">
            <text:p>14,612</text:p>
          </table:table-cell>
          <table:table-cell office:value-type="float" office:value="7919" table:style-name="ce9">
            <text:p>7,919</text:p>
          </table:table-cell>
          <table:table-cell office:value-type="float" office:value="6693" table:style-name="ce9">
            <text:p>6,693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茂林區</text:p>
          </table:table-cell>
          <table:table-cell office:value-type="float" office:value="592" table:style-name="ce9">
            <text:p>592</text:p>
          </table:table-cell>
          <table:table-cell office:value-type="float" office:value="1919" table:style-name="ce11">
            <text:p>1,919</text:p>
          </table:table-cell>
          <table:table-cell office:value-type="float" office:value="956" table:style-name="ce9">
            <text:p>956</text:p>
          </table:table-cell>
          <table:table-cell office:value-type="float" office:value="963" table:style-name="ce9">
            <text:p>963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桃源區</text:p>
          </table:table-cell>
          <table:table-cell office:value-type="float" office:value="1339" table:style-name="ce9">
            <text:p>1,339</text:p>
          </table:table-cell>
          <table:table-cell office:value-type="float" office:value="4238" table:style-name="ce11">
            <text:p>4,238</text:p>
          </table:table-cell>
          <table:table-cell office:value-type="float" office:value="2225" table:style-name="ce9">
            <text:p>2,225</text:p>
          </table:table-cell>
          <table:table-cell office:value-type="float" office:value="2013" table:style-name="ce9">
            <text:p>2,013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※那瑪夏區</text:p>
          </table:table-cell>
          <table:table-cell office:value-type="float" office:value="846" table:style-name="ce16">
            <text:p>846</text:p>
          </table:table-cell>
          <table:table-cell office:value-type="float" office:value="3114" table:style-name="ce18">
            <text:p>3,114</text:p>
          </table:table-cell>
          <table:table-cell office:value-type="float" office:value="1601" table:style-name="ce16">
            <text:p>1,601</text:p>
          </table:table-cell>
          <table:table-cell office:value-type="float" office:value="1513" table:style-name="ce16">
            <text:p>1,513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9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7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8">
            <text:p>宜蘭縣</text:p>
          </table:table-cell>
          <table:table-cell office:value-type="float" office:value="168505" table:style-name="ce72">
            <text:p>168,505</text:p>
          </table:table-cell>
          <table:table-cell office:value-type="float" office:value="456851" table:style-name="ce80">
            <text:p>456,851</text:p>
          </table:table-cell>
          <table:table-cell office:value-type="float" office:value="231178" table:style-name="ce80">
            <text:p>231,178</text:p>
          </table:table-cell>
          <table:table-cell office:value-type="float" office:value="225673" table:style-name="ce74">
            <text:p>225,67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6320" table:style-name="ce53">
            <text:p>36,320</text:p>
          </table:table-cell>
          <table:table-cell office:value-type="float" office:value="95895" table:style-name="ce11">
            <text:p>95,895</text:p>
          </table:table-cell>
          <table:table-cell office:value-type="float" office:value="46770" table:style-name="ce11">
            <text:p>46,770</text:p>
          </table:table-cell>
          <table:table-cell office:value-type="float" office:value="49125" table:style-name="ce10">
            <text:p>49,1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375" table:style-name="ce53">
            <text:p>26,375</text:p>
          </table:table-cell>
          <table:table-cell office:value-type="float" office:value="72306" table:style-name="ce11">
            <text:p>72,306</text:p>
          </table:table-cell>
          <table:table-cell office:value-type="float" office:value="34281" table:style-name="ce11">
            <text:p>34,281</text:p>
          </table:table-cell>
          <table:table-cell office:value-type="float" office:value="38025" table:style-name="ce10">
            <text:p>38,0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188" table:style-name="ce53">
            <text:p>14,188</text:p>
          </table:table-cell>
          <table:table-cell office:value-type="float" office:value="40143" table:style-name="ce11">
            <text:p>40,143</text:p>
          </table:table-cell>
          <table:table-cell office:value-type="float" office:value="20432" table:style-name="ce11">
            <text:p>20,432</text:p>
          </table:table-cell>
          <table:table-cell office:value-type="float" office:value="19711" table:style-name="ce10">
            <text:p>19,7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282" table:style-name="ce53">
            <text:p>10,282</text:p>
          </table:table-cell>
          <table:table-cell office:value-type="float" office:value="29482" table:style-name="ce11">
            <text:p>29,482</text:p>
          </table:table-cell>
          <table:table-cell office:value-type="float" office:value="15192" table:style-name="ce11">
            <text:p>15,192</text:p>
          </table:table-cell>
          <table:table-cell office:value-type="float" office:value="14290" table:style-name="ce10">
            <text:p>14,2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4070" table:style-name="ce53">
            <text:p>14,070</text:p>
          </table:table-cell>
          <table:table-cell office:value-type="float" office:value="35807" table:style-name="ce11">
            <text:p>35,807</text:p>
          </table:table-cell>
          <table:table-cell office:value-type="float" office:value="18634" table:style-name="ce11">
            <text:p>18,634</text:p>
          </table:table-cell>
          <table:table-cell office:value-type="float" office:value="17173" table:style-name="ce10">
            <text:p>17,1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8829" table:style-name="ce53">
            <text:p>8,829</text:p>
          </table:table-cell>
          <table:table-cell office:value-type="float" office:value="24240" table:style-name="ce11">
            <text:p>24,240</text:p>
          </table:table-cell>
          <table:table-cell office:value-type="float" office:value="12849" table:style-name="ce11">
            <text:p>12,849</text:p>
          </table:table-cell>
          <table:table-cell office:value-type="float" office:value="11391" table:style-name="ce10">
            <text:p>11,3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1731" table:style-name="ce53">
            <text:p>11,731</text:p>
          </table:table-cell>
          <table:table-cell office:value-type="float" office:value="32485" table:style-name="ce11">
            <text:p>32,485</text:p>
          </table:table-cell>
          <table:table-cell office:value-type="float" office:value="17212" table:style-name="ce11">
            <text:p>17,212</text:p>
          </table:table-cell>
          <table:table-cell office:value-type="float" office:value="15273" table:style-name="ce10">
            <text:p>15,2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19336" table:style-name="ce53">
            <text:p>19,336</text:p>
          </table:table-cell>
          <table:table-cell office:value-type="float" office:value="53387" table:style-name="ce11">
            <text:p>53,387</text:p>
          </table:table-cell>
          <table:table-cell office:value-type="float" office:value="27379" table:style-name="ce11">
            <text:p>27,379</text:p>
          </table:table-cell>
          <table:table-cell office:value-type="float" office:value="26008" table:style-name="ce10">
            <text:p>26,0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4952" table:style-name="ce53">
            <text:p>14,952</text:p>
          </table:table-cell>
          <table:table-cell office:value-type="float" office:value="39645" table:style-name="ce11">
            <text:p>39,645</text:p>
          </table:table-cell>
          <table:table-cell office:value-type="float" office:value="20484" table:style-name="ce11">
            <text:p>20,484</text:p>
          </table:table-cell>
          <table:table-cell office:value-type="float" office:value="19161" table:style-name="ce10">
            <text:p>19,1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8583" table:style-name="ce53">
            <text:p>8,583</text:p>
          </table:table-cell>
          <table:table-cell office:value-type="float" office:value="21477" table:style-name="ce11">
            <text:p>21,477</text:p>
          </table:table-cell>
          <table:table-cell office:value-type="float" office:value="11579" table:style-name="ce11">
            <text:p>11,579</text:p>
          </table:table-cell>
          <table:table-cell office:value-type="float" office:value="9898" table:style-name="ce10">
            <text:p>9,89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大同鄉</text:p>
          </table:table-cell>
          <table:table-cell office:value-type="float" office:value="1889" table:style-name="ce53">
            <text:p>1,889</text:p>
          </table:table-cell>
          <table:table-cell office:value-type="float" office:value="6095" table:style-name="ce11">
            <text:p>6,095</text:p>
          </table:table-cell>
          <table:table-cell office:value-type="float" office:value="3288" table:style-name="ce11">
            <text:p>3,288</text:p>
          </table:table-cell>
          <table:table-cell office:value-type="float" office:value="2807" table:style-name="ce10">
            <text:p>2,80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南澳鄉</text:p>
          </table:table-cell>
          <table:table-cell office:value-type="float" office:value="1950" table:style-name="ce54">
            <text:p>1,950</text:p>
          </table:table-cell>
          <table:table-cell office:value-type="float" office:value="5889" table:style-name="ce18">
            <text:p>5,889</text:p>
          </table:table-cell>
          <table:table-cell office:value-type="float" office:value="3078" table:style-name="ce18">
            <text:p>3,078</text:p>
          </table:table-cell>
          <table:table-cell office:value-type="float" office:value="2811" table:style-name="ce17">
            <text:p>2,811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7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9<text:span text:style-name="T2">月底</text:span></text:p>
          </table:table-cell>
          <table:table-cell table:number-columns-repeated="4" table:style-name="ce4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7">
            <text:p>區 <text:s/>域 <text:s/>別</text:p>
          </table:table-cell>
          <table:table-cell office:value-type="string" table:number-columns-spanned="1" table:number-rows-spanned="2" table:style-name="ce109">
            <text:p>戶 <text:s text:c="3"/>數</text:p>
          </table:table-cell>
          <table:table-cell office:value-type="string" table:style-name="ce45">
            <text:p>人 <text:s text:c="7"/>口 <text:s text:c="7"/>數</text:p>
          </table:table-cell>
          <table:table-cell table:number-columns-repeated="2" table:style-name="ce4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7">
            <text:p>計</text:p>
          </table:table-cell>
          <table:table-cell office:value-type="string" table:style-name="ce48">
            <text:p>男</text:p>
          </table:table-cell>
          <table:table-cell office:value-type="string" table:style-name="ce49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新竹縣</text:p>
          </table:table-cell>
          <table:table-cell office:value-type="float" office:value="190656" table:style-name="ce72">
            <text:p>190,656</text:p>
          </table:table-cell>
          <table:table-cell office:value-type="float" office:value="551201" table:style-name="ce80">
            <text:p>551,201</text:p>
          </table:table-cell>
          <table:table-cell office:value-type="float" office:value="281675" table:style-name="ce80">
            <text:p>281,675</text:p>
          </table:table-cell>
          <table:table-cell office:value-type="float" office:value="269526" table:style-name="ce74">
            <text:p>269,526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竹北市</text:p>
          </table:table-cell>
          <table:table-cell office:value-type="float" office:value="65207" table:style-name="ce53">
            <text:p>65,207</text:p>
          </table:table-cell>
          <table:table-cell office:value-type="float" office:value="180658" table:style-name="ce11">
            <text:p>180,658</text:p>
          </table:table-cell>
          <table:table-cell office:value-type="float" office:value="89960" table:style-name="ce11">
            <text:p>89,960</text:p>
          </table:table-cell>
          <table:table-cell office:value-type="float" office:value="90698" table:style-name="ce10">
            <text:p>90,698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關西鎮</text:p>
          </table:table-cell>
          <table:table-cell office:value-type="float" office:value="9465" table:style-name="ce53">
            <text:p>9,465</text:p>
          </table:table-cell>
          <table:table-cell office:value-type="float" office:value="29027" table:style-name="ce50">
            <text:p>29,027</text:p>
          </table:table-cell>
          <table:table-cell office:value-type="float" office:value="15539" table:style-name="ce11">
            <text:p>15,539</text:p>
          </table:table-cell>
          <table:table-cell office:value-type="float" office:value="13488" table:style-name="ce10">
            <text:p>13,488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新埔鎮</text:p>
          </table:table-cell>
          <table:table-cell office:value-type="float" office:value="10733" table:style-name="ce53">
            <text:p>10,733</text:p>
          </table:table-cell>
          <table:table-cell office:value-type="float" office:value="33531" table:style-name="ce50">
            <text:p>33,531</text:p>
          </table:table-cell>
          <table:table-cell office:value-type="float" office:value="17864" table:style-name="ce11">
            <text:p>17,864</text:p>
          </table:table-cell>
          <table:table-cell office:value-type="float" office:value="15667" table:style-name="ce10">
            <text:p>15,667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竹東鎮</text:p>
          </table:table-cell>
          <table:table-cell office:value-type="float" office:value="33963" table:style-name="ce53">
            <text:p>33,963</text:p>
          </table:table-cell>
          <table:table-cell office:value-type="float" office:value="97055" table:style-name="ce50">
            <text:p>97,055</text:p>
          </table:table-cell>
          <table:table-cell office:value-type="float" office:value="48725" table:style-name="ce11">
            <text:p>48,725</text:p>
          </table:table-cell>
          <table:table-cell office:value-type="float" office:value="48330" table:style-name="ce10">
            <text:p>48,330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湖口鄉</text:p>
          </table:table-cell>
          <table:table-cell office:value-type="float" office:value="26535" table:style-name="ce53">
            <text:p>26,535</text:p>
          </table:table-cell>
          <table:table-cell office:value-type="float" office:value="77497" table:style-name="ce50">
            <text:p>77,497</text:p>
          </table:table-cell>
          <table:table-cell office:value-type="float" office:value="39259" table:style-name="ce11">
            <text:p>39,259</text:p>
          </table:table-cell>
          <table:table-cell office:value-type="float" office:value="38238" table:style-name="ce10">
            <text:p>38,238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橫山鄉</text:p>
          </table:table-cell>
          <table:table-cell office:value-type="float" office:value="4460" table:style-name="ce53">
            <text:p>4,460</text:p>
          </table:table-cell>
          <table:table-cell office:value-type="float" office:value="13110" table:style-name="ce50">
            <text:p>13,110</text:p>
          </table:table-cell>
          <table:table-cell office:value-type="float" office:value="7107" table:style-name="ce11">
            <text:p>7,107</text:p>
          </table:table-cell>
          <table:table-cell office:value-type="float" office:value="6003" table:style-name="ce10">
            <text:p>6,003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新豐鄉</text:p>
          </table:table-cell>
          <table:table-cell office:value-type="float" office:value="18429" table:style-name="ce53">
            <text:p>18,429</text:p>
          </table:table-cell>
          <table:table-cell office:value-type="float" office:value="56745" table:style-name="ce50">
            <text:p>56,745</text:p>
          </table:table-cell>
          <table:table-cell office:value-type="float" office:value="29119" table:style-name="ce11">
            <text:p>29,119</text:p>
          </table:table-cell>
          <table:table-cell office:value-type="float" office:value="27626" table:style-name="ce10">
            <text:p>27,626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芎林鄉</text:p>
          </table:table-cell>
          <table:table-cell office:value-type="float" office:value="6506" table:style-name="ce53">
            <text:p>6,506</text:p>
          </table:table-cell>
          <table:table-cell office:value-type="float" office:value="20059" table:style-name="ce50">
            <text:p>20,059</text:p>
          </table:table-cell>
          <table:table-cell office:value-type="float" office:value="10621" table:style-name="ce11">
            <text:p>10,621</text:p>
          </table:table-cell>
          <table:table-cell office:value-type="float" office:value="9438" table:style-name="ce10">
            <text:p>9,438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寶山鄉</text:p>
          </table:table-cell>
          <table:table-cell office:value-type="float" office:value="5522" table:style-name="ce53">
            <text:p>5,522</text:p>
          </table:table-cell>
          <table:table-cell office:value-type="float" office:value="14518" table:style-name="ce50">
            <text:p>14,518</text:p>
          </table:table-cell>
          <table:table-cell office:value-type="float" office:value="7835" table:style-name="ce11">
            <text:p>7,835</text:p>
          </table:table-cell>
          <table:table-cell office:value-type="float" office:value="6683" table:style-name="ce10">
            <text:p>6,683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北埔鄉</text:p>
          </table:table-cell>
          <table:table-cell office:value-type="float" office:value="3129" table:style-name="ce53">
            <text:p>3,129</text:p>
          </table:table-cell>
          <table:table-cell office:value-type="float" office:value="9440" table:style-name="ce50">
            <text:p>9,440</text:p>
          </table:table-cell>
          <table:table-cell office:value-type="float" office:value="5134" table:style-name="ce11">
            <text:p>5,134</text:p>
          </table:table-cell>
          <table:table-cell office:value-type="float" office:value="4306" table:style-name="ce10">
            <text:p>4,306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峨眉鄉</text:p>
          </table:table-cell>
          <table:table-cell office:value-type="float" office:value="2076" table:style-name="ce53">
            <text:p>2,076</text:p>
          </table:table-cell>
          <table:table-cell office:value-type="float" office:value="5548" table:style-name="ce50">
            <text:p>5,548</text:p>
          </table:table-cell>
          <table:table-cell office:value-type="float" office:value="3060" table:style-name="ce11">
            <text:p>3,060</text:p>
          </table:table-cell>
          <table:table-cell office:value-type="float" office:value="2488" table:style-name="ce10">
            <text:p>2,488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※尖石鄉</text:p>
          </table:table-cell>
          <table:table-cell office:value-type="float" office:value="2871" table:style-name="ce53">
            <text:p>2,871</text:p>
          </table:table-cell>
          <table:table-cell office:value-type="float" office:value="9456" table:style-name="ce50">
            <text:p>9,456</text:p>
          </table:table-cell>
          <table:table-cell office:value-type="float" office:value="4997" table:style-name="ce11">
            <text:p>4,997</text:p>
          </table:table-cell>
          <table:table-cell office:value-type="float" office:value="4459" table:style-name="ce10">
            <text:p>4,459</text:p>
          </table:table-cell>
          <table:table-cell table:number-columns-repeated="16379"/>
        </table:table-row>
        <table:table-row table:style-name="ro4">
          <table:table-cell office:value-type="string" table:style-name="ce94">
            <text:p>※五峰鄉</text:p>
          </table:table-cell>
          <table:table-cell office:value-type="float" office:value="1760" table:style-name="ce54">
            <text:p>1,760</text:p>
          </table:table-cell>
          <table:table-cell office:value-type="float" office:value="4557" table:style-name="ce52">
            <text:p>4,557</text:p>
          </table:table-cell>
          <table:table-cell office:value-type="float" office:value="2455" table:style-name="ce18">
            <text:p>2,455</text:p>
          </table:table-cell>
          <table:table-cell office:value-type="float" office:value="2102" table:style-name="ce17">
            <text:p>2,102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7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9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7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苗栗縣</text:p>
          </table:table-cell>
          <table:table-cell office:value-type="float" office:value="187565" table:style-name="ce72">
            <text:p>187,565</text:p>
          </table:table-cell>
          <table:table-cell office:value-type="float" office:value="555049" table:style-name="ce80">
            <text:p>555,049</text:p>
          </table:table-cell>
          <table:table-cell office:value-type="float" office:value="286412" table:style-name="ce80">
            <text:p>286,412</text:p>
          </table:table-cell>
          <table:table-cell office:value-type="float" office:value="268637" table:style-name="ce74">
            <text:p>268,6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1299" table:style-name="ce53">
            <text:p>31,299</text:p>
          </table:table-cell>
          <table:table-cell office:value-type="float" office:value="89363" table:style-name="ce11">
            <text:p>89,363</text:p>
          </table:table-cell>
          <table:table-cell office:value-type="float" office:value="44603" table:style-name="ce11">
            <text:p>44,603</text:p>
          </table:table-cell>
          <table:table-cell office:value-type="float" office:value="44760" table:style-name="ce10">
            <text:p>44,760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頭份市</text:p>
          </table:table-cell>
          <table:table-cell office:value-type="float" office:value="34585" table:style-name="ce53">
            <text:p>34,585</text:p>
          </table:table-cell>
          <table:table-cell office:value-type="float" office:value="103063" table:style-name="ce11">
            <text:p>103,063</text:p>
          </table:table-cell>
          <table:table-cell office:value-type="float" office:value="52015" table:style-name="ce11">
            <text:p>52,015</text:p>
          </table:table-cell>
          <table:table-cell office:value-type="float" office:value="51048" table:style-name="ce10">
            <text:p>51,048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苑裡鎮</text:p>
          </table:table-cell>
          <table:table-cell office:value-type="float" office:value="14646" table:style-name="ce53">
            <text:p>14,646</text:p>
          </table:table-cell>
          <table:table-cell office:value-type="float" office:value="46185" table:style-name="ce11">
            <text:p>46,185</text:p>
          </table:table-cell>
          <table:table-cell office:value-type="float" office:value="24071" table:style-name="ce11">
            <text:p>24,071</text:p>
          </table:table-cell>
          <table:table-cell office:value-type="float" office:value="22114" table:style-name="ce10">
            <text:p>22,1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608" table:style-name="ce53">
            <text:p>11,608</text:p>
          </table:table-cell>
          <table:table-cell office:value-type="float" office:value="34846" table:style-name="ce11">
            <text:p>34,846</text:p>
          </table:table-cell>
          <table:table-cell office:value-type="float" office:value="18407" table:style-name="ce11">
            <text:p>18,407</text:p>
          </table:table-cell>
          <table:table-cell office:value-type="float" office:value="16439" table:style-name="ce10">
            <text:p>16,4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29135" table:style-name="ce53">
            <text:p>29,135</text:p>
          </table:table-cell>
          <table:table-cell office:value-type="float" office:value="85489" table:style-name="ce11">
            <text:p>85,489</text:p>
          </table:table-cell>
          <table:table-cell office:value-type="float" office:value="43141" table:style-name="ce11">
            <text:p>43,141</text:p>
          </table:table-cell>
          <table:table-cell office:value-type="float" office:value="42348" table:style-name="ce10">
            <text:p>42,3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1943" table:style-name="ce53">
            <text:p>11,943</text:p>
          </table:table-cell>
          <table:table-cell office:value-type="float" office:value="36913" table:style-name="ce11">
            <text:p>36,913</text:p>
          </table:table-cell>
          <table:table-cell office:value-type="float" office:value="19491" table:style-name="ce11">
            <text:p>19,491</text:p>
          </table:table-cell>
          <table:table-cell office:value-type="float" office:value="17422" table:style-name="ce10">
            <text:p>17,4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6049" table:style-name="ce53">
            <text:p>6,049</text:p>
          </table:table-cell>
          <table:table-cell office:value-type="float" office:value="17225" table:style-name="ce11">
            <text:p>17,225</text:p>
          </table:table-cell>
          <table:table-cell office:value-type="float" office:value="9017" table:style-name="ce11">
            <text:p>9,017</text:p>
          </table:table-cell>
          <table:table-cell office:value-type="float" office:value="8208" table:style-name="ce10">
            <text:p>8,2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404" table:style-name="ce53">
            <text:p>5,404</text:p>
          </table:table-cell>
          <table:table-cell office:value-type="float" office:value="14825" table:style-name="ce11">
            <text:p>14,825</text:p>
          </table:table-cell>
          <table:table-cell office:value-type="float" office:value="7877" table:style-name="ce11">
            <text:p>7,877</text:p>
          </table:table-cell>
          <table:table-cell office:value-type="float" office:value="6948" table:style-name="ce10">
            <text:p>6,9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714" table:style-name="ce53">
            <text:p>10,714</text:p>
          </table:table-cell>
          <table:table-cell office:value-type="float" office:value="33903" table:style-name="ce11">
            <text:p>33,903</text:p>
          </table:table-cell>
          <table:table-cell office:value-type="float" office:value="17685" table:style-name="ce11">
            <text:p>17,685</text:p>
          </table:table-cell>
          <table:table-cell office:value-type="float" office:value="16218" table:style-name="ce10">
            <text:p>16,2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57" table:style-name="ce53">
            <text:p>6,157</text:p>
          </table:table-cell>
          <table:table-cell office:value-type="float" office:value="18241" table:style-name="ce11">
            <text:p>18,241</text:p>
          </table:table-cell>
          <table:table-cell office:value-type="float" office:value="9706" table:style-name="ce11">
            <text:p>9,706</text:p>
          </table:table-cell>
          <table:table-cell office:value-type="float" office:value="8535" table:style-name="ce10">
            <text:p>8,5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941" table:style-name="ce53">
            <text:p>3,941</text:p>
          </table:table-cell>
          <table:table-cell office:value-type="float" office:value="10211" table:style-name="ce11">
            <text:p>10,211</text:p>
          </table:table-cell>
          <table:table-cell office:value-type="float" office:value="5617" table:style-name="ce11">
            <text:p>5,617</text:p>
          </table:table-cell>
          <table:table-cell office:value-type="float" office:value="4594" table:style-name="ce10">
            <text:p>4,5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48" table:style-name="ce53">
            <text:p>3,648</text:p>
          </table:table-cell>
          <table:table-cell office:value-type="float" office:value="10886" table:style-name="ce11">
            <text:p>10,886</text:p>
          </table:table-cell>
          <table:table-cell office:value-type="float" office:value="5793" table:style-name="ce11">
            <text:p>5,793</text:p>
          </table:table-cell>
          <table:table-cell office:value-type="float" office:value="5093" table:style-name="ce10">
            <text:p>5,0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580" table:style-name="ce53">
            <text:p>5,580</text:p>
          </table:table-cell>
          <table:table-cell office:value-type="float" office:value="16611" table:style-name="ce11">
            <text:p>16,611</text:p>
          </table:table-cell>
          <table:table-cell office:value-type="float" office:value="8768" table:style-name="ce11">
            <text:p>8,768</text:p>
          </table:table-cell>
          <table:table-cell office:value-type="float" office:value="7843" table:style-name="ce10">
            <text:p>7,8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53" table:style-name="ce53">
            <text:p>2,653</text:p>
          </table:table-cell>
          <table:table-cell office:value-type="float" office:value="7210" table:style-name="ce11">
            <text:p>7,210</text:p>
          </table:table-cell>
          <table:table-cell office:value-type="float" office:value="4013" table:style-name="ce11">
            <text:p>4,013</text:p>
          </table:table-cell>
          <table:table-cell office:value-type="float" office:value="3197" table:style-name="ce10">
            <text:p>3,1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35" table:style-name="ce53">
            <text:p>4,135</text:p>
          </table:table-cell>
          <table:table-cell office:value-type="float" office:value="13024" table:style-name="ce11">
            <text:p>13,024</text:p>
          </table:table-cell>
          <table:table-cell office:value-type="float" office:value="6880" table:style-name="ce11">
            <text:p>6,880</text:p>
          </table:table-cell>
          <table:table-cell office:value-type="float" office:value="6144" table:style-name="ce10">
            <text:p>6,1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404" table:style-name="ce53">
            <text:p>2,404</text:p>
          </table:table-cell>
          <table:table-cell office:value-type="float" office:value="6787" table:style-name="ce11">
            <text:p>6,787</text:p>
          </table:table-cell>
          <table:table-cell office:value-type="float" office:value="3712" table:style-name="ce11">
            <text:p>3,712</text:p>
          </table:table-cell>
          <table:table-cell office:value-type="float" office:value="3075" table:style-name="ce10">
            <text:p>3,0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14" table:style-name="ce53">
            <text:p>1,714</text:p>
          </table:table-cell>
          <table:table-cell office:value-type="float" office:value="4421" table:style-name="ce11">
            <text:p>4,421</text:p>
          </table:table-cell>
          <table:table-cell office:value-type="float" office:value="2476" table:style-name="ce11">
            <text:p>2,476</text:p>
          </table:table-cell>
          <table:table-cell office:value-type="float" office:value="1945" table:style-name="ce10">
            <text:p>1,945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泰安鄉</text:p>
          </table:table-cell>
          <table:table-cell office:value-type="float" office:value="1950" table:style-name="ce54">
            <text:p>1,950</text:p>
          </table:table-cell>
          <table:table-cell office:value-type="float" office:value="5846" table:style-name="ce18">
            <text:p>5,846</text:p>
          </table:table-cell>
          <table:table-cell office:value-type="float" office:value="3140" table:style-name="ce18">
            <text:p>3,140</text:p>
          </table:table-cell>
          <table:table-cell office:value-type="float" office:value="2706" table:style-name="ce17">
            <text:p>2,706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9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7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8">
            <text:p>彰化縣</text:p>
          </table:table-cell>
          <table:table-cell office:value-type="float" office:value="386830" table:style-name="ce72">
            <text:p>386,830</text:p>
          </table:table-cell>
          <table:table-cell office:value-type="float" office:value="1282991" table:style-name="ce80">
            <text:p>1,282,991</text:p>
          </table:table-cell>
          <table:table-cell office:value-type="float" office:value="654153" table:style-name="ce80">
            <text:p>654,153</text:p>
          </table:table-cell>
          <table:table-cell office:value-type="float" office:value="628838" table:style-name="ce74">
            <text:p>628,83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6381" table:style-name="ce53">
            <text:p>76,381</text:p>
          </table:table-cell>
          <table:table-cell office:value-type="float" office:value="233715" table:style-name="ce11">
            <text:p>233,715</text:p>
          </table:table-cell>
          <table:table-cell office:value-type="float" office:value="115535" table:style-name="ce11">
            <text:p>115,535</text:p>
          </table:table-cell>
          <table:table-cell office:value-type="float" office:value="118180" table:style-name="ce10">
            <text:p>118,18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2">
            <text:p>員林市</text:p>
          </table:table-cell>
          <table:table-cell office:value-type="float" office:value="39232" table:style-name="ce53">
            <text:p>39,232</text:p>
          </table:table-cell>
          <table:table-cell office:value-type="float" office:value="124477" table:style-name="ce11">
            <text:p>124,477</text:p>
          </table:table-cell>
          <table:table-cell office:value-type="float" office:value="61853" table:style-name="ce11">
            <text:p>61,853</text:p>
          </table:table-cell>
          <table:table-cell office:value-type="float" office:value="62624" table:style-name="ce10">
            <text:p>62,624</text:p>
          </table:table-cell>
          <table:table-cell table:style-name="ce1"/>
          <table:table-cell table:style-name="ce91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4468" table:style-name="ce53">
            <text:p>24,468</text:p>
          </table:table-cell>
          <table:table-cell office:value-type="float" office:value="86741" table:style-name="ce11">
            <text:p>86,741</text:p>
          </table:table-cell>
          <table:table-cell office:value-type="float" office:value="44111" table:style-name="ce11">
            <text:p>44,111</text:p>
          </table:table-cell>
          <table:table-cell office:value-type="float" office:value="42630" table:style-name="ce10">
            <text:p>42,63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6754" table:style-name="ce53">
            <text:p>26,754</text:p>
          </table:table-cell>
          <table:table-cell office:value-type="float" office:value="91036" table:style-name="ce11">
            <text:p>91,036</text:p>
          </table:table-cell>
          <table:table-cell office:value-type="float" office:value="46364" table:style-name="ce11">
            <text:p>46,364</text:p>
          </table:table-cell>
          <table:table-cell office:value-type="float" office:value="44672" table:style-name="ce10">
            <text:p>44,67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0701" table:style-name="ce53">
            <text:p>10,701</text:p>
          </table:table-cell>
          <table:table-cell office:value-type="float" office:value="33340" table:style-name="ce11">
            <text:p>33,340</text:p>
          </table:table-cell>
          <table:table-cell office:value-type="float" office:value="16804" table:style-name="ce11">
            <text:p>16,804</text:p>
          </table:table-cell>
          <table:table-cell office:value-type="float" office:value="16536" table:style-name="ce10">
            <text:p>16,53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329" table:style-name="ce53">
            <text:p>16,329</text:p>
          </table:table-cell>
          <table:table-cell office:value-type="float" office:value="55649" table:style-name="ce11">
            <text:p>55,649</text:p>
          </table:table-cell>
          <table:table-cell office:value-type="float" office:value="28223" table:style-name="ce11">
            <text:p>28,223</text:p>
          </table:table-cell>
          <table:table-cell office:value-type="float" office:value="27426" table:style-name="ce10">
            <text:p>27,42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148" table:style-name="ce53">
            <text:p>13,148</text:p>
          </table:table-cell>
          <table:table-cell office:value-type="float" office:value="41890" table:style-name="ce11">
            <text:p>41,890</text:p>
          </table:table-cell>
          <table:table-cell office:value-type="float" office:value="21610" table:style-name="ce11">
            <text:p>21,610</text:p>
          </table:table-cell>
          <table:table-cell office:value-type="float" office:value="20280" table:style-name="ce10">
            <text:p>20,28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5040" table:style-name="ce53">
            <text:p>15,040</text:p>
          </table:table-cell>
          <table:table-cell office:value-type="float" office:value="51078" table:style-name="ce11">
            <text:p>51,078</text:p>
          </table:table-cell>
          <table:table-cell office:value-type="float" office:value="26313" table:style-name="ce11">
            <text:p>26,313</text:p>
          </table:table-cell>
          <table:table-cell office:value-type="float" office:value="24765" table:style-name="ce10">
            <text:p>24,76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397" table:style-name="ce53">
            <text:p>4,397</text:p>
          </table:table-cell>
          <table:table-cell office:value-type="float" office:value="16883" table:style-name="ce11">
            <text:p>16,883</text:p>
          </table:table-cell>
          <table:table-cell office:value-type="float" office:value="8683" table:style-name="ce11">
            <text:p>8,683</text:p>
          </table:table-cell>
          <table:table-cell office:value-type="float" office:value="8200" table:style-name="ce10">
            <text:p>8,20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9963" table:style-name="ce53">
            <text:p>9,963</text:p>
          </table:table-cell>
          <table:table-cell office:value-type="float" office:value="36891" table:style-name="ce11">
            <text:p>36,891</text:p>
          </table:table-cell>
          <table:table-cell office:value-type="float" office:value="18839" table:style-name="ce11">
            <text:p>18,839</text:p>
          </table:table-cell>
          <table:table-cell office:value-type="float" office:value="18052" table:style-name="ce10">
            <text:p>18,05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2799" table:style-name="ce53">
            <text:p>12,799</text:p>
          </table:table-cell>
          <table:table-cell office:value-type="float" office:value="47362" table:style-name="ce11">
            <text:p>47,362</text:p>
          </table:table-cell>
          <table:table-cell office:value-type="float" office:value="24677" table:style-name="ce11">
            <text:p>24,677</text:p>
          </table:table-cell>
          <table:table-cell office:value-type="float" office:value="22685" table:style-name="ce10">
            <text:p>22,68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0749" table:style-name="ce53">
            <text:p>10,749</text:p>
          </table:table-cell>
          <table:table-cell office:value-type="float" office:value="39387" table:style-name="ce11">
            <text:p>39,387</text:p>
          </table:table-cell>
          <table:table-cell office:value-type="float" office:value="20317" table:style-name="ce11">
            <text:p>20,317</text:p>
          </table:table-cell>
          <table:table-cell office:value-type="float" office:value="19070" table:style-name="ce10">
            <text:p>19,07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4080" table:style-name="ce53">
            <text:p>14,080</text:p>
          </table:table-cell>
          <table:table-cell office:value-type="float" office:value="45979" table:style-name="ce11">
            <text:p>45,979</text:p>
          </table:table-cell>
          <table:table-cell office:value-type="float" office:value="23581" table:style-name="ce11">
            <text:p>23,581</text:p>
          </table:table-cell>
          <table:table-cell office:value-type="float" office:value="22398" table:style-name="ce10">
            <text:p>22,3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41" table:style-name="ce53">
            <text:p>6,841</text:p>
          </table:table-cell>
          <table:table-cell office:value-type="float" office:value="23761" table:style-name="ce11">
            <text:p>23,761</text:p>
          </table:table-cell>
          <table:table-cell office:value-type="float" office:value="12491" table:style-name="ce11">
            <text:p>12,491</text:p>
          </table:table-cell>
          <table:table-cell office:value-type="float" office:value="11270" table:style-name="ce10">
            <text:p>11,2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1119" table:style-name="ce53">
            <text:p>11,119</text:p>
          </table:table-cell>
          <table:table-cell office:value-type="float" office:value="36844" table:style-name="ce11">
            <text:p>36,844</text:p>
          </table:table-cell>
          <table:table-cell office:value-type="float" office:value="19017" table:style-name="ce11">
            <text:p>19,017</text:p>
          </table:table-cell>
          <table:table-cell office:value-type="float" office:value="17827" table:style-name="ce10">
            <text:p>17,8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076" table:style-name="ce53">
            <text:p>9,076</text:p>
          </table:table-cell>
          <table:table-cell office:value-type="float" office:value="32660" table:style-name="ce11">
            <text:p>32,660</text:p>
          </table:table-cell>
          <table:table-cell office:value-type="float" office:value="17167" table:style-name="ce11">
            <text:p>17,167</text:p>
          </table:table-cell>
          <table:table-cell office:value-type="float" office:value="15493" table:style-name="ce10">
            <text:p>15,4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0584" table:style-name="ce53">
            <text:p>10,584</text:p>
          </table:table-cell>
          <table:table-cell office:value-type="float" office:value="34892" table:style-name="ce11">
            <text:p>34,892</text:p>
          </table:table-cell>
          <table:table-cell office:value-type="float" office:value="17975" table:style-name="ce11">
            <text:p>17,975</text:p>
          </table:table-cell>
          <table:table-cell office:value-type="float" office:value="16917" table:style-name="ce10">
            <text:p>16,9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0941" table:style-name="ce53">
            <text:p>10,941</text:p>
          </table:table-cell>
          <table:table-cell office:value-type="float" office:value="37437" table:style-name="ce11">
            <text:p>37,437</text:p>
          </table:table-cell>
          <table:table-cell office:value-type="float" office:value="19384" table:style-name="ce11">
            <text:p>19,384</text:p>
          </table:table-cell>
          <table:table-cell office:value-type="float" office:value="18053" table:style-name="ce10">
            <text:p>18,0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2918" table:style-name="ce53">
            <text:p>12,918</text:p>
          </table:table-cell>
          <table:table-cell office:value-type="float" office:value="43224" table:style-name="ce11">
            <text:p>43,224</text:p>
          </table:table-cell>
          <table:table-cell office:value-type="float" office:value="22223" table:style-name="ce11">
            <text:p>22,223</text:p>
          </table:table-cell>
          <table:table-cell office:value-type="float" office:value="21001" table:style-name="ce10">
            <text:p>21,0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293" table:style-name="ce53">
            <text:p>5,293</text:p>
          </table:table-cell>
          <table:table-cell office:value-type="float" office:value="15360" table:style-name="ce11">
            <text:p>15,360</text:p>
          </table:table-cell>
          <table:table-cell office:value-type="float" office:value="8051" table:style-name="ce11">
            <text:p>8,051</text:p>
          </table:table-cell>
          <table:table-cell office:value-type="float" office:value="7309" table:style-name="ce10">
            <text:p>7,3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7979" table:style-name="ce53">
            <text:p>7,979</text:p>
          </table:table-cell>
          <table:table-cell office:value-type="float" office:value="27502" table:style-name="ce11">
            <text:p>27,502</text:p>
          </table:table-cell>
          <table:table-cell office:value-type="float" office:value="14187" table:style-name="ce11">
            <text:p>14,187</text:p>
          </table:table-cell>
          <table:table-cell office:value-type="float" office:value="13315" table:style-name="ce10">
            <text:p>13,3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9040" table:style-name="ce53">
            <text:p>9,040</text:p>
          </table:table-cell>
          <table:table-cell office:value-type="float" office:value="30660" table:style-name="ce11">
            <text:p>30,660</text:p>
          </table:table-cell>
          <table:table-cell office:value-type="float" office:value="15896" table:style-name="ce11">
            <text:p>15,896</text:p>
          </table:table-cell>
          <table:table-cell office:value-type="float" office:value="14764" table:style-name="ce10">
            <text:p>14,7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30" table:style-name="ce53">
            <text:p>10,130</text:p>
          </table:table-cell>
          <table:table-cell office:value-type="float" office:value="33747" table:style-name="ce11">
            <text:p>33,747</text:p>
          </table:table-cell>
          <table:table-cell office:value-type="float" office:value="17856" table:style-name="ce11">
            <text:p>17,856</text:p>
          </table:table-cell>
          <table:table-cell office:value-type="float" office:value="15891" table:style-name="ce10">
            <text:p>15,8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256" table:style-name="ce53">
            <text:p>5,256</text:p>
          </table:table-cell>
          <table:table-cell office:value-type="float" office:value="17036" table:style-name="ce11">
            <text:p>17,036</text:p>
          </table:table-cell>
          <table:table-cell office:value-type="float" office:value="9192" table:style-name="ce11">
            <text:p>9,192</text:p>
          </table:table-cell>
          <table:table-cell office:value-type="float" office:value="7844" table:style-name="ce10">
            <text:p>7,8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620" table:style-name="ce53">
            <text:p>4,620</text:p>
          </table:table-cell>
          <table:table-cell office:value-type="float" office:value="15335" table:style-name="ce11">
            <text:p>15,335</text:p>
          </table:table-cell>
          <table:table-cell office:value-type="float" office:value="8065" table:style-name="ce11">
            <text:p>8,065</text:p>
          </table:table-cell>
          <table:table-cell office:value-type="float" office:value="7270" table:style-name="ce10">
            <text:p>7,270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8992" table:style-name="ce54">
            <text:p>8,992</text:p>
          </table:table-cell>
          <table:table-cell office:value-type="float" office:value="30105" table:style-name="ce18">
            <text:p>30,105</text:p>
          </table:table-cell>
          <table:table-cell office:value-type="float" office:value="15739" table:style-name="ce18">
            <text:p>15,739</text:p>
          </table:table-cell>
          <table:table-cell office:value-type="float" office:value="14366" table:style-name="ce17">
            <text:p>14,366</text:p>
          </table:table-cell>
          <table:table-cell table:number-columns-repeated="16379"/>
        </table:table-row>
        <table:table-row table:style-name="ro4">
          <table:table-cell table:style-name="ce89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9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7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南投縣</text:p>
          </table:table-cell>
          <table:table-cell office:value-type="float" office:value="178073" table:style-name="ce72">
            <text:p>178,073</text:p>
          </table:table-cell>
          <table:table-cell office:value-type="float" office:value="502095" table:style-name="ce80">
            <text:p>502,095</text:p>
          </table:table-cell>
          <table:table-cell office:value-type="float" office:value="257275" table:style-name="ce80">
            <text:p>257,275</text:p>
          </table:table-cell>
          <table:table-cell office:value-type="float" office:value="244820" table:style-name="ce74">
            <text:p>244,8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4734" table:style-name="ce53">
            <text:p>34,734</text:p>
          </table:table-cell>
          <table:table-cell office:value-type="float" office:value="100324" table:style-name="ce11">
            <text:p>100,324</text:p>
          </table:table-cell>
          <table:table-cell office:value-type="float" office:value="50231" table:style-name="ce11">
            <text:p>50,231</text:p>
          </table:table-cell>
          <table:table-cell office:value-type="float" office:value="50093" table:style-name="ce10">
            <text:p>50,0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9059" table:style-name="ce53">
            <text:p>29,059</text:p>
          </table:table-cell>
          <table:table-cell office:value-type="float" office:value="81227" table:style-name="ce11">
            <text:p>81,227</text:p>
          </table:table-cell>
          <table:table-cell office:value-type="float" office:value="40495" table:style-name="ce11">
            <text:p>40,495</text:p>
          </table:table-cell>
          <table:table-cell office:value-type="float" office:value="40732" table:style-name="ce10">
            <text:p>40,7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3236" table:style-name="ce53">
            <text:p>33,236</text:p>
          </table:table-cell>
          <table:table-cell office:value-type="float" office:value="98017" table:style-name="ce11">
            <text:p>98,017</text:p>
          </table:table-cell>
          <table:table-cell office:value-type="float" office:value="49585" table:style-name="ce11">
            <text:p>49,585</text:p>
          </table:table-cell>
          <table:table-cell office:value-type="float" office:value="48432" table:style-name="ce10">
            <text:p>48,4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147" table:style-name="ce53">
            <text:p>20,147</text:p>
          </table:table-cell>
          <table:table-cell office:value-type="float" office:value="55235" table:style-name="ce11">
            <text:p>55,235</text:p>
          </table:table-cell>
          <table:table-cell office:value-type="float" office:value="28327" table:style-name="ce11">
            <text:p>28,327</text:p>
          </table:table-cell>
          <table:table-cell office:value-type="float" office:value="26908" table:style-name="ce10">
            <text:p>26,9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299" table:style-name="ce53">
            <text:p>4,299</text:p>
          </table:table-cell>
          <table:table-cell office:value-type="float" office:value="10915" table:style-name="ce11">
            <text:p>10,915</text:p>
          </table:table-cell>
          <table:table-cell office:value-type="float" office:value="5681" table:style-name="ce11">
            <text:p>5,681</text:p>
          </table:table-cell>
          <table:table-cell office:value-type="float" office:value="5234" table:style-name="ce10">
            <text:p>5,2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49" table:style-name="ce53">
            <text:p>12,649</text:p>
          </table:table-cell>
          <table:table-cell office:value-type="float" office:value="38931" table:style-name="ce11">
            <text:p>38,931</text:p>
          </table:table-cell>
          <table:table-cell office:value-type="float" office:value="20507" table:style-name="ce11">
            <text:p>20,507</text:p>
          </table:table-cell>
          <table:table-cell office:value-type="float" office:value="18424" table:style-name="ce10">
            <text:p>18,4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7933" table:style-name="ce53">
            <text:p>7,933</text:p>
          </table:table-cell>
          <table:table-cell office:value-type="float" office:value="17850" table:style-name="ce11">
            <text:p>17,850</text:p>
          </table:table-cell>
          <table:table-cell office:value-type="float" office:value="9528" table:style-name="ce11">
            <text:p>9,528</text:p>
          </table:table-cell>
          <table:table-cell office:value-type="float" office:value="8322" table:style-name="ce10">
            <text:p>8,3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634" table:style-name="ce53">
            <text:p>5,634</text:p>
          </table:table-cell>
          <table:table-cell office:value-type="float" office:value="14906" table:style-name="ce11">
            <text:p>14,906</text:p>
          </table:table-cell>
          <table:table-cell office:value-type="float" office:value="8091" table:style-name="ce11">
            <text:p>8,091</text:p>
          </table:table-cell>
          <table:table-cell office:value-type="float" office:value="6815" table:style-name="ce10">
            <text:p>6,8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763" table:style-name="ce53">
            <text:p>5,763</text:p>
          </table:table-cell>
          <table:table-cell office:value-type="float" office:value="16003" table:style-name="ce11">
            <text:p>16,003</text:p>
          </table:table-cell>
          <table:table-cell office:value-type="float" office:value="8426" table:style-name="ce11">
            <text:p>8,426</text:p>
          </table:table-cell>
          <table:table-cell office:value-type="float" office:value="7577" table:style-name="ce10">
            <text:p>7,5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271" table:style-name="ce53">
            <text:p>7,271</text:p>
          </table:table-cell>
          <table:table-cell office:value-type="float" office:value="18855" table:style-name="ce11">
            <text:p>18,855</text:p>
          </table:table-cell>
          <table:table-cell office:value-type="float" office:value="10208" table:style-name="ce11">
            <text:p>10,208</text:p>
          </table:table-cell>
          <table:table-cell office:value-type="float" office:value="8647" table:style-name="ce10">
            <text:p>8,6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167" table:style-name="ce53">
            <text:p>7,167</text:p>
          </table:table-cell>
          <table:table-cell office:value-type="float" office:value="17877" table:style-name="ce11">
            <text:p>17,877</text:p>
          </table:table-cell>
          <table:table-cell office:value-type="float" office:value="9367" table:style-name="ce11">
            <text:p>9,367</text:p>
          </table:table-cell>
          <table:table-cell office:value-type="float" office:value="8510" table:style-name="ce10">
            <text:p>8,51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信義鄉</text:p>
          </table:table-cell>
          <table:table-cell office:value-type="float" office:value="5272" table:style-name="ce53">
            <text:p>5,272</text:p>
          </table:table-cell>
          <table:table-cell office:value-type="float" office:value="16247" table:style-name="ce11">
            <text:p>16,247</text:p>
          </table:table-cell>
          <table:table-cell office:value-type="float" office:value="8708" table:style-name="ce11">
            <text:p>8,708</text:p>
          </table:table-cell>
          <table:table-cell office:value-type="float" office:value="7539" table:style-name="ce10">
            <text:p>7,539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仁愛鄉</text:p>
          </table:table-cell>
          <table:table-cell office:value-type="float" office:value="4909" table:style-name="ce54">
            <text:p>4,909</text:p>
          </table:table-cell>
          <table:table-cell office:value-type="float" office:value="15708" table:style-name="ce18">
            <text:p>15,708</text:p>
          </table:table-cell>
          <table:table-cell office:value-type="float" office:value="8121" table:style-name="ce18">
            <text:p>8,121</text:p>
          </table:table-cell>
          <table:table-cell office:value-type="float" office:value="7587" table:style-name="ce17">
            <text:p>7,587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7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9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7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雲林縣</text:p>
          </table:table-cell>
          <table:table-cell office:value-type="float" office:value="240378" table:style-name="ce72">
            <text:p>240,378</text:p>
          </table:table-cell>
          <table:table-cell office:value-type="float" office:value="691348" table:style-name="ce80">
            <text:p>691,348</text:p>
          </table:table-cell>
          <table:table-cell office:value-type="float" office:value="358825" table:style-name="ce80">
            <text:p>358,825</text:p>
          </table:table-cell>
          <table:table-cell office:value-type="float" office:value="332523" table:style-name="ce74">
            <text:p>332,5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8261" table:style-name="ce53">
            <text:p>38,261</text:p>
          </table:table-cell>
          <table:table-cell office:value-type="float" office:value="108615" table:style-name="ce11">
            <text:p>108,615</text:p>
          </table:table-cell>
          <table:table-cell office:value-type="float" office:value="54046" table:style-name="ce11">
            <text:p>54,046</text:p>
          </table:table-cell>
          <table:table-cell office:value-type="float" office:value="54569" table:style-name="ce10">
            <text:p>54,5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5877" table:style-name="ce53">
            <text:p>15,877</text:p>
          </table:table-cell>
          <table:table-cell office:value-type="float" office:value="44989" table:style-name="ce11">
            <text:p>44,989</text:p>
          </table:table-cell>
          <table:table-cell office:value-type="float" office:value="22865" table:style-name="ce11">
            <text:p>22,865</text:p>
          </table:table-cell>
          <table:table-cell office:value-type="float" office:value="22124" table:style-name="ce10">
            <text:p>22,1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5033" table:style-name="ce53">
            <text:p>25,033</text:p>
          </table:table-cell>
          <table:table-cell office:value-type="float" office:value="70980" table:style-name="ce11">
            <text:p>70,980</text:p>
          </table:table-cell>
          <table:table-cell office:value-type="float" office:value="35953" table:style-name="ce11">
            <text:p>35,953</text:p>
          </table:table-cell>
          <table:table-cell office:value-type="float" office:value="35027" table:style-name="ce10">
            <text:p>35,0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4655" table:style-name="ce53">
            <text:p>14,655</text:p>
          </table:table-cell>
          <table:table-cell office:value-type="float" office:value="46296" table:style-name="ce11">
            <text:p>46,296</text:p>
          </table:table-cell>
          <table:table-cell office:value-type="float" office:value="23417" table:style-name="ce11">
            <text:p>23,417</text:p>
          </table:table-cell>
          <table:table-cell office:value-type="float" office:value="22879" table:style-name="ce10">
            <text:p>22,8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367" table:style-name="ce53">
            <text:p>9,367</text:p>
          </table:table-cell>
          <table:table-cell office:value-type="float" office:value="29008" table:style-name="ce11">
            <text:p>29,008</text:p>
          </table:table-cell>
          <table:table-cell office:value-type="float" office:value="15153" table:style-name="ce11">
            <text:p>15,153</text:p>
          </table:table-cell>
          <table:table-cell office:value-type="float" office:value="13855" table:style-name="ce10">
            <text:p>13,8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5978" table:style-name="ce53">
            <text:p>15,978</text:p>
          </table:table-cell>
          <table:table-cell office:value-type="float" office:value="40394" table:style-name="ce11">
            <text:p>40,394</text:p>
          </table:table-cell>
          <table:table-cell office:value-type="float" office:value="20896" table:style-name="ce11">
            <text:p>20,896</text:p>
          </table:table-cell>
          <table:table-cell office:value-type="float" office:value="19498" table:style-name="ce10">
            <text:p>19,4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0981" table:style-name="ce53">
            <text:p>10,981</text:p>
          </table:table-cell>
          <table:table-cell office:value-type="float" office:value="31750" table:style-name="ce11">
            <text:p>31,750</text:p>
          </table:table-cell>
          <table:table-cell office:value-type="float" office:value="16729" table:style-name="ce11">
            <text:p>16,729</text:p>
          </table:table-cell>
          <table:table-cell office:value-type="float" office:value="15021" table:style-name="ce10">
            <text:p>15,0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684" table:style-name="ce53">
            <text:p>6,684</text:p>
          </table:table-cell>
          <table:table-cell office:value-type="float" office:value="19314" table:style-name="ce11">
            <text:p>19,314</text:p>
          </table:table-cell>
          <table:table-cell office:value-type="float" office:value="10377" table:style-name="ce11">
            <text:p>10,377</text:p>
          </table:table-cell>
          <table:table-cell office:value-type="float" office:value="8937" table:style-name="ce10">
            <text:p>8,9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341" table:style-name="ce53">
            <text:p>9,341</text:p>
          </table:table-cell>
          <table:table-cell office:value-type="float" office:value="28933" table:style-name="ce11">
            <text:p>28,933</text:p>
          </table:table-cell>
          <table:table-cell office:value-type="float" office:value="15193" table:style-name="ce11">
            <text:p>15,193</text:p>
          </table:table-cell>
          <table:table-cell office:value-type="float" office:value="13740" table:style-name="ce10">
            <text:p>13,7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6018" table:style-name="ce53">
            <text:p>6,018</text:p>
          </table:table-cell>
          <table:table-cell office:value-type="float" office:value="18355" table:style-name="ce11">
            <text:p>18,355</text:p>
          </table:table-cell>
          <table:table-cell office:value-type="float" office:value="9605" table:style-name="ce11">
            <text:p>9,605</text:p>
          </table:table-cell>
          <table:table-cell office:value-type="float" office:value="8750" table:style-name="ce10">
            <text:p>8,7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41" table:style-name="ce53">
            <text:p>8,941</text:p>
          </table:table-cell>
          <table:table-cell office:value-type="float" office:value="27303" table:style-name="ce11">
            <text:p>27,303</text:p>
          </table:table-cell>
          <table:table-cell office:value-type="float" office:value="14595" table:style-name="ce11">
            <text:p>14,595</text:p>
          </table:table-cell>
          <table:table-cell office:value-type="float" office:value="12708" table:style-name="ce10">
            <text:p>12,7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508" table:style-name="ce53">
            <text:p>8,508</text:p>
          </table:table-cell>
          <table:table-cell office:value-type="float" office:value="24756" table:style-name="ce11">
            <text:p>24,756</text:p>
          </table:table-cell>
          <table:table-cell office:value-type="float" office:value="13071" table:style-name="ce11">
            <text:p>13,071</text:p>
          </table:table-cell>
          <table:table-cell office:value-type="float" office:value="11685" table:style-name="ce10">
            <text:p>11,6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4310" table:style-name="ce53">
            <text:p>14,310</text:p>
          </table:table-cell>
          <table:table-cell office:value-type="float" office:value="45443" table:style-name="ce11">
            <text:p>45,443</text:p>
          </table:table-cell>
          <table:table-cell office:value-type="float" office:value="22852" table:style-name="ce11">
            <text:p>22,852</text:p>
          </table:table-cell>
          <table:table-cell office:value-type="float" office:value="22591" table:style-name="ce10">
            <text:p>22,5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744" table:style-name="ce53">
            <text:p>5,744</text:p>
          </table:table-cell>
          <table:table-cell office:value-type="float" office:value="14949" table:style-name="ce11">
            <text:p>14,949</text:p>
          </table:table-cell>
          <table:table-cell office:value-type="float" office:value="8264" table:style-name="ce11">
            <text:p>8,264</text:p>
          </table:table-cell>
          <table:table-cell office:value-type="float" office:value="6685" table:style-name="ce10">
            <text:p>6,6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39" table:style-name="ce53">
            <text:p>4,439</text:p>
          </table:table-cell>
          <table:table-cell office:value-type="float" office:value="13019" table:style-name="ce11">
            <text:p>13,019</text:p>
          </table:table-cell>
          <table:table-cell office:value-type="float" office:value="7009" table:style-name="ce11">
            <text:p>7,009</text:p>
          </table:table-cell>
          <table:table-cell office:value-type="float" office:value="6010" table:style-name="ce10">
            <text:p>6,0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699" table:style-name="ce53">
            <text:p>8,699</text:p>
          </table:table-cell>
          <table:table-cell office:value-type="float" office:value="23988" table:style-name="ce11">
            <text:p>23,988</text:p>
          </table:table-cell>
          <table:table-cell office:value-type="float" office:value="12850" table:style-name="ce11">
            <text:p>12,850</text:p>
          </table:table-cell>
          <table:table-cell office:value-type="float" office:value="11138" table:style-name="ce10">
            <text:p>11,1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295" table:style-name="ce53">
            <text:p>9,295</text:p>
          </table:table-cell>
          <table:table-cell office:value-type="float" office:value="26063" table:style-name="ce11">
            <text:p>26,063</text:p>
          </table:table-cell>
          <table:table-cell office:value-type="float" office:value="14253" table:style-name="ce11">
            <text:p>14,253</text:p>
          </table:table-cell>
          <table:table-cell office:value-type="float" office:value="11810" table:style-name="ce10">
            <text:p>11,8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791" table:style-name="ce53">
            <text:p>8,791</text:p>
          </table:table-cell>
          <table:table-cell office:value-type="float" office:value="23756" table:style-name="ce11">
            <text:p>23,756</text:p>
          </table:table-cell>
          <table:table-cell office:value-type="float" office:value="12878" table:style-name="ce11">
            <text:p>12,878</text:p>
          </table:table-cell>
          <table:table-cell office:value-type="float" office:value="10878" table:style-name="ce10">
            <text:p>10,8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499" table:style-name="ce53">
            <text:p>9,499</text:p>
          </table:table-cell>
          <table:table-cell office:value-type="float" office:value="27731" table:style-name="ce11">
            <text:p>27,731</text:p>
          </table:table-cell>
          <table:table-cell office:value-type="float" office:value="14747" table:style-name="ce11">
            <text:p>14,747</text:p>
          </table:table-cell>
          <table:table-cell office:value-type="float" office:value="12984" table:style-name="ce10">
            <text:p>12,984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9957" table:style-name="ce54">
            <text:p>9,957</text:p>
          </table:table-cell>
          <table:table-cell office:value-type="float" office:value="25706" table:style-name="ce18">
            <text:p>25,706</text:p>
          </table:table-cell>
          <table:table-cell office:value-type="float" office:value="14072" table:style-name="ce18">
            <text:p>14,072</text:p>
          </table:table-cell>
          <table:table-cell office:value-type="float" office:value="11634" table:style-name="ce17">
            <text:p>11,634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9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7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嘉義縣</text:p>
          </table:table-cell>
          <table:table-cell office:value-type="float" office:value="182907" table:style-name="ce72">
            <text:p>182,907</text:p>
          </table:table-cell>
          <table:table-cell office:value-type="float" office:value="512064" table:style-name="ce80">
            <text:p>512,064</text:p>
          </table:table-cell>
          <table:table-cell office:value-type="float" office:value="266387" table:style-name="ce80">
            <text:p>266,387</text:p>
          </table:table-cell>
          <table:table-cell office:value-type="float" office:value="245677" table:style-name="ce74">
            <text:p>245,6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2934" table:style-name="ce53">
            <text:p>12,934</text:p>
          </table:table-cell>
          <table:table-cell office:value-type="float" office:value="37712" table:style-name="ce11">
            <text:p>37,712</text:p>
          </table:table-cell>
          <table:table-cell office:value-type="float" office:value="19378" table:style-name="ce11">
            <text:p>19,378</text:p>
          </table:table-cell>
          <table:table-cell office:value-type="float" office:value="18334" table:style-name="ce10">
            <text:p>18,3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716" table:style-name="ce53">
            <text:p>15,716</text:p>
          </table:table-cell>
          <table:table-cell office:value-type="float" office:value="42449" table:style-name="ce11">
            <text:p>42,449</text:p>
          </table:table-cell>
          <table:table-cell office:value-type="float" office:value="21482" table:style-name="ce11">
            <text:p>21,482</text:p>
          </table:table-cell>
          <table:table-cell office:value-type="float" office:value="20967" table:style-name="ce10">
            <text:p>20,9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966" table:style-name="ce53">
            <text:p>9,966</text:p>
          </table:table-cell>
          <table:table-cell office:value-type="float" office:value="27244" table:style-name="ce11">
            <text:p>27,244</text:p>
          </table:table-cell>
          <table:table-cell office:value-type="float" office:value="13910" table:style-name="ce11">
            <text:p>13,910</text:p>
          </table:table-cell>
          <table:table-cell office:value-type="float" office:value="13334" table:style-name="ce10">
            <text:p>13,3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417" table:style-name="ce53">
            <text:p>11,417</text:p>
          </table:table-cell>
          <table:table-cell office:value-type="float" office:value="31212" table:style-name="ce11">
            <text:p>31,212</text:p>
          </table:table-cell>
          <table:table-cell office:value-type="float" office:value="15995" table:style-name="ce11">
            <text:p>15,995</text:p>
          </table:table-cell>
          <table:table-cell office:value-type="float" office:value="15217" table:style-name="ce10">
            <text:p>15,2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4876" table:style-name="ce53">
            <text:p>24,876</text:p>
          </table:table-cell>
          <table:table-cell office:value-type="float" office:value="71715" table:style-name="ce11">
            <text:p>71,715</text:p>
          </table:table-cell>
          <table:table-cell office:value-type="float" office:value="36720" table:style-name="ce11">
            <text:p>36,720</text:p>
          </table:table-cell>
          <table:table-cell office:value-type="float" office:value="34995" table:style-name="ce10">
            <text:p>34,9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352" table:style-name="ce53">
            <text:p>5,352</text:p>
          </table:table-cell>
          <table:table-cell office:value-type="float" office:value="14789" table:style-name="ce11">
            <text:p>14,789</text:p>
          </table:table-cell>
          <table:table-cell office:value-type="float" office:value="7912" table:style-name="ce11">
            <text:p>7,912</text:p>
          </table:table-cell>
          <table:table-cell office:value-type="float" office:value="6877" table:style-name="ce10">
            <text:p>6,8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643" table:style-name="ce53">
            <text:p>10,643</text:p>
          </table:table-cell>
          <table:table-cell office:value-type="float" office:value="32037" table:style-name="ce11">
            <text:p>32,037</text:p>
          </table:table-cell>
          <table:table-cell office:value-type="float" office:value="16863" table:style-name="ce11">
            <text:p>16,863</text:p>
          </table:table-cell>
          <table:table-cell office:value-type="float" office:value="15174" table:style-name="ce10">
            <text:p>15,1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874" table:style-name="ce53">
            <text:p>8,874</text:p>
          </table:table-cell>
          <table:table-cell office:value-type="float" office:value="23399" table:style-name="ce11">
            <text:p>23,399</text:p>
          </table:table-cell>
          <table:table-cell office:value-type="float" office:value="12427" table:style-name="ce11">
            <text:p>12,427</text:p>
          </table:table-cell>
          <table:table-cell office:value-type="float" office:value="10972" table:style-name="ce10">
            <text:p>10,9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247" table:style-name="ce53">
            <text:p>9,247</text:p>
          </table:table-cell>
          <table:table-cell office:value-type="float" office:value="25040" table:style-name="ce11">
            <text:p>25,040</text:p>
          </table:table-cell>
          <table:table-cell office:value-type="float" office:value="13257" table:style-name="ce11">
            <text:p>13,257</text:p>
          </table:table-cell>
          <table:table-cell office:value-type="float" office:value="11783" table:style-name="ce10">
            <text:p>11,7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417" table:style-name="ce53">
            <text:p>7,417</text:p>
          </table:table-cell>
          <table:table-cell office:value-type="float" office:value="18528" table:style-name="ce11">
            <text:p>18,528</text:p>
          </table:table-cell>
          <table:table-cell office:value-type="float" office:value="9636" table:style-name="ce11">
            <text:p>9,636</text:p>
          </table:table-cell>
          <table:table-cell office:value-type="float" office:value="8892" table:style-name="ce10">
            <text:p>8,8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779" table:style-name="ce53">
            <text:p>5,779</text:p>
          </table:table-cell>
          <table:table-cell office:value-type="float" office:value="15622" table:style-name="ce11">
            <text:p>15,622</text:p>
          </table:table-cell>
          <table:table-cell office:value-type="float" office:value="8378" table:style-name="ce11">
            <text:p>8,378</text:p>
          </table:table-cell>
          <table:table-cell office:value-type="float" office:value="7244" table:style-name="ce10">
            <text:p>7,2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8078" table:style-name="ce53">
            <text:p>18,078</text:p>
          </table:table-cell>
          <table:table-cell office:value-type="float" office:value="49764" table:style-name="ce11">
            <text:p>49,764</text:p>
          </table:table-cell>
          <table:table-cell office:value-type="float" office:value="25679" table:style-name="ce11">
            <text:p>25,679</text:p>
          </table:table-cell>
          <table:table-cell office:value-type="float" office:value="24085" table:style-name="ce10">
            <text:p>24,0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6000" table:style-name="ce53">
            <text:p>16,000</text:p>
          </table:table-cell>
          <table:table-cell office:value-type="float" office:value="45084" table:style-name="ce11">
            <text:p>45,084</text:p>
          </table:table-cell>
          <table:table-cell office:value-type="float" office:value="23467" table:style-name="ce11">
            <text:p>23,467</text:p>
          </table:table-cell>
          <table:table-cell office:value-type="float" office:value="21617" table:style-name="ce10">
            <text:p>21,6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712" table:style-name="ce53">
            <text:p>11,712</text:p>
          </table:table-cell>
          <table:table-cell office:value-type="float" office:value="36046" table:style-name="ce11">
            <text:p>36,046</text:p>
          </table:table-cell>
          <table:table-cell office:value-type="float" office:value="19214" table:style-name="ce11">
            <text:p>19,214</text:p>
          </table:table-cell>
          <table:table-cell office:value-type="float" office:value="16832" table:style-name="ce10">
            <text:p>16,8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60" table:style-name="ce53">
            <text:p>6,760</text:p>
          </table:table-cell>
          <table:table-cell office:value-type="float" office:value="19569" table:style-name="ce11">
            <text:p>19,569</text:p>
          </table:table-cell>
          <table:table-cell office:value-type="float" office:value="10420" table:style-name="ce11">
            <text:p>10,420</text:p>
          </table:table-cell>
          <table:table-cell office:value-type="float" office:value="9149" table:style-name="ce10">
            <text:p>9,1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62" table:style-name="ce53">
            <text:p>4,262</text:p>
          </table:table-cell>
          <table:table-cell office:value-type="float" office:value="11645" table:style-name="ce11">
            <text:p>11,645</text:p>
          </table:table-cell>
          <table:table-cell office:value-type="float" office:value="6302" table:style-name="ce11">
            <text:p>6,302</text:p>
          </table:table-cell>
          <table:table-cell office:value-type="float" office:value="5343" table:style-name="ce10">
            <text:p>5,3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36" table:style-name="ce53">
            <text:p>1,936</text:p>
          </table:table-cell>
          <table:table-cell office:value-type="float" office:value="4585" table:style-name="ce11">
            <text:p>4,585</text:p>
          </table:table-cell>
          <table:table-cell office:value-type="float" office:value="2380" table:style-name="ce11">
            <text:p>2,380</text:p>
          </table:table-cell>
          <table:table-cell office:value-type="float" office:value="2205" table:style-name="ce10">
            <text:p>2,205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阿里山鄉</text:p>
          </table:table-cell>
          <table:table-cell office:value-type="float" office:value="1938" table:style-name="ce54">
            <text:p>1,938</text:p>
          </table:table-cell>
          <table:table-cell office:value-type="float" office:value="5624" table:style-name="ce18">
            <text:p>5,624</text:p>
          </table:table-cell>
          <table:table-cell office:value-type="float" office:value="2967" table:style-name="ce18">
            <text:p>2,967</text:p>
          </table:table-cell>
          <table:table-cell office:value-type="float" office:value="2657" table:style-name="ce17">
            <text:p>2,657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9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7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屏東縣</text:p>
          </table:table-cell>
          <table:table-cell office:value-type="float" office:value="286776" table:style-name="ce72">
            <text:p>286,776</text:p>
          </table:table-cell>
          <table:table-cell office:value-type="float" office:value="831073" table:style-name="ce80">
            <text:p>831,073</text:p>
          </table:table-cell>
          <table:table-cell office:value-type="float" office:value="425131" table:style-name="ce80">
            <text:p>425,131</text:p>
          </table:table-cell>
          <table:table-cell office:value-type="float" office:value="405942" table:style-name="ce74">
            <text:p>405,9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4276" table:style-name="ce53">
            <text:p>74,276</text:p>
          </table:table-cell>
          <table:table-cell office:value-type="float" office:value="200640" table:style-name="ce11">
            <text:p>200,640</text:p>
          </table:table-cell>
          <table:table-cell office:value-type="float" office:value="99231" table:style-name="ce11">
            <text:p>99,231</text:p>
          </table:table-cell>
          <table:table-cell office:value-type="float" office:value="101409" table:style-name="ce10">
            <text:p>101,4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19479" table:style-name="ce53">
            <text:p>19,479</text:p>
          </table:table-cell>
          <table:table-cell office:value-type="float" office:value="54510" table:style-name="ce11">
            <text:p>54,510</text:p>
          </table:table-cell>
          <table:table-cell office:value-type="float" office:value="27232" table:style-name="ce11">
            <text:p>27,232</text:p>
          </table:table-cell>
          <table:table-cell office:value-type="float" office:value="27278" table:style-name="ce10">
            <text:p>27,2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6731" table:style-name="ce53">
            <text:p>16,731</text:p>
          </table:table-cell>
          <table:table-cell office:value-type="float" office:value="47956" table:style-name="ce11">
            <text:p>47,956</text:p>
          </table:table-cell>
          <table:table-cell office:value-type="float" office:value="24234" table:style-name="ce11">
            <text:p>24,234</text:p>
          </table:table-cell>
          <table:table-cell office:value-type="float" office:value="23722" table:style-name="ce10">
            <text:p>23,7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540" table:style-name="ce53">
            <text:p>11,540</text:p>
          </table:table-cell>
          <table:table-cell office:value-type="float" office:value="30645" table:style-name="ce11">
            <text:p>30,645</text:p>
          </table:table-cell>
          <table:table-cell office:value-type="float" office:value="15715" table:style-name="ce11">
            <text:p>15,715</text:p>
          </table:table-cell>
          <table:table-cell office:value-type="float" office:value="14930" table:style-name="ce10">
            <text:p>14,9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4968" table:style-name="ce53">
            <text:p>14,968</text:p>
          </table:table-cell>
          <table:table-cell office:value-type="float" office:value="50999" table:style-name="ce11">
            <text:p>50,999</text:p>
          </table:table-cell>
          <table:table-cell office:value-type="float" office:value="26426" table:style-name="ce11">
            <text:p>26,426</text:p>
          </table:table-cell>
          <table:table-cell office:value-type="float" office:value="24573" table:style-name="ce10">
            <text:p>24,5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172" table:style-name="ce53">
            <text:p>10,172</text:p>
          </table:table-cell>
          <table:table-cell office:value-type="float" office:value="30056" table:style-name="ce11">
            <text:p>30,056</text:p>
          </table:table-cell>
          <table:table-cell office:value-type="float" office:value="15669" table:style-name="ce11">
            <text:p>15,669</text:p>
          </table:table-cell>
          <table:table-cell office:value-type="float" office:value="14387" table:style-name="ce10">
            <text:p>14,3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807" table:style-name="ce53">
            <text:p>3,807</text:p>
          </table:table-cell>
          <table:table-cell office:value-type="float" office:value="11102" table:style-name="ce11">
            <text:p>11,102</text:p>
          </table:table-cell>
          <table:table-cell office:value-type="float" office:value="5763" table:style-name="ce11">
            <text:p>5,763</text:p>
          </table:table-cell>
          <table:table-cell office:value-type="float" office:value="5339" table:style-name="ce10">
            <text:p>5,3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6990" table:style-name="ce53">
            <text:p>6,990</text:p>
          </table:table-cell>
          <table:table-cell office:value-type="float" office:value="22096" table:style-name="ce11">
            <text:p>22,096</text:p>
          </table:table-cell>
          <table:table-cell office:value-type="float" office:value="11440" table:style-name="ce11">
            <text:p>11,440</text:p>
          </table:table-cell>
          <table:table-cell office:value-type="float" office:value="10656" table:style-name="ce10">
            <text:p>10,6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207" table:style-name="ce53">
            <text:p>8,207</text:p>
          </table:table-cell>
          <table:table-cell office:value-type="float" office:value="26586" table:style-name="ce11">
            <text:p>26,586</text:p>
          </table:table-cell>
          <table:table-cell office:value-type="float" office:value="13536" table:style-name="ce11">
            <text:p>13,536</text:p>
          </table:table-cell>
          <table:table-cell office:value-type="float" office:value="13050" table:style-name="ce10">
            <text:p>13,0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7856" table:style-name="ce53">
            <text:p>7,856</text:p>
          </table:table-cell>
          <table:table-cell office:value-type="float" office:value="26044" table:style-name="ce11">
            <text:p>26,044</text:p>
          </table:table-cell>
          <table:table-cell office:value-type="float" office:value="13540" table:style-name="ce11">
            <text:p>13,540</text:p>
          </table:table-cell>
          <table:table-cell office:value-type="float" office:value="12504" table:style-name="ce10">
            <text:p>12,5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303" table:style-name="ce53">
            <text:p>9,303</text:p>
          </table:table-cell>
          <table:table-cell office:value-type="float" office:value="24668" table:style-name="ce11">
            <text:p>24,668</text:p>
          </table:table-cell>
          <table:table-cell office:value-type="float" office:value="13138" table:style-name="ce11">
            <text:p>13,138</text:p>
          </table:table-cell>
          <table:table-cell office:value-type="float" office:value="11530" table:style-name="ce10">
            <text:p>11,5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515" table:style-name="ce53">
            <text:p>6,515</text:p>
          </table:table-cell>
          <table:table-cell office:value-type="float" office:value="20599" table:style-name="ce11">
            <text:p>20,599</text:p>
          </table:table-cell>
          <table:table-cell office:value-type="float" office:value="10779" table:style-name="ce11">
            <text:p>10,779</text:p>
          </table:table-cell>
          <table:table-cell office:value-type="float" office:value="9820" table:style-name="ce10">
            <text:p>9,8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8646" table:style-name="ce53">
            <text:p>18,646</text:p>
          </table:table-cell>
          <table:table-cell office:value-type="float" office:value="54818" table:style-name="ce11">
            <text:p>54,818</text:p>
          </table:table-cell>
          <table:table-cell office:value-type="float" office:value="28340" table:style-name="ce11">
            <text:p>28,340</text:p>
          </table:table-cell>
          <table:table-cell office:value-type="float" office:value="26478" table:style-name="ce10">
            <text:p>26,4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26" table:style-name="ce53">
            <text:p>5,626</text:p>
          </table:table-cell>
          <table:table-cell office:value-type="float" office:value="17180" table:style-name="ce11">
            <text:p>17,180</text:p>
          </table:table-cell>
          <table:table-cell office:value-type="float" office:value="9131" table:style-name="ce11">
            <text:p>9,131</text:p>
          </table:table-cell>
          <table:table-cell office:value-type="float" office:value="8049" table:style-name="ce10">
            <text:p>8,0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29" table:style-name="ce53">
            <text:p>3,429</text:p>
          </table:table-cell>
          <table:table-cell office:value-type="float" office:value="9914" table:style-name="ce11">
            <text:p>9,914</text:p>
          </table:table-cell>
          <table:table-cell office:value-type="float" office:value="5255" table:style-name="ce11">
            <text:p>5,255</text:p>
          </table:table-cell>
          <table:table-cell office:value-type="float" office:value="4659" table:style-name="ce10">
            <text:p>4,6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534" table:style-name="ce53">
            <text:p>8,534</text:p>
          </table:table-cell>
          <table:table-cell office:value-type="float" office:value="24624" table:style-name="ce11">
            <text:p>24,624</text:p>
          </table:table-cell>
          <table:table-cell office:value-type="float" office:value="12905" table:style-name="ce11">
            <text:p>12,905</text:p>
          </table:table-cell>
          <table:table-cell office:value-type="float" office:value="11719" table:style-name="ce10">
            <text:p>11,7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829" table:style-name="ce53">
            <text:p>11,829</text:p>
          </table:table-cell>
          <table:table-cell office:value-type="float" office:value="35408" table:style-name="ce11">
            <text:p>35,408</text:p>
          </table:table-cell>
          <table:table-cell office:value-type="float" office:value="18362" table:style-name="ce11">
            <text:p>18,362</text:p>
          </table:table-cell>
          <table:table-cell office:value-type="float" office:value="17046" table:style-name="ce10">
            <text:p>17,0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484" table:style-name="ce53">
            <text:p>4,484</text:p>
          </table:table-cell>
          <table:table-cell office:value-type="float" office:value="15764" table:style-name="ce11">
            <text:p>15,764</text:p>
          </table:table-cell>
          <table:table-cell office:value-type="float" office:value="8009" table:style-name="ce11">
            <text:p>8,009</text:p>
          </table:table-cell>
          <table:table-cell office:value-type="float" office:value="7755" table:style-name="ce10">
            <text:p>7,7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750" table:style-name="ce53">
            <text:p>6,750</text:p>
          </table:table-cell>
          <table:table-cell office:value-type="float" office:value="18151" table:style-name="ce11">
            <text:p>18,151</text:p>
          </table:table-cell>
          <table:table-cell office:value-type="float" office:value="9291" table:style-name="ce11">
            <text:p>9,291</text:p>
          </table:table-cell>
          <table:table-cell office:value-type="float" office:value="8860" table:style-name="ce10">
            <text:p>8,8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710" table:style-name="ce53">
            <text:p>3,710</text:p>
          </table:table-cell>
          <table:table-cell office:value-type="float" office:value="10706" table:style-name="ce11">
            <text:p>10,706</text:p>
          </table:table-cell>
          <table:table-cell office:value-type="float" office:value="5497" table:style-name="ce11">
            <text:p>5,497</text:p>
          </table:table-cell>
          <table:table-cell office:value-type="float" office:value="5209" table:style-name="ce10">
            <text:p>5,2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94" table:style-name="ce53">
            <text:p>6,994</text:p>
          </table:table-cell>
          <table:table-cell office:value-type="float" office:value="19483" table:style-name="ce11">
            <text:p>19,483</text:p>
          </table:table-cell>
          <table:table-cell office:value-type="float" office:value="10119" table:style-name="ce11">
            <text:p>10,119</text:p>
          </table:table-cell>
          <table:table-cell office:value-type="float" office:value="9364" table:style-name="ce10">
            <text:p>9,3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476" table:style-name="ce53">
            <text:p>4,476</text:p>
          </table:table-cell>
          <table:table-cell office:value-type="float" office:value="12343" table:style-name="ce11">
            <text:p>12,343</text:p>
          </table:table-cell>
          <table:table-cell office:value-type="float" office:value="6777" table:style-name="ce11">
            <text:p>6,777</text:p>
          </table:table-cell>
          <table:table-cell office:value-type="float" office:value="5566" table:style-name="ce10">
            <text:p>5,5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467" table:style-name="ce53">
            <text:p>3,467</text:p>
          </table:table-cell>
          <table:table-cell office:value-type="float" office:value="8627" table:style-name="ce11">
            <text:p>8,627</text:p>
          </table:table-cell>
          <table:table-cell office:value-type="float" office:value="4632" table:style-name="ce11">
            <text:p>4,632</text:p>
          </table:table-cell>
          <table:table-cell office:value-type="float" office:value="3995" table:style-name="ce10">
            <text:p>3,9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16" table:style-name="ce53">
            <text:p>3,016</text:p>
          </table:table-cell>
          <table:table-cell office:value-type="float" office:value="7805" table:style-name="ce11">
            <text:p>7,805</text:p>
          </table:table-cell>
          <table:table-cell office:value-type="float" office:value="4241" table:style-name="ce11">
            <text:p>4,241</text:p>
          </table:table-cell>
          <table:table-cell office:value-type="float" office:value="3564" table:style-name="ce10">
            <text:p>3,5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114" table:style-name="ce53">
            <text:p>2,114</text:p>
          </table:table-cell>
          <table:table-cell office:value-type="float" office:value="5456" table:style-name="ce11">
            <text:p>5,456</text:p>
          </table:table-cell>
          <table:table-cell office:value-type="float" office:value="2910" table:style-name="ce11">
            <text:p>2,910</text:p>
          </table:table-cell>
          <table:table-cell office:value-type="float" office:value="2546" table:style-name="ce10">
            <text:p>2,54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三地門鄉</text:p>
          </table:table-cell>
          <table:table-cell office:value-type="float" office:value="2312" table:style-name="ce53">
            <text:p>2,312</text:p>
          </table:table-cell>
          <table:table-cell office:value-type="float" office:value="7638" table:style-name="ce11">
            <text:p>7,638</text:p>
          </table:table-cell>
          <table:table-cell office:value-type="float" office:value="3837" table:style-name="ce11">
            <text:p>3,837</text:p>
          </table:table-cell>
          <table:table-cell office:value-type="float" office:value="3801" table:style-name="ce10">
            <text:p>3,80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霧臺鄉</text:p>
          </table:table-cell>
          <table:table-cell office:value-type="float" office:value="1058" table:style-name="ce53">
            <text:p>1,058</text:p>
          </table:table-cell>
          <table:table-cell office:value-type="float" office:value="3227" table:style-name="ce11">
            <text:p>3,227</text:p>
          </table:table-cell>
          <table:table-cell office:value-type="float" office:value="1658" table:style-name="ce11">
            <text:p>1,658</text:p>
          </table:table-cell>
          <table:table-cell office:value-type="float" office:value="1569" table:style-name="ce10">
            <text:p>1,56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瑪家鄉</text:p>
          </table:table-cell>
          <table:table-cell office:value-type="float" office:value="2053" table:style-name="ce53">
            <text:p>2,053</text:p>
          </table:table-cell>
          <table:table-cell office:value-type="float" office:value="6741" table:style-name="ce11">
            <text:p>6,741</text:p>
          </table:table-cell>
          <table:table-cell office:value-type="float" office:value="3415" table:style-name="ce11">
            <text:p>3,415</text:p>
          </table:table-cell>
          <table:table-cell office:value-type="float" office:value="3326" table:style-name="ce10">
            <text:p>3,32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泰武鄉</text:p>
          </table:table-cell>
          <table:table-cell office:value-type="float" office:value="1328" table:style-name="ce53">
            <text:p>1,328</text:p>
          </table:table-cell>
          <table:table-cell office:value-type="float" office:value="5244" table:style-name="ce11">
            <text:p>5,244</text:p>
          </table:table-cell>
          <table:table-cell office:value-type="float" office:value="2755" table:style-name="ce11">
            <text:p>2,755</text:p>
          </table:table-cell>
          <table:table-cell office:value-type="float" office:value="2489" table:style-name="ce10">
            <text:p>2,48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來義鄉</text:p>
          </table:table-cell>
          <table:table-cell office:value-type="float" office:value="2236" table:style-name="ce53">
            <text:p>2,236</text:p>
          </table:table-cell>
          <table:table-cell office:value-type="float" office:value="7485" table:style-name="ce11">
            <text:p>7,485</text:p>
          </table:table-cell>
          <table:table-cell office:value-type="float" office:value="3788" table:style-name="ce11">
            <text:p>3,788</text:p>
          </table:table-cell>
          <table:table-cell office:value-type="float" office:value="3697" table:style-name="ce10">
            <text:p>3,69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春日鄉</text:p>
          </table:table-cell>
          <table:table-cell office:value-type="float" office:value="1393" table:style-name="ce53">
            <text:p>1,393</text:p>
          </table:table-cell>
          <table:table-cell office:value-type="float" office:value="4863" table:style-name="ce11">
            <text:p>4,863</text:p>
          </table:table-cell>
          <table:table-cell office:value-type="float" office:value="2504" table:style-name="ce11">
            <text:p>2,504</text:p>
          </table:table-cell>
          <table:table-cell office:value-type="float" office:value="2359" table:style-name="ce10">
            <text:p>2,35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獅子鄉</text:p>
          </table:table-cell>
          <table:table-cell office:value-type="float" office:value="1554" table:style-name="ce53">
            <text:p>1,554</text:p>
          </table:table-cell>
          <table:table-cell office:value-type="float" office:value="4786" table:style-name="ce11">
            <text:p>4,786</text:p>
          </table:table-cell>
          <table:table-cell office:value-type="float" office:value="2487" table:style-name="ce11">
            <text:p>2,487</text:p>
          </table:table-cell>
          <table:table-cell office:value-type="float" office:value="2299" table:style-name="ce10">
            <text:p>2,299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牡丹鄉</text:p>
          </table:table-cell>
          <table:table-cell office:value-type="float" office:value="1923" table:style-name="ce54">
            <text:p>1,923</text:p>
          </table:table-cell>
          <table:table-cell office:value-type="float" office:value="4909" table:style-name="ce18">
            <text:p>4,909</text:p>
          </table:table-cell>
          <table:table-cell office:value-type="float" office:value="2515" table:style-name="ce18">
            <text:p>2,515</text:p>
          </table:table-cell>
          <table:table-cell office:value-type="float" office:value="2394" table:style-name="ce17">
            <text:p>2,394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5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9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7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9">
            <text:p>臺東縣</text:p>
          </table:table-cell>
          <table:table-cell office:value-type="float" office:value="82876" table:style-name="ce72">
            <text:p>82,876</text:p>
          </table:table-cell>
          <table:table-cell office:value-type="float" office:value="219716" table:style-name="ce80">
            <text:p>219,716</text:p>
          </table:table-cell>
          <table:table-cell office:value-type="float" office:value="113483" table:style-name="ce80">
            <text:p>113,483</text:p>
          </table:table-cell>
          <table:table-cell office:value-type="float" office:value="106233" table:style-name="ce74">
            <text:p>106,2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39744" table:style-name="ce53">
            <text:p>39,744</text:p>
          </table:table-cell>
          <table:table-cell office:value-type="float" office:value="106026" table:style-name="ce11">
            <text:p>106,026</text:p>
          </table:table-cell>
          <table:table-cell office:value-type="float" office:value="53104" table:style-name="ce11">
            <text:p>53,104</text:p>
          </table:table-cell>
          <table:table-cell office:value-type="float" office:value="52922" table:style-name="ce10">
            <text:p>52,9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397" table:style-name="ce53">
            <text:p>5,397</text:p>
          </table:table-cell>
          <table:table-cell office:value-type="float" office:value="14284" table:style-name="ce11">
            <text:p>14,284</text:p>
          </table:table-cell>
          <table:table-cell office:value-type="float" office:value="7534" table:style-name="ce11">
            <text:p>7,534</text:p>
          </table:table-cell>
          <table:table-cell office:value-type="float" office:value="6750" table:style-name="ce10">
            <text:p>6,7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177" table:style-name="ce53">
            <text:p>3,177</text:p>
          </table:table-cell>
          <table:table-cell office:value-type="float" office:value="8769" table:style-name="ce11">
            <text:p>8,769</text:p>
          </table:table-cell>
          <table:table-cell office:value-type="float" office:value="4564" table:style-name="ce11">
            <text:p>4,564</text:p>
          </table:table-cell>
          <table:table-cell office:value-type="float" office:value="4205" table:style-name="ce10">
            <text:p>4,2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714" table:style-name="ce53">
            <text:p>6,714</text:p>
          </table:table-cell>
          <table:table-cell office:value-type="float" office:value="17436" table:style-name="ce11">
            <text:p>17,436</text:p>
          </table:table-cell>
          <table:table-cell office:value-type="float" office:value="9201" table:style-name="ce11">
            <text:p>9,201</text:p>
          </table:table-cell>
          <table:table-cell office:value-type="float" office:value="8235" table:style-name="ce10">
            <text:p>8,2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504" table:style-name="ce53">
            <text:p>2,504</text:p>
          </table:table-cell>
          <table:table-cell office:value-type="float" office:value="6124" table:style-name="ce11">
            <text:p>6,124</text:p>
          </table:table-cell>
          <table:table-cell office:value-type="float" office:value="3201" table:style-name="ce11">
            <text:p>3,201</text:p>
          </table:table-cell>
          <table:table-cell office:value-type="float" office:value="2923" table:style-name="ce10">
            <text:p>2,9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671" table:style-name="ce53">
            <text:p>4,671</text:p>
          </table:table-cell>
          <table:table-cell office:value-type="float" office:value="11156" table:style-name="ce11">
            <text:p>11,156</text:p>
          </table:table-cell>
          <table:table-cell office:value-type="float" office:value="5949" table:style-name="ce11">
            <text:p>5,949</text:p>
          </table:table-cell>
          <table:table-cell office:value-type="float" office:value="5207" table:style-name="ce10">
            <text:p>5,2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760" table:style-name="ce53">
            <text:p>3,760</text:p>
          </table:table-cell>
          <table:table-cell office:value-type="float" office:value="8529" table:style-name="ce11">
            <text:p>8,529</text:p>
          </table:table-cell>
          <table:table-cell office:value-type="float" office:value="4736" table:style-name="ce11">
            <text:p>4,736</text:p>
          </table:table-cell>
          <table:table-cell office:value-type="float" office:value="3793" table:style-name="ce10">
            <text:p>3,7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929" table:style-name="ce53">
            <text:p>2,929</text:p>
          </table:table-cell>
          <table:table-cell office:value-type="float" office:value="7283" table:style-name="ce11">
            <text:p>7,283</text:p>
          </table:table-cell>
          <table:table-cell office:value-type="float" office:value="4120" table:style-name="ce11">
            <text:p>4,120</text:p>
          </table:table-cell>
          <table:table-cell office:value-type="float" office:value="3163" table:style-name="ce10">
            <text:p>3,1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48" table:style-name="ce53">
            <text:p>3,048</text:p>
          </table:table-cell>
          <table:table-cell office:value-type="float" office:value="7973" table:style-name="ce11">
            <text:p>7,973</text:p>
          </table:table-cell>
          <table:table-cell office:value-type="float" office:value="4249" table:style-name="ce11">
            <text:p>4,249</text:p>
          </table:table-cell>
          <table:table-cell office:value-type="float" office:value="3724" table:style-name="ce10">
            <text:p>3,7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207" table:style-name="ce53">
            <text:p>3,207</text:p>
          </table:table-cell>
          <table:table-cell office:value-type="float" office:value="8259" table:style-name="ce11">
            <text:p>8,259</text:p>
          </table:table-cell>
          <table:table-cell office:value-type="float" office:value="4303" table:style-name="ce11">
            <text:p>4,303</text:p>
          </table:table-cell>
          <table:table-cell office:value-type="float" office:value="3956" table:style-name="ce10">
            <text:p>3,9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145" table:style-name="ce53">
            <text:p>1,145</text:p>
          </table:table-cell>
          <table:table-cell office:value-type="float" office:value="3861" table:style-name="ce11">
            <text:p>3,861</text:p>
          </table:table-cell>
          <table:table-cell office:value-type="float" office:value="2033" table:style-name="ce11">
            <text:p>2,033</text:p>
          </table:table-cell>
          <table:table-cell office:value-type="float" office:value="1828" table:style-name="ce10">
            <text:p>1,82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延平鄉</text:p>
          </table:table-cell>
          <table:table-cell office:value-type="float" office:value="1068" table:style-name="ce53">
            <text:p>1,068</text:p>
          </table:table-cell>
          <table:table-cell office:value-type="float" office:value="3549" table:style-name="ce11">
            <text:p>3,549</text:p>
          </table:table-cell>
          <table:table-cell office:value-type="float" office:value="1902" table:style-name="ce11">
            <text:p>1,902</text:p>
          </table:table-cell>
          <table:table-cell office:value-type="float" office:value="1647" table:style-name="ce10">
            <text:p>1,64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海端鄉</text:p>
          </table:table-cell>
          <table:table-cell office:value-type="float" office:value="1092" table:style-name="ce53">
            <text:p>1,092</text:p>
          </table:table-cell>
          <table:table-cell office:value-type="float" office:value="4226" table:style-name="ce11">
            <text:p>4,226</text:p>
          </table:table-cell>
          <table:table-cell office:value-type="float" office:value="2242" table:style-name="ce11">
            <text:p>2,242</text:p>
          </table:table-cell>
          <table:table-cell office:value-type="float" office:value="1984" table:style-name="ce10">
            <text:p>1,98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達仁鄉</text:p>
          </table:table-cell>
          <table:table-cell office:value-type="float" office:value="1459" table:style-name="ce53">
            <text:p>1,459</text:p>
          </table:table-cell>
          <table:table-cell office:value-type="float" office:value="3543" table:style-name="ce11">
            <text:p>3,543</text:p>
          </table:table-cell>
          <table:table-cell office:value-type="float" office:value="1930" table:style-name="ce11">
            <text:p>1,930</text:p>
          </table:table-cell>
          <table:table-cell office:value-type="float" office:value="1613" table:style-name="ce10">
            <text:p>1,61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金峰鄉</text:p>
          </table:table-cell>
          <table:table-cell office:value-type="float" office:value="1124" table:style-name="ce53">
            <text:p>1,124</text:p>
          </table:table-cell>
          <table:table-cell office:value-type="float" office:value="3644" table:style-name="ce11">
            <text:p>3,644</text:p>
          </table:table-cell>
          <table:table-cell office:value-type="float" office:value="1866" table:style-name="ce11">
            <text:p>1,866</text:p>
          </table:table-cell>
          <table:table-cell office:value-type="float" office:value="1778" table:style-name="ce10">
            <text:p>1,778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蘭嶼鄉</text:p>
          </table:table-cell>
          <table:table-cell office:value-type="float" office:value="1837" table:style-name="ce54">
            <text:p>1,837</text:p>
          </table:table-cell>
          <table:table-cell office:value-type="float" office:value="5054" table:style-name="ce18">
            <text:p>5,054</text:p>
          </table:table-cell>
          <table:table-cell office:value-type="float" office:value="2549" table:style-name="ce18">
            <text:p>2,549</text:p>
          </table:table-cell>
          <table:table-cell office:value-type="float" office:value="2505" table:style-name="ce17">
            <text:p>2,505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9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7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花蓮縣</text:p>
          </table:table-cell>
          <table:table-cell office:value-type="float" office:value="125803" table:style-name="ce72">
            <text:p>125,803</text:p>
          </table:table-cell>
          <table:table-cell office:value-type="float" office:value="329531" table:style-name="ce80">
            <text:p>329,531</text:p>
          </table:table-cell>
          <table:table-cell office:value-type="float" office:value="167419" table:style-name="ce80">
            <text:p>167,419</text:p>
          </table:table-cell>
          <table:table-cell office:value-type="float" office:value="162112" table:style-name="ce74">
            <text:p>162,1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509" table:style-name="ce53">
            <text:p>41,509</text:p>
          </table:table-cell>
          <table:table-cell office:value-type="float" office:value="104495" table:style-name="ce11">
            <text:p>104,495</text:p>
          </table:table-cell>
          <table:table-cell office:value-type="float" office:value="50419" table:style-name="ce11">
            <text:p>50,419</text:p>
          </table:table-cell>
          <table:table-cell office:value-type="float" office:value="54076" table:style-name="ce10">
            <text:p>54,0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403" table:style-name="ce53">
            <text:p>4,403</text:p>
          </table:table-cell>
          <table:table-cell office:value-type="float" office:value="10899" table:style-name="ce11">
            <text:p>10,899</text:p>
          </table:table-cell>
          <table:table-cell office:value-type="float" office:value="5670" table:style-name="ce11">
            <text:p>5,670</text:p>
          </table:table-cell>
          <table:table-cell office:value-type="float" office:value="5229" table:style-name="ce10">
            <text:p>5,2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910" table:style-name="ce53">
            <text:p>8,910</text:p>
          </table:table-cell>
          <table:table-cell office:value-type="float" office:value="24450" table:style-name="ce11">
            <text:p>24,450</text:p>
          </table:table-cell>
          <table:table-cell office:value-type="float" office:value="12971" table:style-name="ce11">
            <text:p>12,971</text:p>
          </table:table-cell>
          <table:table-cell office:value-type="float" office:value="11479" table:style-name="ce10">
            <text:p>11,4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7718" table:style-name="ce53">
            <text:p>7,718</text:p>
          </table:table-cell>
          <table:table-cell office:value-type="float" office:value="20193" table:style-name="ce11">
            <text:p>20,193</text:p>
          </table:table-cell>
          <table:table-cell office:value-type="float" office:value="10396" table:style-name="ce11">
            <text:p>10,396</text:p>
          </table:table-cell>
          <table:table-cell office:value-type="float" office:value="9797" table:style-name="ce10">
            <text:p>9,7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1977" table:style-name="ce53">
            <text:p>31,977</text:p>
          </table:table-cell>
          <table:table-cell office:value-type="float" office:value="83730" table:style-name="ce11">
            <text:p>83,730</text:p>
          </table:table-cell>
          <table:table-cell office:value-type="float" office:value="42183" table:style-name="ce11">
            <text:p>42,183</text:p>
          </table:table-cell>
          <table:table-cell office:value-type="float" office:value="41547" table:style-name="ce10">
            <text:p>41,5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203" table:style-name="ce53">
            <text:p>7,203</text:p>
          </table:table-cell>
          <table:table-cell office:value-type="float" office:value="18094" table:style-name="ce11">
            <text:p>18,094</text:p>
          </table:table-cell>
          <table:table-cell office:value-type="float" office:value="9620" table:style-name="ce11">
            <text:p>9,620</text:p>
          </table:table-cell>
          <table:table-cell office:value-type="float" office:value="8474" table:style-name="ce10">
            <text:p>8,4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5023" table:style-name="ce53">
            <text:p>5,023</text:p>
          </table:table-cell>
          <table:table-cell office:value-type="float" office:value="12936" table:style-name="ce11">
            <text:p>12,936</text:p>
          </table:table-cell>
          <table:table-cell office:value-type="float" office:value="6876" table:style-name="ce11">
            <text:p>6,876</text:p>
          </table:table-cell>
          <table:table-cell office:value-type="float" office:value="6060" table:style-name="ce10">
            <text:p>6,0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708" table:style-name="ce53">
            <text:p>1,708</text:p>
          </table:table-cell>
          <table:table-cell office:value-type="float" office:value="4391" table:style-name="ce11">
            <text:p>4,391</text:p>
          </table:table-cell>
          <table:table-cell office:value-type="float" office:value="2445" table:style-name="ce11">
            <text:p>2,445</text:p>
          </table:table-cell>
          <table:table-cell office:value-type="float" office:value="1946" table:style-name="ce10">
            <text:p>1,9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742" table:style-name="ce53">
            <text:p>4,742</text:p>
          </table:table-cell>
          <table:table-cell office:value-type="float" office:value="11662" table:style-name="ce11">
            <text:p>11,662</text:p>
          </table:table-cell>
          <table:table-cell office:value-type="float" office:value="6289" table:style-name="ce11">
            <text:p>6,289</text:p>
          </table:table-cell>
          <table:table-cell office:value-type="float" office:value="5373" table:style-name="ce10">
            <text:p>5,3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22" table:style-name="ce53">
            <text:p>4,022</text:p>
          </table:table-cell>
          <table:table-cell office:value-type="float" office:value="10441" table:style-name="ce11">
            <text:p>10,441</text:p>
          </table:table-cell>
          <table:table-cell office:value-type="float" office:value="5687" table:style-name="ce11">
            <text:p>5,687</text:p>
          </table:table-cell>
          <table:table-cell office:value-type="float" office:value="4754" table:style-name="ce10">
            <text:p>4,75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秀林鄉</text:p>
          </table:table-cell>
          <table:table-cell office:value-type="float" office:value="4797" table:style-name="ce53">
            <text:p>4,797</text:p>
          </table:table-cell>
          <table:table-cell office:value-type="float" office:value="15810" table:style-name="ce11">
            <text:p>15,810</text:p>
          </table:table-cell>
          <table:table-cell office:value-type="float" office:value="8159" table:style-name="ce11">
            <text:p>8,159</text:p>
          </table:table-cell>
          <table:table-cell office:value-type="float" office:value="7651" table:style-name="ce10">
            <text:p>7,65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萬榮鄉</text:p>
          </table:table-cell>
          <table:table-cell office:value-type="float" office:value="2093" table:style-name="ce53">
            <text:p>2,093</text:p>
          </table:table-cell>
          <table:table-cell office:value-type="float" office:value="6383" table:style-name="ce11">
            <text:p>6,383</text:p>
          </table:table-cell>
          <table:table-cell office:value-type="float" office:value="3370" table:style-name="ce11">
            <text:p>3,370</text:p>
          </table:table-cell>
          <table:table-cell office:value-type="float" office:value="3013" table:style-name="ce10">
            <text:p>3,013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卓溪鄉</text:p>
          </table:table-cell>
          <table:table-cell office:value-type="float" office:value="1698" table:style-name="ce54">
            <text:p>1,698</text:p>
          </table:table-cell>
          <table:table-cell office:value-type="float" office:value="6047" table:style-name="ce18">
            <text:p>6,047</text:p>
          </table:table-cell>
          <table:table-cell office:value-type="float" office:value="3334" table:style-name="ce18">
            <text:p>3,334</text:p>
          </table:table-cell>
          <table:table-cell office:value-type="float" office:value="2713" table:style-name="ce17">
            <text:p>2,713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7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9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7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澎湖縣</text:p>
          </table:table-cell>
          <table:table-cell office:value-type="float" office:value="39815" table:style-name="ce72">
            <text:p>39,815</text:p>
          </table:table-cell>
          <table:table-cell office:value-type="float" office:value="103843" table:style-name="ce80">
            <text:p>103,843</text:p>
          </table:table-cell>
          <table:table-cell office:value-type="float" office:value="53526" table:style-name="ce80">
            <text:p>53,526</text:p>
          </table:table-cell>
          <table:table-cell office:value-type="float" office:value="50317" table:style-name="ce74">
            <text:p>50,3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4491" table:style-name="ce53">
            <text:p>24,491</text:p>
          </table:table-cell>
          <table:table-cell office:value-type="float" office:value="62153" table:style-name="ce11">
            <text:p>62,153</text:p>
          </table:table-cell>
          <table:table-cell office:value-type="float" office:value="31631" table:style-name="ce11">
            <text:p>31,631</text:p>
          </table:table-cell>
          <table:table-cell office:value-type="float" office:value="30522" table:style-name="ce10">
            <text:p>30,5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5539" table:style-name="ce53">
            <text:p>5,539</text:p>
          </table:table-cell>
          <table:table-cell office:value-type="float" office:value="14480" table:style-name="ce11">
            <text:p>14,480</text:p>
          </table:table-cell>
          <table:table-cell office:value-type="float" office:value="7624" table:style-name="ce11">
            <text:p>7,624</text:p>
          </table:table-cell>
          <table:table-cell office:value-type="float" office:value="6856" table:style-name="ce10">
            <text:p>6,8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387" table:style-name="ce53">
            <text:p>3,387</text:p>
          </table:table-cell>
          <table:table-cell office:value-type="float" office:value="9781" table:style-name="ce11">
            <text:p>9,781</text:p>
          </table:table-cell>
          <table:table-cell office:value-type="float" office:value="5127" table:style-name="ce11">
            <text:p>5,127</text:p>
          </table:table-cell>
          <table:table-cell office:value-type="float" office:value="4654" table:style-name="ce10">
            <text:p>4,6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3002" table:style-name="ce53">
            <text:p>3,002</text:p>
          </table:table-cell>
          <table:table-cell office:value-type="float" office:value="8406" table:style-name="ce11">
            <text:p>8,406</text:p>
          </table:table-cell>
          <table:table-cell office:value-type="float" office:value="4342" table:style-name="ce11">
            <text:p>4,342</text:p>
          </table:table-cell>
          <table:table-cell office:value-type="float" office:value="4064" table:style-name="ce10">
            <text:p>4,0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22" table:style-name="ce53">
            <text:p>2,022</text:p>
          </table:table-cell>
          <table:table-cell office:value-type="float" office:value="5176" table:style-name="ce11">
            <text:p>5,176</text:p>
          </table:table-cell>
          <table:table-cell office:value-type="float" office:value="2795" table:style-name="ce11">
            <text:p>2,795</text:p>
          </table:table-cell>
          <table:table-cell office:value-type="float" office:value="2381" table:style-name="ce10">
            <text:p>2,381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374" table:style-name="ce54">
            <text:p>1,374</text:p>
          </table:table-cell>
          <table:table-cell office:value-type="float" office:value="3847" table:style-name="ce18">
            <text:p>3,847</text:p>
          </table:table-cell>
          <table:table-cell office:value-type="float" office:value="2007" table:style-name="ce18">
            <text:p>2,007</text:p>
          </table:table-cell>
          <table:table-cell office:value-type="float" office:value="1840" table:style-name="ce17">
            <text:p>1,84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9<text:span text:style-name="T2">月底</text:span></text:p>
          </table:table-cell>
          <table:table-cell table:number-columns-repeated="4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7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基隆市</text:p>
          </table:table-cell>
          <table:table-cell office:value-type="float" office:value="152833" table:style-name="ce72">
            <text:p>152,833</text:p>
          </table:table-cell>
          <table:table-cell office:value-type="float" office:value="371758" table:style-name="ce80">
            <text:p>371,758</text:p>
          </table:table-cell>
          <table:table-cell office:value-type="float" office:value="186094" table:style-name="ce80">
            <text:p>186,094</text:p>
          </table:table-cell>
          <table:table-cell office:value-type="float" office:value="185664" table:style-name="ce74">
            <text:p>185,664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正區</text:p>
          </table:table-cell>
          <table:table-cell office:value-type="float" office:value="22624" table:style-name="ce53">
            <text:p>22,624</text:p>
          </table:table-cell>
          <table:table-cell office:value-type="float" office:value="52259" table:style-name="ce11">
            <text:p>52,259</text:p>
          </table:table-cell>
          <table:table-cell office:value-type="float" office:value="26710" table:style-name="ce11">
            <text:p>26,710</text:p>
          </table:table-cell>
          <table:table-cell office:value-type="float" office:value="25549" table:style-name="ce10">
            <text:p>25,549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七堵區</text:p>
          </table:table-cell>
          <table:table-cell office:value-type="float" office:value="21442" table:style-name="ce53">
            <text:p>21,442</text:p>
          </table:table-cell>
          <table:table-cell office:value-type="float" office:value="54010" table:style-name="ce11">
            <text:p>54,010</text:p>
          </table:table-cell>
          <table:table-cell office:value-type="float" office:value="27146" table:style-name="ce11">
            <text:p>27,146</text:p>
          </table:table-cell>
          <table:table-cell office:value-type="float" office:value="26864" table:style-name="ce10">
            <text:p>26,864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暖暖區</text:p>
          </table:table-cell>
          <table:table-cell office:value-type="float" office:value="15674" table:style-name="ce53">
            <text:p>15,674</text:p>
          </table:table-cell>
          <table:table-cell office:value-type="float" office:value="38703" table:style-name="ce11">
            <text:p>38,703</text:p>
          </table:table-cell>
          <table:table-cell office:value-type="float" office:value="19421" table:style-name="ce11">
            <text:p>19,421</text:p>
          </table:table-cell>
          <table:table-cell office:value-type="float" office:value="19282" table:style-name="ce10">
            <text:p>19,282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仁愛區</text:p>
          </table:table-cell>
          <table:table-cell office:value-type="float" office:value="19216" table:style-name="ce53">
            <text:p>19,216</text:p>
          </table:table-cell>
          <table:table-cell office:value-type="float" office:value="44443" table:style-name="ce11">
            <text:p>44,443</text:p>
          </table:table-cell>
          <table:table-cell office:value-type="float" office:value="22020" table:style-name="ce11">
            <text:p>22,020</text:p>
          </table:table-cell>
          <table:table-cell office:value-type="float" office:value="22423" table:style-name="ce10">
            <text:p>22,423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山區</text:p>
          </table:table-cell>
          <table:table-cell office:value-type="float" office:value="19285" table:style-name="ce53">
            <text:p>19,285</text:p>
          </table:table-cell>
          <table:table-cell office:value-type="float" office:value="47926" table:style-name="ce11">
            <text:p>47,926</text:p>
          </table:table-cell>
          <table:table-cell office:value-type="float" office:value="24291" table:style-name="ce11">
            <text:p>24,291</text:p>
          </table:table-cell>
          <table:table-cell office:value-type="float" office:value="23635" table:style-name="ce10">
            <text:p>23,635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安樂區</text:p>
          </table:table-cell>
          <table:table-cell office:value-type="float" office:value="33436" table:style-name="ce53">
            <text:p>33,436</text:p>
          </table:table-cell>
          <table:table-cell office:value-type="float" office:value="82384" table:style-name="ce11">
            <text:p>82,384</text:p>
          </table:table-cell>
          <table:table-cell office:value-type="float" office:value="40741" table:style-name="ce11">
            <text:p>40,741</text:p>
          </table:table-cell>
          <table:table-cell office:value-type="float" office:value="41643" table:style-name="ce10">
            <text:p>41,643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信義區</text:p>
          </table:table-cell>
          <table:table-cell office:value-type="float" office:value="21156" table:style-name="ce54">
            <text:p>21,156</text:p>
          </table:table-cell>
          <table:table-cell office:value-type="float" office:value="52033" table:style-name="ce18">
            <text:p>52,033</text:p>
          </table:table-cell>
          <table:table-cell office:value-type="float" office:value="25765" table:style-name="ce18">
            <text:p>25,765</text:p>
          </table:table-cell>
          <table:table-cell office:value-type="float" office:value="26268" table:style-name="ce17">
            <text:p>26,268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9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7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新竹市</text:p>
          </table:table-cell>
          <table:table-cell office:value-type="float" office:value="162832" table:style-name="ce72">
            <text:p>162,832</text:p>
          </table:table-cell>
          <table:table-cell office:value-type="float" office:value="440098" table:style-name="ce80">
            <text:p>440,098</text:p>
          </table:table-cell>
          <table:table-cell office:value-type="float" office:value="217366" table:style-name="ce80">
            <text:p>217,366</text:p>
          </table:table-cell>
          <table:table-cell office:value-type="float" office:value="222732" table:style-name="ce74">
            <text:p>222,73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9129" table:style-name="ce53">
            <text:p>79,129</text:p>
          </table:table-cell>
          <table:table-cell office:value-type="float" office:value="211844" table:style-name="ce11">
            <text:p>211,844</text:p>
          </table:table-cell>
          <table:table-cell office:value-type="float" office:value="104253" table:style-name="ce11">
            <text:p>104,253</text:p>
          </table:table-cell>
          <table:table-cell office:value-type="float" office:value="107591" table:style-name="ce10">
            <text:p>107,59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6566" table:style-name="ce53">
            <text:p>56,566</text:p>
          </table:table-cell>
          <table:table-cell office:value-type="float" office:value="150494" table:style-name="ce11">
            <text:p>150,494</text:p>
          </table:table-cell>
          <table:table-cell office:value-type="float" office:value="73589" table:style-name="ce11">
            <text:p>73,589</text:p>
          </table:table-cell>
          <table:table-cell office:value-type="float" office:value="76905" table:style-name="ce10">
            <text:p>76,905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7137" table:style-name="ce54">
            <text:p>27,137</text:p>
          </table:table-cell>
          <table:table-cell office:value-type="float" office:value="77760" table:style-name="ce18">
            <text:p>77,760</text:p>
          </table:table-cell>
          <table:table-cell office:value-type="float" office:value="39524" table:style-name="ce18">
            <text:p>39,524</text:p>
          </table:table-cell>
          <table:table-cell office:value-type="float" office:value="38236" table:style-name="ce17">
            <text:p>38,236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9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7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嘉義市</text:p>
          </table:table-cell>
          <table:table-cell office:value-type="float" office:value="99404" table:style-name="ce72">
            <text:p>99,404</text:p>
          </table:table-cell>
          <table:table-cell office:value-type="float" office:value="269338" table:style-name="ce80">
            <text:p>269,338</text:p>
          </table:table-cell>
          <table:table-cell office:value-type="float" office:value="131016" table:style-name="ce80">
            <text:p>131,016</text:p>
          </table:table-cell>
          <table:table-cell office:value-type="float" office:value="138322" table:style-name="ce74">
            <text:p>138,32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5469" table:style-name="ce53">
            <text:p>45,469</text:p>
          </table:table-cell>
          <table:table-cell office:value-type="float" office:value="122069" table:style-name="ce11">
            <text:p>122,069</text:p>
          </table:table-cell>
          <table:table-cell office:value-type="float" office:value="58828" table:style-name="ce11">
            <text:p>58,828</text:p>
          </table:table-cell>
          <table:table-cell office:value-type="float" office:value="63241" table:style-name="ce10">
            <text:p>63,241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3935" table:style-name="ce54">
            <text:p>53,935</text:p>
          </table:table-cell>
          <table:table-cell office:value-type="float" office:value="147269" table:style-name="ce18">
            <text:p>147,269</text:p>
          </table:table-cell>
          <table:table-cell office:value-type="float" office:value="72188" table:style-name="ce18">
            <text:p>72,188</text:p>
          </table:table-cell>
          <table:table-cell office:value-type="float" office:value="75081" table:style-name="ce17">
            <text:p>75,081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9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7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金門縣</text:p>
          </table:table-cell>
          <table:table-cell office:value-type="float" office:value="39825" table:style-name="ce72">
            <text:p>39,825</text:p>
          </table:table-cell>
          <table:table-cell office:value-type="float" office:value="136812" table:style-name="ce80">
            <text:p>136,812</text:p>
          </table:table-cell>
          <table:table-cell office:value-type="float" office:value="68372" table:style-name="ce80">
            <text:p>68,372</text:p>
          </table:table-cell>
          <table:table-cell office:value-type="float" office:value="68440" table:style-name="ce74">
            <text:p>68,4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2869" table:style-name="ce53">
            <text:p>12,869</text:p>
          </table:table-cell>
          <table:table-cell office:value-type="float" office:value="43135" table:style-name="ce11">
            <text:p>43,135</text:p>
          </table:table-cell>
          <table:table-cell office:value-type="float" office:value="21549" table:style-name="ce11">
            <text:p>21,549</text:p>
          </table:table-cell>
          <table:table-cell office:value-type="float" office:value="21586" table:style-name="ce10">
            <text:p>21,5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8877" table:style-name="ce53">
            <text:p>8,877</text:p>
          </table:table-cell>
          <table:table-cell office:value-type="float" office:value="29224" table:style-name="ce11">
            <text:p>29,224</text:p>
          </table:table-cell>
          <table:table-cell office:value-type="float" office:value="14690" table:style-name="ce11">
            <text:p>14,690</text:p>
          </table:table-cell>
          <table:table-cell office:value-type="float" office:value="14534" table:style-name="ce10">
            <text:p>14,5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297" table:style-name="ce53">
            <text:p>6,297</text:p>
          </table:table-cell>
          <table:table-cell office:value-type="float" office:value="20457" table:style-name="ce11">
            <text:p>20,457</text:p>
          </table:table-cell>
          <table:table-cell office:value-type="float" office:value="10122" table:style-name="ce11">
            <text:p>10,122</text:p>
          </table:table-cell>
          <table:table-cell office:value-type="float" office:value="10335" table:style-name="ce10">
            <text:p>10,3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8521" table:style-name="ce53">
            <text:p>8,521</text:p>
          </table:table-cell>
          <table:table-cell office:value-type="float" office:value="30655" table:style-name="ce11">
            <text:p>30,655</text:p>
          </table:table-cell>
          <table:table-cell office:value-type="float" office:value="15449" table:style-name="ce11">
            <text:p>15,449</text:p>
          </table:table-cell>
          <table:table-cell office:value-type="float" office:value="15206" table:style-name="ce10">
            <text:p>15,2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127" table:style-name="ce53">
            <text:p>3,127</text:p>
          </table:table-cell>
          <table:table-cell office:value-type="float" office:value="12657" table:style-name="ce11">
            <text:p>12,657</text:p>
          </table:table-cell>
          <table:table-cell office:value-type="float" office:value="6215" table:style-name="ce11">
            <text:p>6,215</text:p>
          </table:table-cell>
          <table:table-cell office:value-type="float" office:value="6442" table:style-name="ce10">
            <text:p>6,442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4" table:style-name="ce54">
            <text:p>134</text:p>
          </table:table-cell>
          <table:table-cell office:value-type="float" office:value="684" table:style-name="ce18">
            <text:p>684</text:p>
          </table:table-cell>
          <table:table-cell office:value-type="float" office:value="347" table:style-name="ce18">
            <text:p>347</text:p>
          </table:table-cell>
          <table:table-cell office:value-type="float" office:value="337" table:style-name="ce17">
            <text:p>337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9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7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連江縣</text:p>
          </table:table-cell>
          <table:table-cell office:value-type="float" office:value="2816" table:style-name="ce72">
            <text:p>2,816</text:p>
          </table:table-cell>
          <table:table-cell office:value-type="float" office:value="12766" table:style-name="ce80">
            <text:p>12,766</text:p>
          </table:table-cell>
          <table:table-cell office:value-type="float" office:value="7268" table:style-name="ce80">
            <text:p>7,268</text:p>
          </table:table-cell>
          <table:table-cell office:value-type="float" office:value="5498" table:style-name="ce74">
            <text:p>5,4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1643" table:style-name="ce53">
            <text:p>1,643</text:p>
          </table:table-cell>
          <table:table-cell office:value-type="float" office:value="7485" table:style-name="ce11">
            <text:p>7,485</text:p>
          </table:table-cell>
          <table:table-cell office:value-type="float" office:value="4192" table:style-name="ce11">
            <text:p>4,192</text:p>
          </table:table-cell>
          <table:table-cell office:value-type="float" office:value="3293" table:style-name="ce10">
            <text:p>3,2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554" table:style-name="ce53">
            <text:p>554</text:p>
          </table:table-cell>
          <table:table-cell office:value-type="float" office:value="2354" table:style-name="ce11">
            <text:p>2,354</text:p>
          </table:table-cell>
          <table:table-cell office:value-type="float" office:value="1309" table:style-name="ce11">
            <text:p>1,309</text:p>
          </table:table-cell>
          <table:table-cell office:value-type="float" office:value="1045" table:style-name="ce10">
            <text:p>1,0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288" table:style-name="ce53">
            <text:p>288</text:p>
          </table:table-cell>
          <table:table-cell office:value-type="float" office:value="1594" table:style-name="ce11">
            <text:p>1,594</text:p>
          </table:table-cell>
          <table:table-cell office:value-type="float" office:value="966" table:style-name="ce11">
            <text:p>966</text:p>
          </table:table-cell>
          <table:table-cell office:value-type="float" office:value="628" table:style-name="ce10">
            <text:p>628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31" table:style-name="ce54">
            <text:p>331</text:p>
          </table:table-cell>
          <table:table-cell office:value-type="float" office:value="1333" table:style-name="ce18">
            <text:p>1,333</text:p>
          </table:table-cell>
          <table:table-cell office:value-type="float" office:value="801" table:style-name="ce18">
            <text:p>801</text:p>
          </table:table-cell>
          <table:table-cell office:value-type="float" office:value="532" table:style-name="ce17">
            <text:p>532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溫麗華</dc:creator>
    <meta:creation-date>1998-03-06T04:37:15Z</meta:creation-date>
    <dc:date>2017-10-03T02:44:34Z</dc:date>
    <meta:print-date>2016-06-01T09:05:34Z</meta:print-date>
  </office:meta>
</office:document-meta>
</file>